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7.168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6-1528</text:p>
          </table:table-cell>
          <table:table-cell office:value-type="string">
            <text:p>ENGENHARIAS I <text:s text:c="36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79</text:p>
          </table:table-cell>
          <table:table-cell office:value-type="string">
            <text:p>ENGENHARIAS I <text:s text:c="36"/></text:p>
          </table:table-cell>
          <table:table-cell office:value-type="string">
            <text:p>A Construção em Goi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ENGENHARIAS I <text:s text:c="36"/></text:p>
          </table:table-cell>
          <table:table-cell office:value-type="string">
            <text:p>A Terceira 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423</text:p>
          </table:table-cell>
          <table:table-cell office:value-type="string">
            <text:p>ENGENHARIAS I <text:s text:c="36"/></text:p>
          </table:table-cell>
          <table:table-cell office:value-type="string">
            <text:p>AAPG Bulleti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14</text:p>
          </table:table-cell>
          <table:table-cell office:value-type="string">
            <text:p>ENGENHARIAS I <text:s text:c="36"/></text:p>
          </table:table-cell>
          <table:table-cell office:value-type="string">
            <text:p>ABCustos (São Leopoldo, 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798</text:p>
          </table:table-cell>
          <table:table-cell office:value-type="string">
            <text:p>ENGENHARIAS I <text:s text:c="36"/></text:p>
          </table:table-cell>
          <table:table-cell office:value-type="string">
            <text:p>Acero Latinoameric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ENGENHARIAS I <text:s text:c="36"/></text:p>
          </table:table-cell>
          <table:table-cell office:value-type="string">
            <text:p>Acerv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1424</text:p>
          </table:table-cell>
          <table:table-cell office:value-type="string">
            <text:p>ENGENHARIAS I <text:s text:c="36"/></text:p>
          </table:table-cell>
          <table:table-cell office:value-type="string">
            <text:p>ACI International (Cessou em 200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25X</text:p>
          </table:table-cell>
          <table:table-cell office:value-type="string">
            <text:p>ENGENHARIAS I <text:s text:c="36"/></text:p>
          </table:table-cell>
          <table:table-cell office:value-type="string">
            <text:p>ACI Materials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241</text:p>
          </table:table-cell>
          <table:table-cell office:value-type="string">
            <text:p>ENGENHARIAS I <text:s text:c="36"/></text:p>
          </table:table-cell>
          <table:table-cell office:value-type="string">
            <text:p>ACI Structural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ENGENHARIAS I <text:s text:c="36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ENGENHARIAS I <text:s text:c="36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ENGENHARIAS I <text:s text:c="36"/></text:p>
          </table:table-cell>
          <table:table-cell office:value-type="string">
            <text:p>Acta Botanica Brasí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ENGENHARIAS I <text:s text:c="36"/></text:p>
          </table:table-cell>
          <table:table-cell office:value-type="string">
            <text:p>Acta Limnológica Brasiliens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ENGENHARIAS I <text:s text:c="36"/></text:p>
          </table:table-cell>
          <table:table-cell office:value-type="string">
            <text:p>Acta Scientiarum (UEM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ENGENHARIAS I <text:s text:c="36"/></text:p>
          </table:table-cell>
          <table:table-cell office:value-type="string">
            <text:p>Acta Scientiarum. Agronom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ENGENHARIAS I <text:s text:c="36"/></text:p>
          </table:table-cell>
          <table:table-cell office:value-type="string">
            <text:p>Acta Scientiarum.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ENGENHARIAS I <text:s text:c="36"/></text:p>
          </table:table-cell>
          <table:table-cell office:value-type="string">
            <text:p>Acta Scientiarum.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ENGENHARIAS I <text:s text:c="36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5-5312</text:p>
          </table:table-cell>
          <table:table-cell office:value-type="string">
            <text:p>ENGENHARIAS I <text:s text:c="36"/></text:p>
          </table:table-cell>
          <table:table-cell office:value-type="string">
            <text:p>Acústica e Vibraç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42X</text:p>
          </table:table-cell>
          <table:table-cell office:value-type="string">
            <text:p>ENGENHARIAS I <text:s text:c="36"/></text:p>
          </table:table-cell>
          <table:table-cell office:value-type="string">
            <text:p>Acústica e Vibraç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0346</text:p>
          </table:table-cell>
          <table:table-cell office:value-type="string">
            <text:p>ENGENHARIAS I <text:s text:c="36"/></text:p>
          </table:table-cell>
          <table:table-cell office:value-type="string">
            <text:p>Advanced Engineering Infor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ENGENHARIAS I <text:s text:c="36"/></text:p>
          </table:table-cell>
          <table:table-cell office:value-type="string">
            <text:p>Advances in Engineering Software (199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08</text:p>
          </table:table-cell>
          <table:table-cell office:value-type="string">
            <text:p>ENGENHARIAS I <text:s text:c="36"/></text:p>
          </table:table-cell>
          <table:table-cell office:value-type="string">
            <text:p>Advances in Water Resour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769</text:p>
          </table:table-cell>
          <table:table-cell office:value-type="string">
            <text:p>ENGENHARIAS I <text:s text:c="36"/></text:p>
          </table:table-cell>
          <table:table-cell office:value-type="string">
            <text:p>Advir (ASDUE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7649</text:p>
          </table:table-cell>
          <table:table-cell office:value-type="string">
            <text:p>ENGENHARIAS I <text:s text:c="36"/></text:p>
          </table:table-cell>
          <table:table-cell office:value-type="string">
            <text:p>Aerlines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ENGENHARIAS I <text:s text:c="36"/></text:p>
          </table:table-cell>
          <table:table-cell office:value-type="string">
            <text:p>African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ENGENHARIAS I <text:s text:c="36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ENGENHARIAS I <text:s text:c="36"/></text:p>
          </table:table-cell>
          <table:table-cell office:value-type="string">
            <text:p>Agricultural and Forest 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ENGENHARIAS I <text:s text:c="36"/></text:p>
          </table:table-cell>
          <table:table-cell office:value-type="string">
            <text:p>Agricultural Water Manage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70</text:p>
          </table:table-cell>
          <table:table-cell office:value-type="string">
            <text:p>ENGENHARIAS I <text:s text:c="36"/></text:p>
          </table:table-cell>
          <table:table-cell office:value-type="string">
            <text:p>Agro@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ENGENHARIAS I <text:s text:c="36"/></text:p>
          </table:table-cell>
          <table:table-cell office:value-type="string">
            <text:p>Agroanalysis (FG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ENGENHARIAS I <text:s text:c="36"/></text:p>
          </table:table-cell>
          <table:table-cell office:value-type="string">
            <text:p>Águas Subterrânea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ENGENHARIAS I <text:s text:c="36"/></text:p>
          </table:table-cell>
          <table:table-cell office:value-type="string">
            <text:p>Alcance (UNIVALI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ENGENHARIAS I <text:s text:c="36"/></text:p>
          </table:table-cell>
          <table:table-cell office:value-type="string">
            <text:p>Allelopath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ENGENHARIAS I <text:s text:c="36"/></text:p>
          </table:table-cell>
          <table:table-cell office:value-type="string">
            <text:p>Ambiênci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ENGENHARIAS I <text:s text:c="36"/></text:p>
          </table:table-cell>
          <table:table-cell office:value-type="string">
            <text:p>Ambiente Construíd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ENGENHARIAS I <text:s text:c="36"/></text:p>
          </table:table-cell>
          <table:table-cell office:value-type="string">
            <text:p>Ambiente Construíd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ENGENHARIAS I <text:s text:c="36"/></text:p>
          </table:table-cell>
          <table:table-cell office:value-type="string">
            <text:p>Ambio (Osl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ENGENHARIAS I <text:s text:c="36"/></text:p>
          </table:table-cell>
          <table:table-cell office:value-type="string">
            <text:p>Âmbito Jurí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ENGENHARIAS I <text:s text:c="36"/></text:p>
          </table:table-cell>
          <table:table-cell office:value-type="string">
            <text:p>American Journal of Applie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ENGENHARIAS I <text:s text:c="36"/></text:p>
          </table:table-cell>
          <table:table-cell office:value-type="string">
            <text:p>Anaerobe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ENGENHARIAS I <text:s text:c="36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8059</text:p>
          </table:table-cell>
          <table:table-cell office:value-type="string">
            <text:p>ENGENHARIAS I <text:s text:c="36"/></text:p>
          </table:table-cell>
          <table:table-cell office:value-type="string">
            <text:p>Anais da Sociedade Entomológica do Brasil (Impresso) (Cessou em 2000. Cont. ISSN 1519-566X Neotropical Entom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ENGENHARIAS I <text:s text:c="36"/></text:p>
          </table:table-cell>
          <table:table-cell office:value-type="string">
            <text:p>Anais do Museu Paul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ENGENHARIAS I <text:s text:c="36"/></text:p>
          </table:table-cell>
          <table:table-cell office:value-type="string">
            <text:p>Analyt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NGENHARIAS I <text:s text:c="36"/></text:p>
          </table:table-cell>
          <table:table-cell office:value-type="string">
            <text:p>Analytical and Bioanalyt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331</text:p>
          </table:table-cell>
          <table:table-cell office:value-type="string">
            <text:p>ENGENHARIAS I <text:s text:c="36"/></text:p>
          </table:table-cell>
          <table:table-cell office:value-type="string">
            <text:p>Annual Review of Material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ENGENHARIAS I <text:s text:c="36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8-6807</text:p>
          </table:table-cell>
          <table:table-cell office:value-type="string">
            <text:p>ENGENHARIAS I <text:s text:c="36"/></text:p>
          </table:table-cell>
          <table:table-cell office:value-type="string">
            <text:p>Appit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2X</text:p>
          </table:table-cell>
          <table:table-cell office:value-type="string">
            <text:p>ENGENHARIAS I <text:s text:c="36"/></text:p>
          </table:table-cell>
          <table:table-cell office:value-type="string">
            <text:p>Applied Acou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ENGENHARIAS I <text:s text:c="36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ENGENHARIAS I <text:s text:c="36"/></text:p>
          </table:table-cell>
          <table:table-cell office:value-type="string">
            <text:p>Applied Biochemistr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ENGENHARIAS I <text:s text:c="36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ENGENHARIAS I <text:s text:c="36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8542</text:p>
          </table:table-cell>
          <table:table-cell office:value-type="string">
            <text:p>ENGENHARIAS I <text:s text:c="36"/></text:p>
          </table:table-cell>
          <table:table-cell office:value-type="string">
            <text:p>Applied Engineering in Agricult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ENGENHARIAS I <text:s text:c="36"/></text:p>
          </table:table-cell>
          <table:table-cell office:value-type="string">
            <text:p>Applied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ENGENHARIAS I <text:s text:c="36"/></text:p>
          </table:table-cell>
          <table:table-cell office:value-type="string">
            <text:p>Applied Mathema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9336</text:p>
          </table:table-cell>
          <table:table-cell office:value-type="string">
            <text:p>ENGENHARIAS I <text:s text:c="36"/></text:p>
          </table:table-cell>
          <table:table-cell office:value-type="string">
            <text:p>Applied Mechanics an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ENGENHARIAS I <text:s text:c="36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ENGENHARIAS I <text:s text:c="36"/></text:p>
          </table:table-cell>
          <table:table-cell office:value-type="string">
            <text:p>Applied Numer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87</text:p>
          </table:table-cell>
          <table:table-cell office:value-type="string">
            <text:p>ENGENHARIAS I <text:s text:c="36"/></text:p>
          </table:table-cell>
          <table:table-cell office:value-type="string">
            <text:p>Applied Ocea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214</text:p>
          </table:table-cell>
          <table:table-cell office:value-type="string">
            <text:p>ENGENHARIAS I <text:s text:c="36"/></text:p>
          </table:table-cell>
          <table:table-cell office:value-type="string">
            <text:p>Aqua (London. Print) (Cessou em 1999. Cont. ISSN 1606-9935 Journal of Water Supply: Research and Technology, AQUA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6165</text:p>
          </table:table-cell>
          <table:table-cell office:value-type="string">
            <text:p>ENGENHARIAS I <text:s text:c="36"/></text:p>
          </table:table-cell>
          <table:table-cell office:value-type="string">
            <text:p>Aquatic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2007</text:p>
          </table:table-cell>
          <table:table-cell office:value-type="string">
            <text:p>ENGENHARIAS I <text:s text:c="36"/></text:p>
          </table:table-cell>
          <table:table-cell office:value-type="string">
            <text:p>Architectural Engineering and Desig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136</text:p>
          </table:table-cell>
          <table:table-cell office:value-type="string">
            <text:p>ENGENHARIAS I <text:s text:c="36"/></text:p>
          </table:table-cell>
          <table:table-cell office:value-type="string">
            <text:p>Archiv für Hydrobiologie (Cessou em 2006. Cont. ISSN 1863-9135 Fundamental and Applied Limnolo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921</text:p>
          </table:table-cell>
          <table:table-cell office:value-type="string">
            <text:p>ENGENHARIAS I <text:s text:c="36"/></text:p>
          </table:table-cell>
          <table:table-cell office:value-type="string">
            <text:p>Archive of Fishery and Marine Research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075</text:p>
          </table:table-cell>
          <table:table-cell office:value-type="string">
            <text:p>ENGENHARIAS I <text:s text:c="36"/></text:p>
          </table:table-cell>
          <table:table-cell office:value-type="string">
            <text:p>Archives of Acous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ENGENHARIAS I <text:s text:c="36"/></text:p>
          </table:table-cell>
          <table:table-cell office:value-type="string">
            <text:p>Archives of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ENGENHARIAS I <text:s text:c="36"/></text:p>
          </table:table-cell>
          <table:table-cell office:value-type="string">
            <text:p>ARKIVO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852</text:p>
          </table:table-cell>
          <table:table-cell office:value-type="string">
            <text:p>ENGENHARIAS I <text:s text:c="36"/></text:p>
          </table:table-cell>
          <table:table-cell office:value-type="string">
            <text:p>ARQ (Santiago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38X</text:p>
          </table:table-cell>
          <table:table-cell office:value-type="string">
            <text:p>ENGENHARIAS I <text:s text:c="36"/></text:p>
          </table:table-cell>
          <table:table-cell office:value-type="string">
            <text:p>Arqtexto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41</text:p>
          </table:table-cell>
          <table:table-cell office:value-type="string">
            <text:p>ENGENHARIAS I <text:s text:c="36"/></text:p>
          </table:table-cell>
          <table:table-cell office:value-type="string">
            <text:p>Arquitetura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ENGENHARIAS I <text:s text:c="36"/></text:p>
          </table:table-cell>
          <table:table-cell office:value-type="string">
            <text:p>Arquitext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NGENHARIAS I <text:s text:c="36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ENGENHARIAS I <text:s text:c="36"/></text:p>
          </table:table-cell>
          <table:table-cell office:value-type="string">
            <text:p>Artificial Org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345</text:p>
          </table:table-cell>
          <table:table-cell office:value-type="string">
            <text:p>ENGENHARIAS I <text:s text:c="36"/></text:p>
          </table:table-cell>
          <table:table-cell office:value-type="string">
            <text:p>Asian Chiti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3-0854</text:p>
          </table:table-cell>
          <table:table-cell office:value-type="string">
            <text:p>ENGENHARIAS I <text:s text:c="36"/></text:p>
          </table:table-cell>
          <table:table-cell office:value-type="string">
            <text:p>Asian Journal of Civil Engineering (Building and Hous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3915</text:p>
          </table:table-cell>
          <table:table-cell office:value-type="string">
            <text:p>ENGENHARIAS I <text:s text:c="36"/></text:p>
          </table:table-cell>
          <table:table-cell office:value-type="string">
            <text:p>Asian Journal of Information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432</text:p>
          </table:table-cell>
          <table:table-cell office:value-type="string">
            <text:p>ENGENHARIAS I <text:s text:c="36"/></text:p>
          </table:table-cell>
          <table:table-cell office:value-type="string">
            <text:p>Assentamentos Humano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ENGENHARIAS I <text:s text:c="36"/></text:p>
          </table:table-cell>
          <table:table-cell office:value-type="string">
            <text:p>Atlân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ENGENHARIAS I <text:s text:c="36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261X</text:p>
          </table:table-cell>
          <table:table-cell office:value-type="string">
            <text:p>ENGENHARIAS I <text:s text:c="36"/></text:p>
          </table:table-cell>
          <table:table-cell office:value-type="string">
            <text:p>Atmospheric Scienc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979</text:p>
          </table:table-cell>
          <table:table-cell office:value-type="string">
            <text:p>ENGENHARIAS I <text:s text:c="36"/></text:p>
          </table:table-cell>
          <table:table-cell office:value-type="string">
            <text:p>AU. Arquitetura e Urb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856</text:p>
          </table:table-cell>
          <table:table-cell office:value-type="string">
            <text:p>ENGENHARIAS I <text:s text:c="36"/></text:p>
          </table:table-cell>
          <table:table-cell office:value-type="string">
            <text:p>Aufschluss (Heidelber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 <text:s text:c="36"/></text:p>
          </table:table-cell>
          <table:table-cell office:value-type="string">
            <text:p>Avaliação de Recomendações Normativas sobre o Uso de Ensaios no Controle de Qualidade de Fabricação de Geossintét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65</text:p>
          </table:table-cell>
          <table:table-cell office:value-type="string">
            <text:p>ENGENHARIAS I <text:s text:c="36"/></text:p>
          </table:table-cell>
          <table:table-cell office:value-type="string">
            <text:p>Avances en Análisis por Técnicas de Rayos 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ENGENHARIAS I <text:s text:c="36"/></text:p>
          </table:table-cell>
          <table:table-cell office:value-type="string">
            <text:p>Avances en Energías Renovables y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5701</text:p>
          </table:table-cell>
          <table:table-cell office:value-type="string">
            <text:p>ENGENHARIAS I <text:s text:c="36"/></text:p>
          </table:table-cell>
          <table:table-cell office:value-type="string">
            <text:p>Avances en Recursos Hidrau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86</text:p>
          </table:table-cell>
          <table:table-cell office:value-type="string">
            <text:p>ENGENHARIAS I <text:s text:c="36"/></text:p>
          </table:table-cell>
          <table:table-cell office:value-type="string">
            <text:p>BBR. Brazilian Business Review (English Edition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3-3116</text:p>
          </table:table-cell>
          <table:table-cell office:value-type="string">
            <text:p>ENGENHARIAS I <text:s text:c="36"/></text:p>
          </table:table-cell>
          <table:table-cell office:value-type="string">
            <text:p>Beton-Technologie, Konstrukce, Sana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6528</text:p>
          </table:table-cell>
          <table:table-cell office:value-type="string">
            <text:p>ENGENHARIAS I <text:s text:c="36"/></text:p>
          </table:table-cell>
          <table:table-cell office:value-type="string">
            <text:p>BFT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85</text:p>
          </table:table-cell>
          <table:table-cell office:value-type="string">
            <text:p>ENGENHARIAS I <text:s text:c="36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ENGENHARIAS I <text:s text:c="36"/></text:p>
          </table:table-cell>
          <table:table-cell office:value-type="string">
            <text:p>Biochemical Engineering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9820</text:p>
          </table:table-cell>
          <table:table-cell office:value-type="string">
            <text:p>ENGENHARIAS I <text:s text:c="36"/></text:p>
          </table:table-cell>
          <table:table-cell office:value-type="string">
            <text:p>Biodegradation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ENGENHARIAS I <text:s text:c="36"/></text:p>
          </table:table-cell>
          <table:table-cell office:value-type="string">
            <text:p>Biodiversity and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ENGENHARIAS I <text:s text:c="36"/></text:p>
          </table:table-cell>
          <table:table-cell office:value-type="string">
            <text:p>Biofar: Revista de Biologia 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ENGENHARIAS I <text:s text:c="36"/></text:p>
          </table:table-cell>
          <table:table-cell office:value-type="string">
            <text:p>Bioiko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547</text:p>
          </table:table-cell>
          <table:table-cell office:value-type="string">
            <text:p>ENGENHARIAS I <text:s text:c="36"/></text:p>
          </table:table-cell>
          <table:table-cell office:value-type="string">
            <text:p>Biological Invas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ENGENHARIAS I <text:s text:c="36"/></text:p>
          </table:table-cell>
          <table:table-cell office:value-type="string">
            <text:p>Biological Trace Eleme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ENGENHARIAS I <text:s text:c="36"/></text:p>
          </table:table-cell>
          <table:table-cell office:value-type="string">
            <text:p>Biomassa &amp; Energia (Viço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ENGENHARIAS I <text:s text:c="36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ENGENHARIAS I <text:s text:c="36"/></text:p>
          </table:table-cell>
          <table:table-cell office:value-type="string">
            <text:p>Bioscience (Washingt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ENGENHARIAS I <text:s text:c="36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ENGENHARIAS I <text:s text:c="36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ENGENHARIAS I <text:s text:c="36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ENGENHARIAS I <text:s text:c="36"/></text:p>
          </table:table-cell>
          <table:table-cell office:value-type="string">
            <text:p>Biotechnology and Bio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ENGENHARIAS I <text:s text:c="36"/></text:p>
          </table:table-cell>
          <table:table-cell office:value-type="string">
            <text:p>Biotechn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ENGENHARIAS I <text:s text:c="36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ENGENHARIAS I <text:s text:c="36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4X</text:p>
          </table:table-cell>
          <table:table-cell office:value-type="string">
            <text:p>ENGENHARIAS I <text:s text:c="36"/></text:p>
          </table:table-cell>
          <table:table-cell office:value-type="string">
            <text:p>Boletim da Sociedade Brasileira de Meteo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53</text:p>
          </table:table-cell>
          <table:table-cell office:value-type="string">
            <text:p>ENGENHARIAS I <text:s text:c="36"/></text:p>
          </table:table-cell>
          <table:table-cell office:value-type="string">
            <text:p>Boletim de Ciências Geodés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198</text:p>
          </table:table-cell>
          <table:table-cell office:value-type="string">
            <text:p>ENGENHARIAS I <text:s text:c="36"/></text:p>
          </table:table-cell>
          <table:table-cell office:value-type="string">
            <text:p>Boletim de Geografi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ENGENHARIAS I <text:s text:c="36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ENGENHARIAS I <text:s text:c="36"/></text:p>
          </table:table-cell>
          <table:table-cell office:value-type="string">
            <text:p>Boletim do Instituto de Pes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7X</text:p>
          </table:table-cell>
          <table:table-cell office:value-type="string">
            <text:p>ENGENHARIAS I <text:s text:c="36"/></text:p>
          </table:table-cell>
          <table:table-cell office:value-type="string">
            <text:p>Boletim do IRIB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ENGENHARIAS I <text:s text:c="36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197</text:p>
          </table:table-cell>
          <table:table-cell office:value-type="string">
            <text:p>ENGENHARIAS I <text:s text:c="36"/></text:p>
          </table:table-cell>
          <table:table-cell office:value-type="string">
            <text:p>Boletim do Observatório Ambiental Alberto Ribeiro Lameg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ENGENHARIAS I <text:s text:c="36"/></text:p>
          </table:table-cell>
          <table:table-cell office:value-type="string">
            <text:p>Boletim Goiano de Ge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ENGENHARIAS I <text:s text:c="36"/></text:p>
          </table:table-cell>
          <table:table-cell office:value-type="string">
            <text:p>Boletim Paranaense de Ge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ENGENHARIAS I <text:s text:c="36"/></text:p>
          </table:table-cell>
          <table:table-cell office:value-type="string">
            <text:p>Boletim SBMAC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30</text:p>
          </table:table-cell>
          <table:table-cell office:value-type="string">
            <text:p>ENGENHARIAS I <text:s text:c="36"/></text:p>
          </table:table-cell>
          <table:table-cell office:value-type="string">
            <text:p>Boletim Técnico da Escola Politécnica da USP. BT/PC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92</text:p>
          </table:table-cell>
          <table:table-cell office:value-type="string">
            <text:p>ENGENHARIAS I <text:s text:c="36"/></text:p>
          </table:table-cell>
          <table:table-cell office:value-type="string">
            <text:p>Boletim Técnico da Escola Politécnica da USP. BT/PH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550</text:p>
          </table:table-cell>
          <table:table-cell office:value-type="string">
            <text:p>ENGENHARIAS I <text:s text:c="36"/></text:p>
          </table:table-cell>
          <table:table-cell office:value-type="string">
            <text:p>Boletim Técnico da Escola Politécnica da USP. BT/PT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04</text:p>
          </table:table-cell>
          <table:table-cell office:value-type="string">
            <text:p>ENGENHARIAS I <text:s text:c="36"/></text:p>
          </table:table-cell>
          <table:table-cell office:value-type="string">
            <text:p>Boletim Técnico Organização &amp; Estraté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ENGENHARIAS I <text:s text:c="36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977</text:p>
          </table:table-cell>
          <table:table-cell office:value-type="string">
            <text:p>ENGENHARIAS I <text:s text:c="36"/></text:p>
          </table:table-cell>
          <table:table-cell office:value-type="string">
            <text:p>Boletín del Instituto de Geograf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176</text:p>
          </table:table-cell>
          <table:table-cell office:value-type="string">
            <text:p>ENGENHARIAS I <text:s text:c="36"/></text:p>
          </table:table-cell>
          <table:table-cell office:value-type="string">
            <text:p>Boletín Geológico y Mine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ENGENHARIAS I <text:s text:c="36"/></text:p>
          </table:table-cell>
          <table:table-cell office:value-type="string">
            <text:p>Brasil Miner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GENHARIAS I <text:s text:c="36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B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ENGENHARIAS I <text:s text:c="36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GENHARIAS I <text:s text:c="36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2487</text:p>
          </table:table-cell>
          <table:table-cell office:value-type="string">
            <text:p>ENGENHARIAS I <text:s text:c="36"/></text:p>
          </table:table-cell>
          <table:table-cell office:value-type="string">
            <text:p>Bridge Structures (Abing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10X</text:p>
          </table:table-cell>
          <table:table-cell office:value-type="string">
            <text:p>ENGENHARIAS I <text:s text:c="36"/></text:p>
          </table:table-cell>
          <table:table-cell office:value-type="string">
            <text:p>Building Acou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ENGENHARIAS I <text:s text:c="36"/></text:p>
          </table:table-cell>
          <table:table-cell office:value-type="string">
            <text:p>Building and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3218</text:p>
          </table:table-cell>
          <table:table-cell office:value-type="string">
            <text:p>ENGENHARIAS I <text:s text:c="36"/></text:p>
          </table:table-cell>
          <table:table-cell office:value-type="string">
            <text:p>Building Research and Inform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44</text:p>
          </table:table-cell>
          <table:table-cell office:value-type="string">
            <text:p>ENGENHARIAS I <text:s text:c="36"/></text:p>
          </table:table-cell>
          <table:table-cell office:value-type="string">
            <text:p>Building Services Engineering Research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980</text:p>
          </table:table-cell>
          <table:table-cell office:value-type="string">
            <text:p>ENGENHARIAS I <text:s text:c="36"/></text:p>
          </table:table-cell>
          <table:table-cell office:value-type="string">
            <text:p>Bulk Solids Handl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537</text:p>
          </table:table-cell>
          <table:table-cell office:value-type="string">
            <text:p>ENGENHARIAS I <text:s text:c="36"/></text:p>
          </table:table-cell>
          <table:table-cell office:value-type="string">
            <text:p>Bulletin of Engineering Geology and the Environment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9529</text:p>
          </table:table-cell>
          <table:table-cell office:value-type="string">
            <text:p>ENGENHARIAS I <text:s text:c="36"/></text:p>
          </table:table-cell>
          <table:table-cell office:value-type="string">
            <text:p>Bulletin of Engineering Geology and the Environ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106</text:p>
          </table:table-cell>
          <table:table-cell office:value-type="string">
            <text:p>ENGENHARIAS I <text:s text:c="36"/></text:p>
          </table:table-cell>
          <table:table-cell office:value-type="string">
            <text:p>Bulletin of the Seismological Society of Amer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ENGENHARIAS I <text:s text:c="36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12</text:p>
          </table:table-cell>
          <table:table-cell office:value-type="string">
            <text:p>ENGENHARIAS I <text:s text:c="36"/></text:p>
          </table:table-cell>
          <table:table-cell office:value-type="string">
            <text:p>Caderno de Estudos Juríd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00</text:p>
          </table:table-cell>
          <table:table-cell office:value-type="string">
            <text:p>ENGENHARIAS I <text:s text:c="36"/></text:p>
          </table:table-cell>
          <table:table-cell office:value-type="string">
            <text:p>Caderno de Pesquisa. Série Biologi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08</text:p>
          </table:table-cell>
          <table:table-cell office:value-type="string">
            <text:p>ENGENHARIAS I <text:s text:c="36"/></text:p>
          </table:table-cell>
          <table:table-cell office:value-type="string">
            <text:p>Caderno Técnico Alvenaria Estrutur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ENGENHARIAS I <text:s text:c="36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95</text:p>
          </table:table-cell>
          <table:table-cell office:value-type="string">
            <text:p>ENGENHARIAS I <text:s text:c="36"/></text:p>
          </table:table-cell>
          <table:table-cell office:value-type="string">
            <text:p>Cadernos de Arquitetura e Urbanismo (PUC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ENGENHARIAS I <text:s text:c="36"/></text:p>
          </table:table-cell>
          <table:table-cell office:value-type="string">
            <text:p>Cadernos de Ciência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61</text:p>
          </table:table-cell>
          <table:table-cell office:value-type="string">
            <text:p>ENGENHARIAS I <text:s text:c="36"/></text:p>
          </table:table-cell>
          <table:table-cell office:value-type="string">
            <text:p>Cadernos de Cultura e Ciência (UR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860</text:p>
          </table:table-cell>
          <table:table-cell office:value-type="string">
            <text:p>ENGENHARIAS I <text:s text:c="36"/></text:p>
          </table:table-cell>
          <table:table-cell office:value-type="string">
            <text:p>Cadernos de Engenharia de Estrutur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28</text:p>
          </table:table-cell>
          <table:table-cell office:value-type="string">
            <text:p>ENGENHARIAS I <text:s text:c="36"/></text:p>
          </table:table-cell>
          <table:table-cell office:value-type="string">
            <text:p>Cadernos de Engenharia de Estruturas (USP)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ENGENHARIAS I <text:s text:c="36"/></text:p>
          </table:table-cell>
          <table:table-cell office:value-type="string">
            <text:p>Cadernos de Estudos Avanç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120</text:p>
          </table:table-cell>
          <table:table-cell office:value-type="string">
            <text:p>ENGENHARIAS I <text:s text:c="36"/></text:p>
          </table:table-cell>
          <table:table-cell office:value-type="string">
            <text:p>Cadernos de Pós Graduação em Arquitetura e Urbanismo (Mackenzi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679</text:p>
          </table:table-cell>
          <table:table-cell office:value-type="string">
            <text:p>ENGENHARIAS I <text:s text:c="36"/></text:p>
          </table:table-cell>
          <table:table-cell office:value-type="string">
            <text:p>Cadernos de Pós-graduação em Arquitetura e Urbanismo (MACKENZIE. Impresso)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GENHARIAS I <text:s text:c="3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ENGENHARIAS I <text:s text:c="36"/></text:p>
          </table:table-cell>
          <table:table-cell office:value-type="string">
            <text:p>Cadernos do CEAM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9X</text:p>
          </table:table-cell>
          <table:table-cell office:value-type="string">
            <text:p>ENGENHARIAS I <text:s text:c="36"/></text:p>
          </table:table-cell>
          <table:table-cell office:value-type="string">
            <text:p>Cadernos do CE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ENGENHARIAS I <text:s text:c="36"/></text:p>
          </table:table-cell>
          <table:table-cell office:value-type="string">
            <text:p>Cadernos EBAPE.BR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ENGENHARIAS I <text:s text:c="36"/></text:p>
          </table:table-cell>
          <table:table-cell office:value-type="string">
            <text:p>Cadernos Saúde Coletiv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672</text:p>
          </table:table-cell>
          <table:table-cell office:value-type="string">
            <text:p>ENGENHARIAS I <text:s text:c="36"/></text:p>
          </table:table-cell>
          <table:table-cell office:value-type="string">
            <text:p>CADesig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ENGENHARIAS I <text:s text:c="36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1-6659</text:p>
          </table:table-cell>
          <table:table-cell office:value-type="string">
            <text:p>ENGENHARIAS I <text:s text:c="36"/></text:p>
          </table:table-cell>
          <table:table-cell office:value-type="string">
            <text:p>Canadian Acou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674</text:p>
          </table:table-cell>
          <table:table-cell office:value-type="string">
            <text:p>ENGENHARIAS I <text:s text:c="36"/></text:p>
          </table:table-cell>
          <table:table-cell office:value-type="string">
            <text:p>Canadian Geotechn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34</text:p>
          </table:table-cell>
          <table:table-cell office:value-type="string">
            <text:p>ENGENHARIAS I <text:s text:c="36"/></text:p>
          </table:table-cell>
          <table:table-cell office:value-type="string">
            <text:p>Canadian Journal of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468</text:p>
          </table:table-cell>
          <table:table-cell office:value-type="string">
            <text:p>ENGENHARIAS I <text:s text:c="36"/></text:p>
          </table:table-cell>
          <table:table-cell office:value-type="string">
            <text:p>Canadian Journal of Civil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652X</text:p>
          </table:table-cell>
          <table:table-cell office:value-type="string">
            <text:p>ENGENHARIAS I <text:s text:c="36"/></text:p>
          </table:table-cell>
          <table:table-cell office:value-type="string">
            <text:p>Canadian Journal of Fisheries and Aquatic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3-8992</text:p>
          </table:table-cell>
          <table:table-cell office:value-type="string">
            <text:p>ENGENHARIAS I <text:s text:c="36"/></text:p>
          </table:table-cell>
          <table:table-cell office:value-type="string">
            <text:p>Canadian Journal of Remote Sensing (Cessou em 2004. Cont. ISSN 1712-798X Canadian Journal of Remote Sensing (CD-ROM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NGENHARIAS I <text:s text:c="36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12</text:p>
          </table:table-cell>
          <table:table-cell office:value-type="string">
            <text:p>ENGENHARIAS I <text:s text:c="36"/></text:p>
          </table:table-cell>
          <table:table-cell office:value-type="string">
            <text:p>Carta Capital n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ENGENHARIAS I <text:s text:c="36"/></text:p>
          </table:table-cell>
          <table:table-cell office:value-type="string">
            <text:p>Catalysis Toda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9465</text:p>
          </table:table-cell>
          <table:table-cell office:value-type="string">
            <text:p>ENGENHARIAS I <text:s text:c="36"/></text:p>
          </table:table-cell>
          <table:table-cell office:value-type="string">
            <text:p>Cement &amp; Concrete Composi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ENGENHARIAS I <text:s text:c="36"/></text:p>
          </table:table-cell>
          <table:table-cell office:value-type="string">
            <text:p>Cement and Concret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919</text:p>
          </table:table-cell>
          <table:table-cell office:value-type="string">
            <text:p>ENGENHARIAS I <text:s text:c="36"/></text:p>
          </table:table-cell>
          <table:table-cell office:value-type="string">
            <text:p>Cemento Hormig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ENGENHARIAS I <text:s text:c="36"/></text:p>
          </table:table-cell>
          <table:table-cell office:value-type="string">
            <text:p>Cerâmica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ENGENHARIAS I <text:s text:c="36"/></text:p>
          </table:table-cell>
          <table:table-cell office:value-type="string">
            <text:p>Cerâmica Indust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22</text:p>
          </table:table-cell>
          <table:table-cell office:value-type="string">
            <text:p>ENGENHARIAS I <text:s text:c="36"/></text:p>
          </table:table-cell>
          <table:table-cell office:value-type="string">
            <text:p>Cerâmic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ENGENHARIAS I <text:s text:c="36"/></text:p>
          </table:table-cell>
          <table:table-cell office:value-type="string">
            <text:p>CERNE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225</text:p>
          </table:table-cell>
          <table:table-cell office:value-type="string">
            <text:p>ENGENHARIAS I <text:s text:c="36"/></text:p>
          </table:table-cell>
          <table:table-cell office:value-type="string">
            <text:p>Cetrama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NGENHARIAS I <text:s text:c="36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ENGENHARIAS I <text:s text:c="36"/></text:p>
          </table:table-cell>
          <table:table-cell office:value-type="string">
            <text:p>Check List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ENGENHARIAS I <text:s text:c="36"/></text:p>
          </table:table-cell>
          <table:table-cell office:value-type="string">
            <text:p>Chemical Engineering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6445</text:p>
          </table:table-cell>
          <table:table-cell office:value-type="string">
            <text:p>ENGENHARIAS I <text:s text:c="36"/></text:p>
          </table:table-cell>
          <table:table-cell office:value-type="string">
            <text:p>Chemical Engineering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ENGENHARIAS I <text:s text:c="36"/></text:p>
          </table:table-cell>
          <table:table-cell office:value-type="string">
            <text:p>Chemical Engineering Journal (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ENGENHARIAS I <text:s text:c="36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NGENHARIAS I <text:s text:c="36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ENGENHARIAS I <text:s text:c="36"/></text:p>
          </table:table-cell>
          <table:table-cell office:value-type="string">
            <text:p>Cidades (Presidente Prud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ENGENHARIAS I <text:s text:c="36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ENGENHARIAS I <text:s text:c="36"/></text:p>
          </table:table-cell>
          <table:table-cell office:value-type="string">
            <text:p>Ciência &amp; Engenha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29</text:p>
          </table:table-cell>
          <table:table-cell office:value-type="string">
            <text:p>ENGENHARIAS I <text:s text:c="36"/></text:p>
          </table:table-cell>
          <table:table-cell office:value-type="string">
            <text:p>Ciência e Agrotecn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NGENHARIAS I <text:s text:c="36"/></text:p>
          </table:table-cell>
          <table:table-cell office:value-type="string">
            <text:p>Ciência e Agrotecnologia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ENGENHARIAS I <text:s text:c="36"/></text:p>
          </table:table-cell>
          <table:table-cell office:value-type="string">
            <text:p>Ciência e Educação (UN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ENGENHARIAS I <text:s text:c="36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NGENHARIAS I <text:s text:c="36"/></text:p>
          </table:table-cell>
          <table:table-cell office:value-type="string">
            <text:p>Ciência e Saúde Cole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ENGENHARIAS I <text:s text:c="36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ENGENHARIAS I <text:s text:c="36"/></text:p>
          </table:table-cell>
          <table:table-cell office:value-type="string">
            <text:p>Ciência Florest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ENGENHARIAS I <text:s text:c="36"/></text:p>
          </table:table-cell>
          <table:table-cell office:value-type="string">
            <text:p>Ciência Geográ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GENHARIAS I <text:s text:c="36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GENHARIAS I <text:s text:c="36"/></text:p>
          </table:table-cell>
          <table:table-cell office:value-type="string">
            <text:p>Ciência Rural (UFS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891</text:p>
          </table:table-cell>
          <table:table-cell office:value-type="string">
            <text:p>ENGENHARIAS I <text:s text:c="36"/></text:p>
          </table:table-cell>
          <table:table-cell office:value-type="string">
            <text:p>CIQ. Construction Information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2751</text:p>
          </table:table-cell>
          <table:table-cell office:value-type="string">
            <text:p>ENGENHARIAS I <text:s text:c="36"/></text:p>
          </table:table-cell>
          <table:table-cell office:value-type="string">
            <text:p>Cit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9381</text:p>
          </table:table-cell>
          <table:table-cell office:value-type="string">
            <text:p>ENGENHARIAS I <text:s text:c="36"/></text:p>
          </table:table-cell>
          <table:table-cell office:value-type="string">
            <text:p>Classical and Quantum Grav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69</text:p>
          </table:table-cell>
          <table:table-cell office:value-type="string">
            <text:p>ENGENHARIAS I <text:s text:c="36"/></text:p>
          </table:table-cell>
          <table:table-cell office:value-type="string">
            <text:p>Clean (Weinheim. 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50</text:p>
          </table:table-cell>
          <table:table-cell office:value-type="string">
            <text:p>ENGENHARIAS I <text:s text:c="36"/></text:p>
          </table:table-cell>
          <table:table-cell office:value-type="string">
            <text:p>Clean (Weinhei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954X</text:p>
          </table:table-cell>
          <table:table-cell office:value-type="string">
            <text:p>ENGENHARIAS I <text:s text:c="36"/></text:p>
          </table:table-cell>
          <table:table-cell office:value-type="string">
            <text:p>Clean Technologies and Environmental Poli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19</text:p>
          </table:table-cell>
          <table:table-cell office:value-type="string">
            <text:p>ENGENHARIAS I <text:s text:c="36"/></text:p>
          </table:table-cell>
          <table:table-cell office:value-type="string">
            <text:p>Climanalise (São José dos Camp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75</text:p>
          </table:table-cell>
          <table:table-cell office:value-type="string">
            <text:p>ENGENHARIAS I <text:s text:c="36"/></text:p>
          </table:table-cell>
          <table:table-cell office:value-type="string">
            <text:p>Climate 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3062</text:p>
          </table:table-cell>
          <table:table-cell office:value-type="string">
            <text:p>ENGENHARIAS I <text:s text:c="36"/></text:p>
          </table:table-cell>
          <table:table-cell office:value-type="string">
            <text:p>Climate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ENGENHARIAS I <text:s text:c="36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39</text:p>
          </table:table-cell>
          <table:table-cell office:value-type="string">
            <text:p>ENGENHARIAS I <text:s text:c="36"/></text:p>
          </table:table-cell>
          <table:table-cell office:value-type="string">
            <text:p>Coastal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ENGENHARIAS I <text:s text:c="36"/></text:p>
          </table:table-cell>
          <table:table-cell office:value-type="string">
            <text:p>Colabor@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ENGENHARIAS I <text:s text:c="36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ENGENHARIAS I <text:s text:c="36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ENGENHARIAS I <text:s text:c="36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ENGENHARIAS I <text:s text:c="36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ENGENHARIAS I <text:s text:c="36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23</text:p>
          </table:table-cell>
          <table:table-cell office:value-type="string">
            <text:p>ENGENHARIAS I <text:s text:c="36"/></text:p>
          </table:table-cell>
          <table:table-cell office:value-type="string">
            <text:p>Composite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ENGENHARIAS I <text:s text:c="36"/></text:p>
          </table:table-cell>
          <table:table-cell office:value-type="string">
            <text:p>Composites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ENGENHARIAS I <text:s text:c="36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21</text:p>
          </table:table-cell>
          <table:table-cell office:value-type="string">
            <text:p>ENGENHARIAS I <text:s text:c="36"/></text:p>
          </table:table-cell>
          <table:table-cell office:value-type="string">
            <text:p>Comptes Rendus. Mécaniqu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654</text:p>
          </table:table-cell>
          <table:table-cell office:value-type="string">
            <text:p>ENGENHARIAS I <text:s text:c="36"/></text:p>
          </table:table-cell>
          <table:table-cell office:value-type="string">
            <text:p>Computational Fluid Dynamic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ENGENHARIAS I <text:s text:c="36"/></text:p>
          </table:table-cell>
          <table:table-cell office:value-type="string">
            <text:p>Computational Material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ENGENHARIAS I <text:s text:c="36"/></text:p>
          </table:table-cell>
          <table:table-cell office:value-type="string">
            <text:p>Computational 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ENGENHARIAS I <text:s text:c="36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4062</text:p>
          </table:table-cell>
          <table:table-cell office:value-type="string">
            <text:p>ENGENHARIAS I <text:s text:c="36"/></text:p>
          </table:table-cell>
          <table:table-cell office:value-type="string">
            <text:p>Computational Statistics (Zeitschrif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ENGENHARIAS I <text:s text:c="36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ENGENHARIAS I <text:s text:c="36"/></text:p>
          </table:table-cell>
          <table:table-cell office:value-type="string">
            <text:p>Computer Modeling in Engineering &amp;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680</text:p>
          </table:table-cell>
          <table:table-cell office:value-type="string">
            <text:p>ENGENHARIAS I <text:s text:c="36"/></text:p>
          </table:table-cell>
          <table:table-cell office:value-type="string">
            <text:p>Computer Optical Dis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30</text:p>
          </table:table-cell>
          <table:table-cell office:value-type="string">
            <text:p>ENGENHARIAS I <text:s text:c="36"/></text:p>
          </table:table-cell>
          <table:table-cell office:value-type="string">
            <text:p>Computers &amp; Flu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04</text:p>
          </table:table-cell>
          <table:table-cell office:value-type="string">
            <text:p>ENGENHARIAS I <text:s text:c="36"/></text:p>
          </table:table-cell>
          <table:table-cell office:value-type="string">
            <text:p>Computers &amp; Ge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ENGENHARIAS I <text:s text:c="36"/></text:p>
          </table:table-cell>
          <table:table-cell office:value-type="string">
            <text:p>Computers &amp; Operation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ENGENHARIAS I <text:s text:c="36"/></text:p>
          </table:table-cell>
          <table:table-cell office:value-type="string">
            <text:p>Computers &amp;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8-8198</text:p>
          </table:table-cell>
          <table:table-cell office:value-type="string">
            <text:p>ENGENHARIAS I <text:s text:c="36"/></text:p>
          </table:table-cell>
          <table:table-cell office:value-type="string">
            <text:p>Computers and Concrete, an Internation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2X</text:p>
          </table:table-cell>
          <table:table-cell office:value-type="string">
            <text:p>ENGENHARIAS I <text:s text:c="36"/></text:p>
          </table:table-cell>
          <table:table-cell office:value-type="string">
            <text:p>Computers and Geotech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9715</text:p>
          </table:table-cell>
          <table:table-cell office:value-type="string">
            <text:p>ENGENHARIAS I <text:s text:c="36"/></text:p>
          </table:table-cell>
          <table:table-cell office:value-type="string">
            <text:p>Computers, Environment and Urban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786</text:p>
          </table:table-cell>
          <table:table-cell office:value-type="string">
            <text:p>ENGENHARIAS I <text:s text:c="36"/></text:p>
          </table:table-cell>
          <table:table-cell office:value-type="string">
            <text:p>Comunicado Técnico (Embrapa Instrumentação Agropecuá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ENGENHARIAS I <text:s text:c="36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4075</text:p>
          </table:table-cell>
          <table:table-cell office:value-type="string">
            <text:p>ENGENHARIAS I <text:s text:c="36"/></text:p>
          </table:table-cell>
          <table:table-cell office:value-type="string">
            <text:p>Concret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7-9023</text:p>
          </table:table-cell>
          <table:table-cell office:value-type="string">
            <text:p>ENGENHARIAS I <text:s text:c="36"/></text:p>
          </table:table-cell>
          <table:table-cell office:value-type="string">
            <text:p>Concrete Plant Internatio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197</text:p>
          </table:table-cell>
          <table:table-cell office:value-type="string">
            <text:p>ENGENHARIAS I <text:s text:c="36"/></text:p>
          </table:table-cell>
          <table:table-cell office:value-type="string">
            <text:p>Concreto &amp; Contru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73</text:p>
          </table:table-cell>
          <table:table-cell office:value-type="string">
            <text:p>ENGENHARIAS I <text:s text:c="36"/></text:p>
          </table:table-cell>
          <table:table-cell office:value-type="string">
            <text:p>Concreto (São Paulo) (Cessou em 2006. Cont. 1809-7197 Concreto &amp; Contrução (São Paul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626</text:p>
          </table:table-cell>
          <table:table-cell office:value-type="string">
            <text:p>ENGENHARIAS I <text:s text:c="36"/></text:p>
          </table:table-cell>
          <table:table-cell office:value-type="string">
            <text:p>Concurrency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ENGENHARIAS I <text:s text:c="36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76X</text:p>
          </table:table-cell>
          <table:table-cell office:value-type="string">
            <text:p>ENGENHARIAS I <text:s text:c="36"/></text:p>
          </table:table-cell>
          <table:table-cell office:value-type="string">
            <text:p>Conexões :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ENGENHARIAS I <text:s text:c="36"/></text:p>
          </table:table-cell>
          <table:table-cell office:value-type="string">
            <text:p>Conjuntura &amp; Planeja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ENGENHARIAS I <text:s text:c="36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767</text:p>
          </table:table-cell>
          <table:table-cell office:value-type="string">
            <text:p>ENGENHARIAS I <text:s text:c="36"/></text:p>
          </table:table-cell>
          <table:table-cell office:value-type="string">
            <text:p>Construção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98</text:p>
          </table:table-cell>
          <table:table-cell office:value-type="string">
            <text:p>ENGENHARIAS I <text:s text:c="36"/></text:p>
          </table:table-cell>
          <table:table-cell office:value-type="string">
            <text:p>Construção Mercad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17</text:p>
          </table:table-cell>
          <table:table-cell office:value-type="string">
            <text:p>ENGENHARIAS I <text:s text:c="36"/></text:p>
          </table:table-cell>
          <table:table-cell office:value-type="string">
            <text:p>Construção Metá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7895</text:p>
          </table:table-cell>
          <table:table-cell office:value-type="string">
            <text:p>ENGENHARIAS I <text:s text:c="36"/></text:p>
          </table:table-cell>
          <table:table-cell office:value-type="string">
            <text:p>Construcción y Tecn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ENGENHARIAS I <text:s text:c="36"/></text:p>
          </table:table-cell>
          <table:table-cell office:value-type="string">
            <text:p>Construction &amp; Building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6193</text:p>
          </table:table-cell>
          <table:table-cell office:value-type="string">
            <text:p>ENGENHARIAS I <text:s text:c="36"/></text:p>
          </table:table-cell>
          <table:table-cell office:value-type="string">
            <text:p>Construction Management &amp;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42</text:p>
          </table:table-cell>
          <table:table-cell office:value-type="string">
            <text:p>ENGENHARIAS I <text:s text:c="36"/></text:p>
          </table:table-cell>
          <table:table-cell office:value-type="string">
            <text:p>Construir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ENGENHARIAS I <text:s text:c="36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1175</text:p>
          </table:table-cell>
          <table:table-cell office:value-type="string">
            <text:p>ENGENHARIAS I <text:s text:c="36"/></text:p>
          </table:table-cell>
          <table:table-cell office:value-type="string">
            <text:p>Continuum Mechanics and Thermodyna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30</text:p>
          </table:table-cell>
          <table:table-cell office:value-type="string">
            <text:p>ENGENHARIAS I <text:s text:c="36"/></text:p>
          </table:table-cell>
          <table:table-cell office:value-type="string">
            <text:p>Coordenadas (Itajaí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ENGENHARIAS I <text:s text:c="36"/></text:p>
          </table:table-cell>
          <table:table-cell office:value-type="string">
            <text:p>Coral Reef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ENGENHARIAS I <text:s text:c="36"/></text:p>
          </table:table-cell>
          <table:table-cell office:value-type="string">
            <text:p>Corros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1X</text:p>
          </table:table-cell>
          <table:table-cell office:value-type="string">
            <text:p>ENGENHARIAS I <text:s text:c="36"/></text:p>
          </table:table-cell>
          <table:table-cell office:value-type="string">
            <text:p>Corte e Conformação de Me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389</text:p>
          </table:table-cell>
          <table:table-cell office:value-type="string">
            <text:p>ENGENHARIAS I <text:s text:c="36"/></text:p>
          </table:table-cell>
          <table:table-cell office:value-type="string">
            <text:p>Critical Reviews in Environmental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ENGENHARIAS I <text:s text:c="36"/></text:p>
          </table:table-cell>
          <table:table-cell office:value-type="string">
            <text:p>Crop Prot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16X</text:p>
          </table:table-cell>
          <table:table-cell office:value-type="string">
            <text:p>ENGENHARIAS I <text:s text:c="36"/></text:p>
          </table:table-cell>
          <table:table-cell office:value-type="string">
            <text:p>Crustaceana (Leide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30</text:p>
          </table:table-cell>
          <table:table-cell office:value-type="string">
            <text:p>ENGENHARIAS I <text:s text:c="36"/></text:p>
          </table:table-cell>
          <table:table-cell office:value-type="string">
            <text:p>Cust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ENGENHARIAS I <text:s text:c="36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023X</text:p>
          </table:table-cell>
          <table:table-cell office:value-type="string">
            <text:p>ENGENHARIAS I <text:s text:c="36"/></text:p>
          </table:table-cell>
          <table:table-cell office:value-type="string">
            <text:p>Data &amp; Knowledg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ENGENHARIAS I <text:s text:c="36"/></text:p>
          </table:table-cell>
          <table:table-cell office:value-type="string">
            <text:p>Desalination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ENGENHARIAS I <text:s text:c="36"/></text:p>
          </table:table-cell>
          <table:table-cell office:value-type="string">
            <text:p>Desenvolvimento e Meio Ambiente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1787</text:p>
          </table:table-cell>
          <table:table-cell office:value-type="string">
            <text:p>ENGENHARIAS I <text:s text:c="36"/></text:p>
          </table:table-cell>
          <table:table-cell office:value-type="string">
            <text:p>DEWI-Magaz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ENGENHARIAS I <text:s text:c="36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2094</text:p>
          </table:table-cell>
          <table:table-cell office:value-type="string">
            <text:p>ENGENHARIAS I <text:s text:c="36"/></text:p>
          </table:table-cell>
          <table:table-cell office:value-type="string">
            <text:p>Diamond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382</text:p>
          </table:table-cell>
          <table:table-cell office:value-type="string">
            <text:p>ENGENHARIAS I <text:s text:c="36"/></text:p>
          </table:table-cell>
          <table:table-cell office:value-type="string">
            <text:p>Displays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ENGENHARIAS I <text:s text:c="36"/></text:p>
          </table:table-cell>
          <table:table-cell office:value-type="string">
            <text:p>Distúrbios da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68X</text:p>
          </table:table-cell>
          <table:table-cell office:value-type="string">
            <text:p>ENGENHARIAS I <text:s text:c="36"/></text:p>
          </table:table-cell>
          <table:table-cell office:value-type="string">
            <text:p>Doboku Gakkaishi / Journal of the Japan Society of Civil Engine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ENGENHARIAS I <text:s text:c="36"/></text:p>
          </table:table-cell>
          <table:table-cell office:value-type="string">
            <text:p>Dry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05</text:p>
          </table:table-cell>
          <table:table-cell office:value-type="string">
            <text:p>ENGENHARIAS I <text:s text:c="36"/></text:p>
          </table:table-cell>
          <table:table-cell office:value-type="string">
            <text:p>Dynamis (FURB. Impresso) (Cessou em 2004. Cont. ISSN 1982-4866 Dynamis (FURB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4934</text:p>
          </table:table-cell>
          <table:table-cell office:value-type="string">
            <text:p>ENGENHARIAS I <text:s text:c="36"/></text:p>
          </table:table-cell>
          <table:table-cell office:value-type="string">
            <text:p>E-Journal of Nondestructive Testing and Ultras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69</text:p>
          </table:table-cell>
          <table:table-cell office:value-type="string">
            <text:p>ENGENHARIAS I <text:s text:c="36"/></text:p>
          </table:table-cell>
          <table:table-cell office:value-type="string">
            <text:p>e-MAT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ENGENHARIAS I <text:s text:c="36"/></text:p>
          </table:table-cell>
          <table:table-cell office:value-type="string">
            <text:p>Earth Surface Processes and Landfor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ENGENHARIAS I <text:s text:c="36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NGENHARIAS I <text:s text:c="36"/></text:p>
          </table:table-cell>
          <table:table-cell office:value-type="string">
            <text:p>Ecological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ENGENHARIAS I <text:s text:c="36"/></text:p>
          </table:table-cell>
          <table:table-cell office:value-type="string">
            <text:p>Economia e Sociedade (UNI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07</text:p>
          </table:table-cell>
          <table:table-cell office:value-type="string">
            <text:p>ENGENHARIAS I <text:s text:c="36"/></text:p>
          </table:table-cell>
          <table:table-cell office:value-type="string">
            <text:p>Ecossistema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ENGENHARIAS I <text:s text:c="36"/></text:p>
          </table:table-cell>
          <table:table-cell office:value-type="string">
            <text:p>Ecotoxicolog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ENGENHARIAS I <text:s text:c="36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ENGENHARIAS I <text:s text:c="36"/></text:p>
          </table:table-cell>
          <table:table-cell office:value-type="string">
            <text:p>Edinburgh Journal of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ENGENHARIAS I <text:s text:c="36"/></text:p>
          </table:table-cell>
          <table:table-cell office:value-type="string">
            <text:p>Educaç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3X</text:p>
          </table:table-cell>
          <table:table-cell office:value-type="string">
            <text:p>ENGENHARIAS I <text:s text:c="36"/></text:p>
          </table:table-cell>
          <table:table-cell office:value-type="string">
            <text:p>Elect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6835</text:p>
          </table:table-cell>
          <table:table-cell office:value-type="string">
            <text:p>ENGENHARIAS I <text:s text:c="36"/></text:p>
          </table:table-cell>
          <table:table-cell office:value-type="string">
            <text:p>Electronic Journal of Information Technology in Construction (Cessou em 200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ENGENHARIAS I <text:s text:c="36"/></text:p>
          </table:table-cell>
          <table:table-cell office:value-type="string">
            <text:p>Eletricidade Moder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ENGENHARIAS I <text:s text:c="36"/></text:p>
          </table:table-cell>
          <table:table-cell office:value-type="string">
            <text:p>Eletroevoluçã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62</text:p>
          </table:table-cell>
          <table:table-cell office:value-type="string">
            <text:p>ENGENHARIAS I <text:s text:c="36"/></text:p>
          </table:table-cell>
          <table:table-cell office:value-type="string">
            <text:p>Eletrônica de Potênc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ENGENHARIAS I <text:s text:c="36"/></text:p>
          </table:table-cell>
          <table:table-cell office:value-type="string">
            <text:p>Em Extensão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ENGENHARIAS I <text:s text:c="36"/></text:p>
          </table:table-cell>
          <table:table-cell office:value-type="string">
            <text:p>Em Foc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ENGENHARIAS I <text:s text:c="36"/></text:p>
          </table:table-cell>
          <table:table-cell office:value-type="string">
            <text:p>Encontros Bibl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88</text:p>
          </table:table-cell>
          <table:table-cell office:value-type="string">
            <text:p>ENGENHARIAS I <text:s text:c="36"/></text:p>
          </table:table-cell>
          <table:table-cell office:value-type="string">
            <text:p>Energy and Buil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ENGENHARIAS I <text:s text:c="36"/></text:p>
          </table:table-cell>
          <table:table-cell office:value-type="string">
            <text:p>Energy Conversion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GENHARIAS I <text:s text:c="36"/></text:p>
          </table:table-cell>
          <table:table-cell office:value-type="string">
            <text:p>Energy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0826</text:p>
          </table:table-cell>
          <table:table-cell office:value-type="string">
            <text:p>ENGENHARIAS I <text:s text:c="36"/></text:p>
          </table:table-cell>
          <table:table-cell office:value-type="string">
            <text:p>Energy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707</text:p>
          </table:table-cell>
          <table:table-cell office:value-type="string">
            <text:p>ENGENHARIAS I <text:s text:c="36"/></text:p>
          </table:table-cell>
          <table:table-cell office:value-type="string">
            <text:p>Engenha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389</text:p>
          </table:table-cell>
          <table:table-cell office:value-type="string">
            <text:p>ENGENHARIAS I <text:s text:c="36"/></text:p>
          </table:table-cell>
          <table:table-cell office:value-type="string">
            <text:p>Engenharia Agrícola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NGENHARIAS I <text:s text:c="36"/></text:p>
          </table:table-cell>
          <table:table-cell office:value-type="string">
            <text:p>Engenharia Agrí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64</text:p>
          </table:table-cell>
          <table:table-cell office:value-type="string">
            <text:p>ENGENHARIAS I <text:s text:c="36"/></text:p>
          </table:table-cell>
          <table:table-cell office:value-type="string">
            <text:p>Engenharia Ambien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78</text:p>
          </table:table-cell>
          <table:table-cell office:value-type="string">
            <text:p>ENGENHARIAS I <text:s text:c="36"/></text:p>
          </table:table-cell>
          <table:table-cell office:value-type="string">
            <text:p>Engenharia Ambiental (UNIPINH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152</text:p>
          </table:table-cell>
          <table:table-cell office:value-type="string">
            <text:p>ENGENHARIAS I <text:s text:c="36"/></text:p>
          </table:table-cell>
          <table:table-cell office:value-type="string">
            <text:p>Engenharia Civil UM (Bra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ENGENHARIAS I <text:s text:c="36"/></text:p>
          </table:table-cell>
          <table:table-cell office:value-type="string">
            <text:p>Engenharia e Constr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025</text:p>
          </table:table-cell>
          <table:table-cell office:value-type="string">
            <text:p>ENGENHARIAS I <text:s text:c="36"/></text:p>
          </table:table-cell>
          <table:table-cell office:value-type="string">
            <text:p>Engenharia Estudo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ENGENHARIAS I <text:s text:c="36"/></text:p>
          </table:table-cell>
          <table:table-cell office:value-type="string">
            <text:p>Engenharia na Agr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ENGENHARIAS I <text:s text:c="36"/></text:p>
          </table:table-cell>
          <table:table-cell office:value-type="string">
            <text:p>Engenharia Sanitária e Ambi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ENGENHARIAS I <text:s text:c="36"/></text:p>
          </table:table-cell>
          <table:table-cell office:value-type="string">
            <text:p>Engenharia Tér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ENGENHARIAS I <text:s text:c="36"/></text:p>
          </table:table-cell>
          <table:table-cell office:value-type="string">
            <text:p>Engevist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ENGENHARIAS I <text:s text:c="36"/></text:p>
          </table:table-cell>
          <table:table-cell office:value-type="string">
            <text:p>Engineering Analysis with Boundary Ele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ENGENHARIAS I <text:s text:c="36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401</text:p>
          </table:table-cell>
          <table:table-cell office:value-type="string">
            <text:p>ENGENHARIAS I <text:s text:c="36"/></text:p>
          </table:table-cell>
          <table:table-cell office:value-type="string">
            <text:p>Engineering Comput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88</text:p>
          </table:table-cell>
          <table:table-cell office:value-type="string">
            <text:p>ENGENHARIAS I <text:s text:c="36"/></text:p>
          </table:table-cell>
          <table:table-cell office:value-type="string">
            <text:p>Engineering Construction and Architectural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6307</text:p>
          </table:table-cell>
          <table:table-cell office:value-type="string">
            <text:p>ENGENHARIAS I <text:s text:c="36"/></text:p>
          </table:table-cell>
          <table:table-cell office:value-type="string">
            <text:p>Engineering Failure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44</text:p>
          </table:table-cell>
          <table:table-cell office:value-type="string">
            <text:p>ENGENHARIAS I <text:s text:c="36"/></text:p>
          </table:table-cell>
          <table:table-cell office:value-type="string">
            <text:p>Engineering Fracture 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ENGENHARIAS I <text:s text:c="36"/></text:p>
          </table:table-cell>
          <table:table-cell office:value-type="string">
            <text:p>Engineering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029</text:p>
          </table:table-cell>
          <table:table-cell office:value-type="string">
            <text:p>ENGENHARIAS I <text:s text:c="36"/></text:p>
          </table:table-cell>
          <table:table-cell office:value-type="string">
            <text:p>Engineering Journal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96</text:p>
          </table:table-cell>
          <table:table-cell office:value-type="string">
            <text:p>ENGENHARIAS I <text:s text:c="36"/></text:p>
          </table:table-cell>
          <table:table-cell office:value-type="string">
            <text:p>Engineering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0667</text:p>
          </table:table-cell>
          <table:table-cell office:value-type="string">
            <text:p>ENGENHARIAS I <text:s text:c="36"/></text:p>
          </table:table-cell>
          <table:table-cell office:value-type="string">
            <text:p>Engineering with Compu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575</text:p>
          </table:table-cell>
          <table:table-cell office:value-type="string">
            <text:p>ENGENHARIAS I <text:s text:c="36"/></text:p>
          </table:table-cell>
          <table:table-cell office:value-type="string">
            <text:p>Enterprise Information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 <text:s text:c="36"/></text:p>
          </table:table-cell>
          <table:table-cell office:value-type="string">
            <text:p>Enviromental And Development Econom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8135</text:p>
          </table:table-cell>
          <table:table-cell office:value-type="string">
            <text:p>ENGENHARIAS I <text:s text:c="36"/></text:p>
          </table:table-cell>
          <table:table-cell office:value-type="string">
            <text:p>Environment &amp; Planning. B, Planning &amp; Desig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165</text:p>
          </table:table-cell>
          <table:table-cell office:value-type="string">
            <text:p>ENGENHARIAS I <text:s text:c="36"/></text:p>
          </table:table-cell>
          <table:table-cell office:value-type="string">
            <text:p>Environment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ENGENHARIAS I <text:s text:c="36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ENGENHARIAS I <text:s text:c="36"/></text:p>
          </table:table-cell>
          <table:table-cell office:value-type="string">
            <text:p>Environment, Development and Sustain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Engineering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5405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Fluid Mechanics (198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22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Foren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0105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Geology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55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Impact Assessment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9011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Science &amp;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Toxi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ENGENHARIAS I <text:s text:c="36"/></text:p>
          </table:table-cell>
          <table:table-cell office:value-type="string">
            <text:p>Environmental Toxicology an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ENGENHARIAS I <text:s text:c="36"/></text:p>
          </table:table-cell>
          <table:table-cell office:value-type="string">
            <text:p>EnvironMetrics (London. Ont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ENGENHARIAS I <text:s text:c="36"/></text:p>
          </table:table-cell>
          <table:table-cell office:value-type="string">
            <text:p>Enzyme and Microbial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941</text:p>
          </table:table-cell>
          <table:table-cell office:value-type="string">
            <text:p>ENGENHARIAS I <text:s text:c="36"/></text:p>
          </table:table-cell>
          <table:table-cell office:value-type="string">
            <text:p>Eos (Washington, D.C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ENGENHARIAS I <text:s text:c="36"/></text:p>
          </table:table-cell>
          <table:table-cell office:value-type="string">
            <text:p>Epidemiologia e Serviços de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ENGENHARIAS I <text:s text:c="36"/></text:p>
          </table:table-cell>
          <table:table-cell office:value-type="string">
            <text:p>Epidem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06</text:p>
          </table:table-cell>
          <table:table-cell office:value-type="string">
            <text:p>ENGENHARIAS I <text:s text:c="36"/></text:p>
          </table:table-cell>
          <table:table-cell office:value-type="string">
            <text:p>Erkenntnis (Dordrecht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621</text:p>
          </table:table-cell>
          <table:table-cell office:value-type="string">
            <text:p>ENGENHARIAS I <text:s text:c="36"/></text:p>
          </table:table-cell>
          <table:table-cell office:value-type="string">
            <text:p>Espaço &amp; Deba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ENGENHARIAS I <text:s text:c="36"/></text:p>
          </table:table-cell>
          <table:table-cell office:value-type="string">
            <text:p>Espaço e Geograf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ENGENHARIAS I <text:s text:c="36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ENGENHARIAS I <text:s text:c="36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ENGENHARIAS I <text:s text:c="36"/></text:p>
          </table:table-cell>
          <table:table-cell office:value-type="string">
            <text:p>Estudios y Perspectivas en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ENGENHARIAS I <text:s text:c="36"/></text:p>
          </table:table-cell>
          <table:table-cell office:value-type="string">
            <text:p>Estudos Avançado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19</text:p>
          </table:table-cell>
          <table:table-cell office:value-type="string">
            <text:p>ENGENHARIAS I <text:s text:c="36"/></text:p>
          </table:table-cell>
          <table:table-cell office:value-type="string">
            <text:p>Estudos e Documentos - CET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ENGENHARIAS I <text:s text:c="36"/></text:p>
          </table:table-cell>
          <table:table-cell office:value-type="string">
            <text:p>Estudos Econômic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344</text:p>
          </table:table-cell>
          <table:table-cell office:value-type="string">
            <text:p>ENGENHARIAS I <text:s text:c="36"/></text:p>
          </table:table-cell>
          <table:table-cell office:value-type="string">
            <text:p>Estudos Econômicos da Constr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96</text:p>
          </table:table-cell>
          <table:table-cell office:value-type="string">
            <text:p>ENGENHARIAS I <text:s text:c="36"/></text:p>
          </table:table-cell>
          <table:table-cell office:value-type="string">
            <text:p>Estudos Empresariais (UCB/DF) (Cessou em 2001. Cont. ISSN 1676-8000 RBEE. Revista Brasileira de Economia de Empres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ENGENHARIAS I <text:s text:c="36"/></text:p>
          </table:table-cell>
          <table:table-cell office:value-type="string">
            <text:p>Estudos Geográficos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ENGENHARIAS I <text:s text:c="36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ENGENHARIAS I <text:s text:c="36"/></text:p>
          </table:table-cell>
          <table:table-cell office:value-type="string">
            <text:p>Estudos Tecnológic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ENGENHARIAS I <text:s text:c="36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ENGENHARIAS I <text:s text:c="36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909</text:p>
          </table:table-cell>
          <table:table-cell office:value-type="string">
            <text:p>ENGENHARIAS I <text:s text:c="36"/></text:p>
          </table:table-cell>
          <table:table-cell office:value-type="string">
            <text:p>Evolutionary Intellig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ENGENHARIAS I <text:s text:c="36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0471</text:p>
          </table:table-cell>
          <table:table-cell office:value-type="string">
            <text:p>ENGENHARIAS I <text:s text:c="36"/></text:p>
          </table:table-cell>
          <table:table-cell office:value-type="string">
            <text:p>Exchanges (Hamburg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ENGENHARIAS I <text:s text:c="36"/></text:p>
          </table:table-cell>
          <table:table-cell office:value-type="string">
            <text:p>Expert Systems with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32</text:p>
          </table:table-cell>
          <table:table-cell office:value-type="string">
            <text:p>ENGENHARIAS I <text:s text:c="36"/></text:p>
          </table:table-cell>
          <table:table-cell office:value-type="string">
            <text:p>Extensão em Foc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ENGENHARIAS I <text:s text:c="36"/></text:p>
          </table:table-cell>
          <table:table-cell office:value-type="string">
            <text:p>Far East Journal of Applied Mathe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12</text:p>
          </table:table-cell>
          <table:table-cell office:value-type="string">
            <text:p>ENGENHARIAS I <text:s text:c="36"/></text:p>
          </table:table-cell>
          <table:table-cell office:value-type="string">
            <text:p>Fatigue of Engineering Materials and Structures (Cessou em 198u. Cont. ISSN 8756-758X Fatigue &amp; Fracture of Engineering Materials &amp; Structures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ENGENHARIAS I <text:s text:c="36"/></text:p>
          </table:table-cell>
          <table:table-cell office:value-type="string">
            <text:p>FEMS Microbi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74X</text:p>
          </table:table-cell>
          <table:table-cell office:value-type="string">
            <text:p>ENGENHARIAS I <text:s text:c="36"/></text:p>
          </table:table-cell>
          <table:table-cell office:value-type="string">
            <text:p>Finite Elements in Analysis and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7112</text:p>
          </table:table-cell>
          <table:table-cell office:value-type="string">
            <text:p>ENGENHARIAS I <text:s text:c="36"/></text:p>
          </table:table-cell>
          <table:table-cell office:value-type="string">
            <text:p>Fire Safety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ENGENHARIAS I <text:s text:c="36"/></text:p>
          </table:table-cell>
          <table:table-cell office:value-type="string">
            <text:p>Fish &amp; Shellfish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ENGENHARIAS I <text:s text:c="36"/></text:p>
          </table:table-cell>
          <table:table-cell office:value-type="string">
            <text:p>Flavour and Fragranc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ENGENHARIAS I <text:s text:c="36"/></text:p>
          </table:table-cell>
          <table:table-cell office:value-type="string">
            <text:p>Florest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48</text:p>
          </table:table-cell>
          <table:table-cell office:value-type="string">
            <text:p>ENGENHARIAS I <text:s text:c="36"/></text:p>
          </table:table-cell>
          <table:table-cell office:value-type="string">
            <text:p>Florestar Estatist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ENGENHARIAS I <text:s text:c="36"/></text:p>
          </table:table-cell>
          <table:table-cell office:value-type="string">
            <text:p>Fono Atu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ENGENHARIAS I <text:s text:c="36"/></text:p>
          </table:table-cell>
          <table:table-cell office:value-type="string">
            <text:p>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73</text:p>
          </table:table-cell>
          <table:table-cell office:value-type="string">
            <text:p>ENGENHARIAS I <text:s text:c="36"/></text:p>
          </table:table-cell>
          <table:table-cell office:value-type="string">
            <text:p>Forest Product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4119</text:p>
          </table:table-cell>
          <table:table-cell office:value-type="string">
            <text:p>ENGENHARIAS I <text:s text:c="36"/></text:p>
          </table:table-cell>
          <table:table-cell office:value-type="string">
            <text:p>Forschende Komplementarmedizin (2006. Print) / Research in Complementary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ENGENHARIAS I <text:s text:c="36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ENGENHARIAS I <text:s text:c="36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114</text:p>
          </table:table-cell>
          <table:table-cell office:value-type="string">
            <text:p>ENGENHARIAS I <text:s text:c="36"/></text:p>
          </table:table-cell>
          <table:table-cell office:value-type="string">
            <text:p>Fuzzy Sets and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61</text:p>
          </table:table-cell>
          <table:table-cell office:value-type="string">
            <text:p>ENGENHARIAS I <text:s text:c="36"/></text:p>
          </table:table-cell>
          <table:table-cell office:value-type="string">
            <text:p>Gaea (São Leopoldo. Impresso) (Cessou em 2007. Cont. 1983-3628 Gaea (São Leopoldo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ENGENHARIAS I <text:s text:c="36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395</text:p>
          </table:table-cell>
          <table:table-cell office:value-type="string">
            <text:p>ENGENHARIAS I <text:s text:c="36"/></text:p>
          </table:table-cell>
          <table:table-cell office:value-type="string">
            <text:p>Gemmologie (Idar-Oberste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5020</text:p>
          </table:table-cell>
          <table:table-cell office:value-type="string">
            <text:p>ENGENHARIAS I <text:s text:c="36"/></text:p>
          </table:table-cell>
          <table:table-cell office:value-type="string">
            <text:p>Geo-Spatial Information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ENGENHARIAS I <text:s text:c="36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ENGENHARIAS I <text:s text:c="36"/></text:p>
          </table:table-cell>
          <table:table-cell office:value-type="string">
            <text:p>Geochimica Brasilien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ENGENHARIAS I <text:s text:c="36"/></text:p>
          </table:table-cell>
          <table:table-cell office:value-type="string">
            <text:p>Geociências (UNE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111</text:p>
          </table:table-cell>
          <table:table-cell office:value-type="string">
            <text:p>ENGENHARIAS I <text:s text:c="36"/></text:p>
          </table:table-cell>
          <table:table-cell office:value-type="string">
            <text:p>Geodésia 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69</text:p>
          </table:table-cell>
          <table:table-cell office:value-type="string">
            <text:p>ENGENHARIAS I <text:s text:c="36"/></text:p>
          </table:table-cell>
          <table:table-cell office:value-type="string">
            <text:p>Geofísica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ENGENHARIAS I <text:s text:c="36"/></text:p>
          </table:table-cell>
          <table:table-cell office:value-type="string">
            <text:p>Geografi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ENGENHARIAS I <text:s text:c="36"/></text:p>
          </table:table-cell>
          <table:table-cell office:value-type="string">
            <text:p>Geografia (Rio Cla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38</text:p>
          </table:table-cell>
          <table:table-cell office:value-type="string">
            <text:p>ENGENHARIAS I <text:s text:c="36"/></text:p>
          </table:table-cell>
          <table:table-cell office:value-type="string">
            <text:p>Geografia. Ensino &amp; Pesquisa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ENGENHARIAS I <text:s text:c="36"/></text:p>
          </table:table-cell>
          <table:table-cell office:value-type="string">
            <text:p>Geografia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2-5135</text:p>
          </table:table-cell>
          <table:table-cell office:value-type="string">
            <text:p>ENGENHARIAS I <text:s text:c="36"/></text:p>
          </table:table-cell>
          <table:table-cell office:value-type="string">
            <text:p>Geographia Technic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ENGENHARIAS I <text:s text:c="36"/></text:p>
          </table:table-cell>
          <table:table-cell office:value-type="string">
            <text:p>Geomática (Santa Ma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025</text:p>
          </table:table-cell>
          <table:table-cell office:value-type="string">
            <text:p>ENGENHARIAS I <text:s text:c="36"/></text:p>
          </table:table-cell>
          <table:table-cell office:value-type="string">
            <text:p>Geomechanics and Geo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ENGENHARIAS I <text:s text:c="36"/></text:p>
          </table:table-cell>
          <table:table-cell office:value-type="string">
            <text:p>Geomorph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25</text:p>
          </table:table-cell>
          <table:table-cell office:value-type="string">
            <text:p>ENGENHARIAS I <text:s text:c="36"/></text:p>
          </table:table-cell>
          <table:table-cell office:value-type="string">
            <text:p>Geophysical Prospec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7006</text:p>
          </table:table-cell>
          <table:table-cell office:value-type="string">
            <text:p>ENGENHARIAS I <text:s text:c="36"/></text:p>
          </table:table-cell>
          <table:table-cell office:value-type="string">
            <text:p>Geophysical Research Abstrac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NGENHARIAS I <text:s text:c="36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ENGENHARIAS I <text:s text:c="36"/></text:p>
          </table:table-cell>
          <table:table-cell office:value-type="string">
            <text:p>Geosul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349</text:p>
          </table:table-cell>
          <table:table-cell office:value-type="string">
            <text:p>ENGENHARIAS I <text:s text:c="36"/></text:p>
          </table:table-cell>
          <table:table-cell office:value-type="string">
            <text:p>Geosynthetics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82</text:p>
          </table:table-cell>
          <table:table-cell office:value-type="string">
            <text:p>ENGENHARIAS I <text:s text:c="36"/></text:p>
          </table:table-cell>
          <table:table-cell office:value-type="string">
            <text:p>Geotechnical and Geolog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0563</text:p>
          </table:table-cell>
          <table:table-cell office:value-type="string">
            <text:p>ENGENHARIAS I <text:s text:c="36"/></text:p>
          </table:table-cell>
          <table:table-cell office:value-type="string">
            <text:p>Geotechnical Special Publ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115</text:p>
          </table:table-cell>
          <table:table-cell office:value-type="string">
            <text:p>ENGENHARIAS I <text:s text:c="36"/></text:p>
          </table:table-cell>
          <table:table-cell office:value-type="string">
            <text:p>Geotechnical Testing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505</text:p>
          </table:table-cell>
          <table:table-cell office:value-type="string">
            <text:p>ENGENHARIAS I <text:s text:c="36"/></text:p>
          </table:table-cell>
          <table:table-cell office:value-type="string">
            <text:p>Geotechniqu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ENGENHARIAS I <text:s text:c="36"/></text:p>
          </table:table-cell>
          <table:table-cell office:value-type="string">
            <text:p>Geotecnia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1144</text:p>
          </table:table-cell>
          <table:table-cell office:value-type="string">
            <text:p>ENGENHARIAS I <text:s text:c="36"/></text:p>
          </table:table-cell>
          <table:table-cell office:value-type="string">
            <text:p>Geotextiles and Ge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ENGENHARIAS I <text:s text:c="36"/></text:p>
          </table:table-cell>
          <table:table-cell office:value-type="string">
            <text:p>GEPROS. Gestão da Produção, Operações e Sist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295</text:p>
          </table:table-cell>
          <table:table-cell office:value-type="string">
            <text:p>ENGENHARIAS I <text:s text:c="36"/></text:p>
          </table:table-cell>
          <table:table-cell office:value-type="string">
            <text:p>Gerenciamen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ENGENHARIAS I <text:s text:c="36"/></text:p>
          </table:table-cell>
          <table:table-cell office:value-type="string">
            <text:p>Gerenciamento Costeiro Integr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ENGENHARIAS I <text:s text:c="36"/></text:p>
          </table:table-cell>
          <table:table-cell office:value-type="string">
            <text:p>Gestão &amp; Produção (UFSCA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43</text:p>
          </table:table-cell>
          <table:table-cell office:value-type="string">
            <text:p>ENGENHARIAS I <text:s text:c="36"/></text:p>
          </table:table-cell>
          <table:table-cell office:value-type="string">
            <text:p>Gestão &amp; Tecnologia de Proje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6X</text:p>
          </table:table-cell>
          <table:table-cell office:value-type="string">
            <text:p>ENGENHARIAS I <text:s text:c="36"/></text:p>
          </table:table-cell>
          <table:table-cell office:value-type="string">
            <text:p>Gestã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393</text:p>
          </table:table-cell>
          <table:table-cell office:value-type="string">
            <text:p>ENGENHARIAS I <text:s text:c="36"/></text:p>
          </table:table-cell>
          <table:table-cell office:value-type="string">
            <text:p>Gestão de Políticas Públicas no Paran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ENGENHARIAS I <text:s text:c="36"/></text:p>
          </table:table-cell>
          <table:table-cell office:value-type="string">
            <text:p>Gestão.Or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6068</text:p>
          </table:table-cell>
          <table:table-cell office:value-type="string">
            <text:p>ENGENHARIAS I <text:s text:c="36"/></text:p>
          </table:table-cell>
          <table:table-cell office:value-type="string">
            <text:p>Gewasserschutz, Wasser, Abwass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5104</text:p>
          </table:table-cell>
          <table:table-cell office:value-type="string">
            <text:p>ENGENHARIAS I <text:s text:c="36"/></text:p>
          </table:table-cell>
          <table:table-cell office:value-type="string">
            <text:p>GPS World (Clevelan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81</text:p>
          </table:table-cell>
          <table:table-cell office:value-type="string">
            <text:p>ENGENHARIAS I <text:s text:c="36"/></text:p>
          </table:table-cell>
          <table:table-cell office:value-type="string">
            <text:p>Graf &amp; Téc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781X</text:p>
          </table:table-cell>
          <table:table-cell office:value-type="string">
            <text:p>ENGENHARIAS I <text:s text:c="36"/></text:p>
          </table:table-cell>
          <table:table-cell office:value-type="string">
            <text:p>Ground Improv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467X</text:p>
          </table:table-cell>
          <table:table-cell office:value-type="string">
            <text:p>ENGENHARIAS I <text:s text:c="36"/></text:p>
          </table:table-cell>
          <table:table-cell office:value-type="string">
            <text:p>Ground Wat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79</text:p>
          </table:table-cell>
          <table:table-cell office:value-type="string">
            <text:p>ENGENHARIAS I <text:s text:c="36"/></text:p>
          </table:table-cell>
          <table:table-cell office:value-type="string">
            <text:p>GV Executiv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975</text:p>
          </table:table-cell>
          <table:table-cell office:value-type="string">
            <text:p>ENGENHARIAS I <text:s text:c="36"/></text:p>
          </table:table-cell>
          <table:table-cell office:value-type="string">
            <text:p>Habita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883</text:p>
          </table:table-cell>
          <table:table-cell office:value-type="string">
            <text:p>ENGENHARIAS I <text:s text:c="36"/></text:p>
          </table:table-cell>
          <table:table-cell office:value-type="string">
            <text:p>Harmful Alga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510</text:p>
          </table:table-cell>
          <table:table-cell office:value-type="string">
            <text:p>ENGENHARIAS I <text:s text:c="36"/></text:p>
          </table:table-cell>
          <table:table-cell office:value-type="string">
            <text:p>Health Polic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NGENHARIAS I <text:s text:c="36"/></text:p>
          </table:table-cell>
          <table:table-cell office:value-type="string">
            <text:p>Higiene Aliment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00</text:p>
          </table:table-cell>
          <table:table-cell office:value-type="string">
            <text:p>ENGENHARIAS I <text:s text:c="36"/></text:p>
          </table:table-cell>
          <table:table-cell office:value-type="string">
            <text:p>Holos (Nata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21</text:p>
          </table:table-cell>
          <table:table-cell office:value-type="string">
            <text:p>ENGENHARIAS I <text:s text:c="36"/></text:p>
          </table:table-cell>
          <table:table-cell office:value-type="string">
            <text:p>Holos Environment (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ENGENHARIAS I <text:s text:c="36"/></text:p>
          </table:table-cell>
          <table:table-cell office:value-type="string">
            <text:p>HOLOS Environmen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768</text:p>
          </table:table-cell>
          <table:table-cell office:value-type="string">
            <text:p>ENGENHARIAS I <text:s text:c="36"/></text:p>
          </table:table-cell>
          <table:table-cell office:value-type="string">
            <text:p>Holz als Roh- und Werkstoff (Print) / European Journal of Wood and Wood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830</text:p>
          </table:table-cell>
          <table:table-cell office:value-type="string">
            <text:p>ENGENHARIAS I <text:s text:c="36"/></text:p>
          </table:table-cell>
          <table:table-cell office:value-type="string">
            <text:p>Holzforschung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ENGENHARIAS I <text:s text:c="36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39-5689</text:p>
          </table:table-cell>
          <table:table-cell office:value-type="string">
            <text:p>ENGENHARIAS I <text:s text:c="36"/></text:p>
          </table:table-cell>
          <table:table-cell office:value-type="string">
            <text:p>Hormigón y Ace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ENGENHARIAS I <text:s text:c="36"/></text:p>
          </table:table-cell>
          <table:table-cell office:value-type="string">
            <text:p>Human Ecology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9669</text:p>
          </table:table-cell>
          <table:table-cell office:value-type="string">
            <text:p>ENGENHARIAS I <text:s text:c="36"/></text:p>
          </table:table-cell>
          <table:table-cell office:value-type="string">
            <text:p>HVAC &amp; R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218</text:p>
          </table:table-cell>
          <table:table-cell office:value-type="string">
            <text:p>ENGENHARIAS I <text:s text:c="36"/></text:p>
          </table:table-cell>
          <table:table-cell office:value-type="string">
            <text:p>Hydr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9542</text:p>
          </table:table-cell>
          <table:table-cell office:value-type="string">
            <text:p>ENGENHARIAS I <text:s text:c="36"/></text:p>
          </table:table-cell>
          <table:table-cell office:value-type="string">
            <text:p>Hydro Review Worldwi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ENGENHARIAS I <text:s text:c="36"/></text:p>
          </table:table-cell>
          <table:table-cell office:value-type="string">
            <text:p>Hydrobiologia (The Hague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ENGENHARIAS I <text:s text:c="36"/></text:p>
          </table:table-cell>
          <table:table-cell office:value-type="string">
            <text:p>Hydrological Proces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6667</text:p>
          </table:table-cell>
          <table:table-cell office:value-type="string">
            <text:p>ENGENHARIAS I <text:s text:c="36"/></text:p>
          </table:table-cell>
          <table:table-cell office:value-type="string">
            <text:p>Hydrological Sciences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606</text:p>
          </table:table-cell>
          <table:table-cell office:value-type="string">
            <text:p>ENGENHARIAS I <text:s text:c="36"/></text:p>
          </table:table-cell>
          <table:table-cell office:value-type="string">
            <text:p>Hydrology and Earth System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2108</text:p>
          </table:table-cell>
          <table:table-cell office:value-type="string">
            <text:p>ENGENHARIAS I <text:s text:c="36"/></text:p>
          </table:table-cell>
          <table:table-cell office:value-type="string">
            <text:p>Hydrology and Earth System Sciences Discuss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ENGENHARIAS I <text:s text:c="36"/></text:p>
          </table:table-cell>
          <table:table-cell office:value-type="string">
            <text:p>Hydrometallur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7815</text:p>
          </table:table-cell>
          <table:table-cell office:value-type="string">
            <text:p>ENGENHARIAS I <text:s text:c="36"/></text:p>
          </table:table-cell>
          <table:table-cell office:value-type="string">
            <text:p>IAHS-AISH Public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1716</text:p>
          </table:table-cell>
          <table:table-cell office:value-type="string">
            <text:p>ENGENHARIAS I <text:s text:c="36"/></text:p>
          </table:table-cell>
          <table:table-cell office:value-type="string">
            <text:p>IEEE Computer Graphics an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6706</text:p>
          </table:table-cell>
          <table:table-cell office:value-type="string">
            <text:p>ENGENHARIAS I <text:s text:c="36"/></text:p>
          </table:table-cell>
          <table:table-cell office:value-type="string">
            <text:p>IEEE Transactions on Fuzzy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9050</text:p>
          </table:table-cell>
          <table:table-cell office:value-type="string">
            <text:p>ENGENHARIAS I <text:s text:c="36"/></text:p>
          </table:table-cell>
          <table:table-cell office:value-type="string">
            <text:p>IEEE Transactions on Intelligent Transportation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817X</text:p>
          </table:table-cell>
          <table:table-cell office:value-type="string">
            <text:p>ENGENHARIAS I <text:s text:c="36"/></text:p>
          </table:table-cell>
          <table:table-cell office:value-type="string">
            <text:p>IIE Trans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97</text:p>
          </table:table-cell>
          <table:table-cell office:value-type="string">
            <text:p>ENGENHARIAS I <text:s text:c="36"/></text:p>
          </table:table-cell>
          <table:table-cell office:value-type="string">
            <text:p>IJP. International Journal of Pav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ENGENHARIAS I <text:s text:c="36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4X</text:p>
          </table:table-cell>
          <table:table-cell office:value-type="string">
            <text:p>ENGENHARIAS I <text:s text:c="36"/></text:p>
          </table:table-cell>
          <table:table-cell office:value-type="string">
            <text:p>Incendio (Santo Andr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ENGENHARIAS I <text:s text:c="36"/></text:p>
          </table:table-cell>
          <table:table-cell office:value-type="string">
            <text:p>Indoor + Built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NGENHARIAS I <text:s text:c="36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69X</text:p>
          </table:table-cell>
          <table:table-cell office:value-type="string">
            <text:p>ENGENHARIAS I <text:s text:c="36"/></text:p>
          </table:table-cell>
          <table:table-cell office:value-type="string">
            <text:p>Infogeo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ENGENHARIAS I <text:s text:c="36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ENGENHARIAS I <text:s text:c="36"/></text:p>
          </table:table-cell>
          <table:table-cell office:value-type="string">
            <text:p>Información Tecnológic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9-4045</text:p>
          </table:table-cell>
          <table:table-cell office:value-type="string">
            <text:p>ENGENHARIAS I <text:s text:c="36"/></text:p>
          </table:table-cell>
          <table:table-cell office:value-type="string">
            <text:p>Infraestructura V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305</text:p>
          </table:table-cell>
          <table:table-cell office:value-type="string">
            <text:p>ENGENHARIAS I <text:s text:c="36"/></text:p>
          </table:table-cell>
          <table:table-cell office:value-type="string">
            <text:p>Ingeniare. Revista Chilena de Ingenierí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468</text:p>
          </table:table-cell>
          <table:table-cell office:value-type="string">
            <text:p>ENGENHARIAS I <text:s text:c="36"/></text:p>
          </table:table-cell>
          <table:table-cell office:value-type="string">
            <text:p>Ingeniería Civil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2196</text:p>
          </table:table-cell>
          <table:table-cell office:value-type="string">
            <text:p>ENGENHARIAS I <text:s text:c="36"/></text:p>
          </table:table-cell>
          <table:table-cell office:value-type="string">
            <text:p>Ingeniería del Agu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1511</text:p>
          </table:table-cell>
          <table:table-cell office:value-type="string">
            <text:p>ENGENHARIAS I <text:s text:c="36"/></text:p>
          </table:table-cell>
          <table:table-cell office:value-type="string">
            <text:p>Ingeniería Estructural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529X</text:p>
          </table:table-cell>
          <table:table-cell office:value-type="string">
            <text:p>ENGENHARIAS I <text:s text:c="36"/></text:p>
          </table:table-cell>
          <table:table-cell office:value-type="string">
            <text:p>Ingeniería Revista Acadé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2937</text:p>
          </table:table-cell>
          <table:table-cell office:value-type="string">
            <text:p>ENGENHARIAS I <text:s text:c="36"/></text:p>
          </table:table-cell>
          <table:table-cell office:value-type="string">
            <text:p>Ingeniería Sanitaria y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ENGENHARIAS I <text:s text:c="36"/></text:p>
          </table:table-cell>
          <table:table-cell office:value-type="string">
            <text:p>Instrumentation Science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ENGENHARIAS I <text:s text:c="36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ENGENHARIAS I <text:s text:c="36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ENGENHARIAS I <text:s text:c="36"/></text:p>
          </table:table-cell>
          <table:table-cell office:value-type="string">
            <text:p>Interagir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ENGENHARIAS I <text:s text:c="36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02</text:p>
          </table:table-cell>
          <table:table-cell office:value-type="string">
            <text:p>ENGENHARIAS I <text:s text:c="36"/></text:p>
          </table:table-cell>
          <table:table-cell office:value-type="string">
            <text:p>Intercursos (Ituiut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62</text:p>
          </table:table-cell>
          <table:table-cell office:value-type="string">
            <text:p>ENGENHARIAS I <text:s text:c="36"/></text:p>
          </table:table-cell>
          <table:table-cell office:value-type="string">
            <text:p>Interface (Porto Nacio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228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Computational Methods in Engineering Science and Mecha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518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Housing Science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Numerical and Analytical Methods in Geomecha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0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Numerical Methods in Engineering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5-5313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Applied Mathematics and Computer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4492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Applied Mechanics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77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Architectural Compu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658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Chemical Reactor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18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Cli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3-696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Computational Meth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6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Computer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0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Electrical Engineering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398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Electrochemic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Energy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Fatigu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Hydrogen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476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Industrial Engineering (Cessou em 2007. Cont. ISSN 1943-670X International Journal of Industrial Engineering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14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Industrial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96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Logistics Systems and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214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Low Energy and Sustainable Building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90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Materials &amp; Product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015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Mathematics and Computers in Sim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19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Mechanical Engineering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03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Mechan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36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Modeling and Simulation for the Petroleum Industr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62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Non-Linear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191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Operations and Quantitative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164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avement Engineering &amp; Asphalt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6814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avement Research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318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erformability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213X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hysical Modelling in Geotech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6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ressure Vessels and Pip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3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Probiotics &amp; Prebio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062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Rock Mechanics and Mining Sciences &amp; Geomechanics Abstracts (Cessou em 1996. Foi desdobrado em três: International Journal of Rock Mechanics and Mining Sciences, 1365-1617 e 1365-1609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60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Rock Mechanics and Mining Sciences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7866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edi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940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oftware Engineering and Knowledg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8-715X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trategic Property Management (Spausdin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4554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tructural Stability and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761X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Sustainable Development and Planning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0729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Therm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0-0627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Journal of Water Resources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00X</text:p>
          </table:table-cell>
          <table:table-cell office:value-type="string">
            <text:p>ENGENHARIAS I <text:s text:c="36"/></text:p>
          </table:table-cell>
          <table:table-cell office:value-type="string">
            <text:p>International Water Power &amp; Dam Constru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8X</text:p>
          </table:table-cell>
          <table:table-cell office:value-type="string">
            <text:p>ENGENHARIAS I <text:s text:c="36"/></text:p>
          </table:table-cell>
          <table:table-cell office:value-type="string">
            <text:p>Interpretar Arquitetura (UFM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ENGENHARIAS I <text:s text:c="36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85</text:p>
          </table:table-cell>
          <table:table-cell office:value-type="string">
            <text:p>ENGENHARIAS I <text:s text:c="36"/></text:p>
          </table:table-cell>
          <table:table-cell office:value-type="string">
            <text:p>Inverse Problems in Science and Engineer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ENGENHARIAS I <text:s text:c="36"/></text:p>
          </table:table-cell>
          <table:table-cell office:value-type="string">
            <text:p>Investigação Oper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611</text:p>
          </table:table-cell>
          <table:table-cell office:value-type="string">
            <text:p>ENGENHARIAS I <text:s text:c="36"/></text:p>
          </table:table-cell>
          <table:table-cell office:value-type="string">
            <text:p>Investigaciones Geográficas - Instituto de Geografía. Universidad Nacional Autónoma de Méx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97X</text:p>
          </table:table-cell>
          <table:table-cell office:value-type="string">
            <text:p>ENGENHARIAS I <text:s text:c="36"/></text:p>
          </table:table-cell>
          <table:table-cell office:value-type="string">
            <text:p>IP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ENGENHARIAS I <text:s text:c="36"/></text:p>
          </table:table-cell>
          <table:table-cell office:value-type="string">
            <text:p>Irriga (UNESP 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65</text:p>
          </table:table-cell>
          <table:table-cell office:value-type="string">
            <text:p>ENGENHARIAS I <text:s text:c="36"/></text:p>
          </table:table-cell>
          <table:table-cell office:value-type="string">
            <text:p>Irriga (UNESP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ENGENHARIAS I <text:s text:c="36"/></text:p>
          </table:table-cell>
          <table:table-cell office:value-type="string">
            <text:p>ISIJ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02</text:p>
          </table:table-cell>
          <table:table-cell office:value-type="string">
            <text:p>ENGENHARIAS I <text:s text:c="36"/></text:p>
          </table:table-cell>
          <table:table-cell office:value-type="string">
            <text:p>IT Profess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5X</text:p>
          </table:table-cell>
          <table:table-cell office:value-type="string">
            <text:p>ENGENHARIAS I <text:s text:c="36"/></text:p>
          </table:table-cell>
          <table:table-cell office:value-type="string">
            <text:p>ITEM. Irrigação e Tecnologia Moder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846X</text:p>
          </table:table-cell>
          <table:table-cell office:value-type="string">
            <text:p>ENGENHARIAS I <text:s text:c="36"/></text:p>
          </table:table-cell>
          <table:table-cell office:value-type="string">
            <text:p>Jahresbericht - Deutsche Geodatische Kommiss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858</text:p>
          </table:table-cell>
          <table:table-cell office:value-type="string">
            <text:p>ENGENHARIAS I <text:s text:c="36"/></text:p>
          </table:table-cell>
          <table:table-cell office:value-type="string">
            <text:p>JCSE. The Journal of Corrosion Science an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1-1637</text:p>
          </table:table-cell>
          <table:table-cell office:value-type="string">
            <text:p>ENGENHARIAS I <text:s text:c="36"/></text:p>
          </table:table-cell>
          <table:table-cell office:value-type="string">
            <text:p>Jiaotong Yunshu Gongcheng Xuebao / Journal of Traffic and Transportation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NGENHARIAS I <text:s text:c="36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157</text:p>
          </table:table-cell>
          <table:table-cell office:value-type="string">
            <text:p>ENGENHARIAS I <text:s text:c="36"/></text:p>
          </table:table-cell>
          <table:table-cell office:value-type="string">
            <text:p>Journal for Geometry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ENGENHARIAS I <text:s text:c="36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729</text:p>
          </table:table-cell>
          <table:table-cell office:value-type="string">
            <text:p>ENGENHARIAS I <text:s text:c="36"/></text:p>
          </table:table-cell>
          <table:table-cell office:value-type="string">
            <text:p>Journal of Advanced Transpor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ENGENHARIAS I <text:s text:c="36"/></text:p>
          </table:table-cell>
          <table:table-cell office:value-type="string">
            <text:p>Journal of Air Transport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851</text:p>
          </table:table-cell>
          <table:table-cell office:value-type="string">
            <text:p>ENGENHARIAS I <text:s text:c="36"/></text:p>
          </table:table-cell>
          <table:table-cell office:value-type="string">
            <text:p>Journal of Applied Ge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36</text:p>
          </table:table-cell>
          <table:table-cell office:value-type="string">
            <text:p>ENGENHARIAS I <text:s text:c="36"/></text:p>
          </table:table-cell>
          <table:table-cell office:value-type="string">
            <text:p>Journal of Applied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NGENHARIAS I <text:s text:c="36"/></text:p>
          </table:table-cell>
          <table:table-cell office:value-type="string">
            <text:p>Journal of Applied Oral Scienc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GENHARIAS I <text:s text:c="36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731</text:p>
          </table:table-cell>
          <table:table-cell office:value-type="string">
            <text:p>ENGENHARIAS I <text:s text:c="36"/></text:p>
          </table:table-cell>
          <table:table-cell office:value-type="string">
            <text:p>Journal of Biomechan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ENGENHARIAS I <text:s text:c="36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413</text:p>
          </table:table-cell>
          <table:table-cell office:value-type="string">
            <text:p>ENGENHARIAS I <text:s text:c="36"/></text:p>
          </table:table-cell>
          <table:table-cell office:value-type="string">
            <text:p>Journal of Chemical Technology and Biotechnology. Chemical Technology (Cessou em 1985. Fundiu-se com ISSN 0264-3421 Journal of Chemical Technology and Biotechnology. Biotech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ENGENHARIAS I <text:s text:c="36"/></text:p>
          </table:table-cell>
          <table:table-cell office:value-type="string">
            <text:p>Journal of Cleaner Prod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ENGENHARIAS I <text:s text:c="36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831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mparative Social Welfa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68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mposites for Constru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23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mputational and Nonlinear Dynamic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mputation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364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nstruction Engineering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74X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nstructional Stee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722</text:p>
          </table:table-cell>
          <table:table-cell office:value-type="string">
            <text:p>ENGENHARIAS I <text:s text:c="36"/></text:p>
          </table:table-cell>
          <table:table-cell office:value-type="string">
            <text:p>Journal of Contaminant Hyd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3535</text:p>
          </table:table-cell>
          <table:table-cell office:value-type="string">
            <text:p>ENGENHARIAS I <text:s text:c="36"/></text:p>
          </table:table-cell>
          <table:table-cell office:value-type="string">
            <text:p>Journal of Elastic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02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ergy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833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gineering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399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gineering 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372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Engineering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2551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Engineering an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25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Qua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Radioactiv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9912</text:p>
          </table:table-cell>
          <table:table-cell office:value-type="string">
            <text:p>ENGENHARIAS I <text:s text:c="36"/></text:p>
          </table:table-cell>
          <table:table-cell office:value-type="string">
            <text:p>Journal of Environment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ENGENHARIAS I <text:s text:c="36"/></text:p>
          </table:table-cell>
          <table:table-cell office:value-type="string">
            <text:p>Journal of Ethnobiology and Ethno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ENGENHARIAS I <text:s text:c="36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ENGENHARIAS I <text:s text:c="36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2175</text:p>
          </table:table-cell>
          <table:table-cell office:value-type="string">
            <text:p>ENGENHARIAS I <text:s text:c="36"/></text:p>
          </table:table-cell>
          <table:table-cell office:value-type="string">
            <text:p>Journal of Financial Management of Property and Construction (Cessou em 199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915</text:p>
          </table:table-cell>
          <table:table-cell office:value-type="string">
            <text:p>ENGENHARIAS I <text:s text:c="36"/></text:p>
          </table:table-cell>
          <table:table-cell office:value-type="string">
            <text:p>Journal of Fire Protectio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ENGENHARIAS I <text:s text:c="36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NGENHARIAS I <text:s text:c="36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41</text:p>
          </table:table-cell>
          <table:table-cell office:value-type="string">
            <text:p>ENGENHARIAS I <text:s text:c="36"/></text:p>
          </table:table-cell>
          <table:table-cell office:value-type="string">
            <text:p>Journal of Geotechnical and Geoenvironmental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ENGENHARIAS I <text:s text:c="36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ENGENHARIAS I <text:s text:c="36"/></text:p>
          </table:table-cell>
          <table:table-cell office:value-type="string">
            <text:p>Journal of Heuri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29</text:p>
          </table:table-cell>
          <table:table-cell office:value-type="string">
            <text:p>ENGENHARIAS I <text:s text:c="36"/></text:p>
          </table:table-cell>
          <table:table-cell office:value-type="string">
            <text:p>Journal of Hydraulic Engineering (New York, N. 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86</text:p>
          </table:table-cell>
          <table:table-cell office:value-type="string">
            <text:p>ENGENHARIAS I <text:s text:c="36"/></text:p>
          </table:table-cell>
          <table:table-cell office:value-type="string">
            <text:p>Journal of Hydraul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699</text:p>
          </table:table-cell>
          <table:table-cell office:value-type="string">
            <text:p>ENGENHARIAS I <text:s text:c="36"/></text:p>
          </table:table-cell>
          <table:table-cell office:value-type="string">
            <text:p>Journal of Hydrologic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ENGENHARIAS I <text:s text:c="36"/></text:p>
          </table:table-cell>
          <table:table-cell office:value-type="string">
            <text:p>Journal of Hydr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0-6529</text:p>
          </table:table-cell>
          <table:table-cell office:value-type="string">
            <text:p>ENGENHARIAS I <text:s text:c="36"/></text:p>
          </table:table-cell>
          <table:table-cell office:value-type="string">
            <text:p>Journal Of Information Technology In Constru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753</text:p>
          </table:table-cell>
          <table:table-cell office:value-type="string">
            <text:p>ENGENHARIAS I <text:s text:c="36"/></text:p>
          </table:table-cell>
          <table:table-cell office:value-type="string">
            <text:p>Journal of Information Technology in Construction ? ITC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902</text:p>
          </table:table-cell>
          <table:table-cell office:value-type="string">
            <text:p>ENGENHARIAS I <text:s text:c="36"/></text:p>
          </table:table-cell>
          <table:table-cell office:value-type="string">
            <text:p>Journal of Intelligent Information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37</text:p>
          </table:table-cell>
          <table:table-cell office:value-type="string">
            <text:p>ENGENHARIAS I <text:s text:c="36"/></text:p>
          </table:table-cell>
          <table:table-cell office:value-type="string">
            <text:p>Journal of Irrigation and Drainage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30</text:p>
          </table:table-cell>
          <table:table-cell office:value-type="string">
            <text:p>ENGENHARIAS I <text:s text:c="36"/></text:p>
          </table:table-cell>
          <table:table-cell office:value-type="string">
            <text:p>Journal of Loss Prevention in the Process Industr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597X</text:p>
          </table:table-cell>
          <table:table-cell office:value-type="string">
            <text:p>ENGENHARIAS I <text:s text:c="36"/></text:p>
          </table:table-cell>
          <table:table-cell office:value-type="string">
            <text:p>Journal of Management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957</text:p>
          </table:table-cell>
          <table:table-cell office:value-type="string">
            <text:p>ENGENHARIAS I <text:s text:c="36"/></text:p>
          </table:table-cell>
          <table:table-cell office:value-type="string">
            <text:p>Journal of Material Cycles and Waste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561</text:p>
          </table:table-cell>
          <table:table-cell office:value-type="string">
            <text:p>ENGENHARIAS I <text:s text:c="36"/></text:p>
          </table:table-cell>
          <table:table-cell office:value-type="string">
            <text:p>Journal of Materials in Civi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ENGENHARIAS I <text:s text:c="36"/></text:p>
          </table:table-cell>
          <table:table-cell office:value-type="string">
            <text:p>Journal of Materials Process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ENGENHARIAS I <text:s text:c="36"/></text:p>
          </table:table-cell>
          <table:table-cell office:value-type="string">
            <text:p>Journal of Material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3959</text:p>
          </table:table-cell>
          <table:table-cell office:value-type="string">
            <text:p>ENGENHARIAS I <text:s text:c="36"/></text:p>
          </table:table-cell>
          <table:table-cell office:value-type="string">
            <text:p>Journal of Mechanics of Materials and Structures. Tít. existe. Ñ registrado no ISSN Reg.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902</text:p>
          </table:table-cell>
          <table:table-cell office:value-type="string">
            <text:p>ENGENHARIAS I <text:s text:c="36"/></text:p>
          </table:table-cell>
          <table:table-cell office:value-type="string">
            <text:p>Journal of Medical Engineering &amp;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875</text:p>
          </table:table-cell>
          <table:table-cell office:value-type="string">
            <text:p>ENGENHARIAS I <text:s text:c="36"/></text:p>
          </table:table-cell>
          <table:table-cell office:value-type="string">
            <text:p>Journal of Medicinal Plan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ENGENHARIAS I <text:s text:c="36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ENGENHARIAS I <text:s text:c="36"/></text:p>
          </table:table-cell>
          <table:table-cell office:value-type="string">
            <text:p>Journal of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ENGENHARIAS I <text:s text:c="36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GENHARIAS I <text:s text:c="36"/></text:p>
          </table:table-cell>
          <table:table-cell office:value-type="string">
            <text:p>Journal of Physics and Chemistry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ENGENHARIAS I <text:s text:c="36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ENGENHARIAS I <text:s text:c="36"/></text:p>
          </table:table-cell>
          <table:table-cell office:value-type="string">
            <text:p>Journal of Plankt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ENGENHARIAS I <text:s text:c="36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ENGENHARIAS I <text:s text:c="36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ENGENHARIAS I <text:s text:c="36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ENGENHARIAS I <text:s text:c="36"/></text:p>
          </table:table-cell>
          <table:table-cell office:value-type="string">
            <text:p>Journal of Solid Stat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ENGENHARIAS I <text:s text:c="36"/></text:p>
          </table:table-cell>
          <table:table-cell office:value-type="string">
            <text:p>Journal of Sound and Vibr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ENGENHARIAS I <text:s text:c="36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5468</text:p>
          </table:table-cell>
          <table:table-cell office:value-type="string">
            <text:p>ENGENHARIAS I <text:s text:c="36"/></text:p>
          </table:table-cell>
          <table:table-cell office:value-type="string">
            <text:p>Journal of Statistic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45</text:p>
          </table:table-cell>
          <table:table-cell office:value-type="string">
            <text:p>ENGENHARIAS I <text:s text:c="36"/></text:p>
          </table:table-cell>
          <table:table-cell office:value-type="string">
            <text:p>Journal of Structural Engineering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8141</text:p>
          </table:table-cell>
          <table:table-cell office:value-type="string">
            <text:p>ENGENHARIAS I <text:s text:c="36"/></text:p>
          </table:table-cell>
          <table:table-cell office:value-type="string">
            <text:p>Journal of Structural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53</text:p>
          </table:table-cell>
          <table:table-cell office:value-type="string">
            <text:p>ENGENHARIAS I <text:s text:c="36"/></text:p>
          </table:table-cell>
          <table:table-cell office:value-type="string">
            <text:p>Journal of Surveying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ENGENHARIAS I <text:s text:c="36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973</text:p>
          </table:table-cell>
          <table:table-cell office:value-type="string">
            <text:p>ENGENHARIAS I <text:s text:c="36"/></text:p>
          </table:table-cell>
          <table:table-cell office:value-type="string">
            <text:p>Journal of Testing and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American Ceramic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74X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American Water Resources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Electrochem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European Ceramic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96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Mechanics and Physics of Sol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412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 Royal Statistical Society. Series B, Statistical Method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4466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rmal Analysis (Cessou em 1997. Cont. ISSN 1388-6150 Journal of Thermal Analysis and Calorimetr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ENGENHARIAS I <text:s text:c="36"/></text:p>
          </table:table-cell>
          <table:table-cell office:value-type="string">
            <text:p>Journal of Thermal Analysis and Calori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7X</text:p>
          </table:table-cell>
          <table:table-cell office:value-type="string">
            <text:p>ENGENHARIAS I <text:s text:c="36"/></text:p>
          </table:table-cell>
          <table:table-cell office:value-type="string">
            <text:p>Journal of Transportation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32</text:p>
          </table:table-cell>
          <table:table-cell office:value-type="string">
            <text:p>ENGENHARIAS I <text:s text:c="36"/></text:p>
          </table:table-cell>
          <table:table-cell office:value-type="string">
            <text:p>Journal of Urban and Environmental Engineering (UF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88</text:p>
          </table:table-cell>
          <table:table-cell office:value-type="string">
            <text:p>ENGENHARIAS I <text:s text:c="36"/></text:p>
          </table:table-cell>
          <table:table-cell office:value-type="string">
            <text:p>Journal of Urban Planning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ENGENHARIAS I <text:s text:c="36"/></text:p>
          </table:table-cell>
          <table:table-cell office:value-type="string">
            <text:p>Journal of Vibration and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920</text:p>
          </table:table-cell>
          <table:table-cell office:value-type="string">
            <text:p>ENGENHARIAS I <text:s text:c="36"/></text:p>
          </table:table-cell>
          <table:table-cell office:value-type="string">
            <text:p>Journal of Water and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96</text:p>
          </table:table-cell>
          <table:table-cell office:value-type="string">
            <text:p>ENGENHARIAS I <text:s text:c="36"/></text:p>
          </table:table-cell>
          <table:table-cell office:value-type="string">
            <text:p>Journal of Water Resources Planning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935</text:p>
          </table:table-cell>
          <table:table-cell office:value-type="string">
            <text:p>ENGENHARIAS I <text:s text:c="36"/></text:p>
          </table:table-cell>
          <table:table-cell office:value-type="string">
            <text:p>Journal of Water Supply: Research and Technology. AQU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105</text:p>
          </table:table-cell>
          <table:table-cell office:value-type="string">
            <text:p>ENGENHARIAS I <text:s text:c="36"/></text:p>
          </table:table-cell>
          <table:table-cell office:value-type="string">
            <text:p>Journal of Wind Engineering and Industrial Aero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ENGENHARIAS I <text:s text:c="36"/></text:p>
          </table:table-cell>
          <table:table-cell office:value-type="string">
            <text:p>Jus Navigan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ENGENHARIAS I <text:s text:c="36"/></text:p>
          </table:table-cell>
          <table:table-cell office:value-type="string">
            <text:p>Key Engineering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-131-9-526</text:p>
          </table:table-cell>
          <table:table-cell office:value-type="string">
            <text:p>ENGENHARIAS I <text:s text:c="36"/></text:p>
          </table:table-cell>
          <table:table-cell office:value-type="string">
            <text:p>La revista técnica de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52</text:p>
          </table:table-cell>
          <table:table-cell office:value-type="string">
            <text:p>ENGENHARIAS I <text:s text:c="36"/></text:p>
          </table:table-cell>
          <table:table-cell office:value-type="string">
            <text:p>Labor &amp; Engenho (Centro de Memória 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3278</text:p>
          </table:table-cell>
          <table:table-cell office:value-type="string">
            <text:p>ENGENHARIAS I <text:s text:c="36"/></text:p>
          </table:table-cell>
          <table:table-cell office:value-type="string">
            <text:p>Land Degradation &amp;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510X</text:p>
          </table:table-cell>
          <table:table-cell office:value-type="string">
            <text:p>ENGENHARIAS I <text:s text:c="36"/></text:p>
          </table:table-cell>
          <table:table-cell office:value-type="string">
            <text:p>Landslide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ENGENHARIAS I <text:s text:c="36"/></text:p>
          </table:table-cell>
          <table:table-cell office:value-type="string">
            <text:p>Latin American Applied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ENGENHARIAS I <text:s text:c="36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0-6260</text:p>
          </table:table-cell>
          <table:table-cell office:value-type="string">
            <text:p>ENGENHARIAS I <text:s text:c="36"/></text:p>
          </table:table-cell>
          <table:table-cell office:value-type="string">
            <text:p>Le Monde Diplomati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NGENHARIAS I <text:s text:c="36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ENGENHARIAS I <text:s text:c="36"/></text:p>
          </table:table-cell>
          <table:table-cell office:value-type="string">
            <text:p>Letters in Applied Mic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ENGENHARIAS I <text:s text:c="36"/></text:p>
          </table:table-cell>
          <table:table-cell office:value-type="string">
            <text:p>Letters in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ENGENHARIAS I <text:s text:c="36"/></text:p>
          </table:table-cell>
          <table:table-cell office:value-type="string">
            <text:p>Limnology and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65</text:p>
          </table:table-cell>
          <table:table-cell office:value-type="string">
            <text:p>ENGENHARIAS I <text:s text:c="36"/></text:p>
          </table:table-cell>
          <table:table-cell office:value-type="string">
            <text:p>Logos Tempo &amp; Ciência (IL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85</text:p>
          </table:table-cell>
          <table:table-cell office:value-type="string">
            <text:p>ENGENHARIAS I <text:s text:c="36"/></text:p>
          </table:table-cell>
          <table:table-cell office:value-type="string">
            <text:p>Lume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21X</text:p>
          </table:table-cell>
          <table:table-cell office:value-type="string">
            <text:p>ENGENHARIAS I <text:s text:c="36"/></text:p>
          </table:table-cell>
          <table:table-cell office:value-type="string">
            <text:p>Maderas. Ciencia y Tecnología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644</text:p>
          </table:table-cell>
          <table:table-cell office:value-type="string">
            <text:p>ENGENHARIAS I <text:s text:c="36"/></text:p>
          </table:table-cell>
          <table:table-cell office:value-type="string">
            <text:p>Maderas. Ciencia y Tecnologí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831</text:p>
          </table:table-cell>
          <table:table-cell office:value-type="string">
            <text:p>ENGENHARIAS I <text:s text:c="36"/></text:p>
          </table:table-cell>
          <table:table-cell office:value-type="string">
            <text:p>Magazine of Concret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63X</text:p>
          </table:table-cell>
          <table:table-cell office:value-type="string">
            <text:p>ENGENHARIAS I <text:s text:c="36"/></text:p>
          </table:table-cell>
          <table:table-cell office:value-type="string">
            <text:p>Magazine of Concrete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9100</text:p>
          </table:table-cell>
          <table:table-cell office:value-type="string">
            <text:p>ENGENHARIAS I <text:s text:c="36"/></text:p>
          </table:table-cell>
          <table:table-cell office:value-type="string">
            <text:p>Mapping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39</text:p>
          </table:table-cell>
          <table:table-cell office:value-type="string">
            <text:p>ENGENHARIAS I <text:s text:c="36"/></text:p>
          </table:table-cell>
          <table:table-cell office:value-type="string">
            <text:p>Marine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6X</text:p>
          </table:table-cell>
          <table:table-cell office:value-type="string">
            <text:p>ENGENHARIAS I <text:s text:c="36"/></text:p>
          </table:table-cell>
          <table:table-cell office:value-type="string">
            <text:p>Marine Systems &amp; Ocean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289</text:p>
          </table:table-cell>
          <table:table-cell office:value-type="string">
            <text:p>ENGENHARIAS I <text:s text:c="36"/></text:p>
          </table:table-cell>
          <table:table-cell office:value-type="string">
            <text:p>Masonr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ENGENHARIAS I <text:s text:c="36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65-2746</text:p>
          </table:table-cell>
          <table:table-cell office:value-type="string">
            <text:p>ENGENHARIAS I <text:s text:c="36"/></text:p>
          </table:table-cell>
          <table:table-cell office:value-type="string">
            <text:p>Materiales de Construcción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0-5385</text:p>
          </table:table-cell>
          <table:table-cell office:value-type="string">
            <text:p>ENGENHARIAS I <text:s text:c="36"/></text:p>
          </table:table-cell>
          <table:table-cell office:value-type="string">
            <text:p>Materiales y Sistem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1275</text:p>
          </table:table-cell>
          <table:table-cell office:value-type="string">
            <text:p>ENGENHARIAS I <text:s text:c="36"/></text:p>
          </table:table-cell>
          <table:table-cell office:value-type="string">
            <text:p>Materials &amp; Desig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997</text:p>
          </table:table-cell>
          <table:table-cell office:value-type="string">
            <text:p>ENGENHARIAS I <text:s text:c="36"/></text:p>
          </table:table-cell>
          <table:table-cell office:value-type="string">
            <text:p>Materials and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6873</text:p>
          </table:table-cell>
          <table:table-cell office:value-type="string">
            <text:p>ENGENHARIAS I <text:s text:c="36"/></text:p>
          </table:table-cell>
          <table:table-cell office:value-type="string">
            <text:p>Materials and Structur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ENGENHARIAS I <text:s text:c="36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GENHARIAS I <text:s text:c="36"/></text:p>
          </table:table-cell>
          <table:table-cell office:value-type="string">
            <text:p>Materials Chemistry an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69</text:p>
          </table:table-cell>
          <table:table-cell office:value-type="string">
            <text:p>ENGENHARIAS I <text:s text:c="36"/></text:p>
          </table:table-cell>
          <table:table-cell office:value-type="string">
            <text:p>Materials in Engineering (Cessou em 1982. Cont. ISSN 0264-1275 Materials and Desig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492</text:p>
          </table:table-cell>
          <table:table-cell office:value-type="string">
            <text:p>ENGENHARIAS I <text:s text:c="36"/></text:p>
          </table:table-cell>
          <table:table-cell office:value-type="string">
            <text:p>Materials Perform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ENGENHARIAS I <text:s text:c="36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ENGENHARIAS I <text:s text:c="36"/></text:p>
          </table:table-cell>
          <table:table-cell office:value-type="string">
            <text:p>Materials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ENGENHARIAS I <text:s text:c="36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ENGENHARIAS I <text:s text:c="36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ENGENHARIAS I <text:s text:c="36"/></text:p>
          </table:table-cell>
          <table:table-cell office:value-type="string">
            <text:p>Materials Science Fo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5137</text:p>
          </table:table-cell>
          <table:table-cell office:value-type="string">
            <text:p>ENGENHARIAS I <text:s text:c="36"/></text:p>
          </table:table-cell>
          <table:table-cell office:value-type="string">
            <text:p>Materialwissenschaft und Werkstofftechni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3-5147</text:p>
          </table:table-cell>
          <table:table-cell office:value-type="string">
            <text:p>ENGENHARIAS I <text:s text:c="36"/></text:p>
          </table:table-cell>
          <table:table-cell office:value-type="string">
            <text:p>Mathematical Problems in Engineer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ENGENHARIAS I <text:s text:c="36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ENGENHARIAS I <text:s text:c="36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ENGENHARIAS I <text:s text:c="36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2865</text:p>
          </table:table-cell>
          <table:table-cell office:value-type="string">
            <text:p>ENGENHARIAS I <text:s text:c="36"/></text:p>
          </table:table-cell>
          <table:table-cell office:value-type="string">
            <text:p>Mathematics and Mechanics of Sol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455</text:p>
          </table:table-cell>
          <table:table-cell office:value-type="string">
            <text:p>ENGENHARIAS I <text:s text:c="36"/></text:p>
          </table:table-cell>
          <table:table-cell office:value-type="string">
            <text:p>Meccanica (Milan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3270</text:p>
          </table:table-cell>
          <table:table-cell office:value-type="string">
            <text:p>ENGENHARIAS I <text:s text:c="36"/></text:p>
          </table:table-cell>
          <table:table-cell office:value-type="string">
            <text:p>Mechanical Systems and Signal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ENGENHARIAS I <text:s text:c="36"/></text:p>
          </table:table-cell>
          <table:table-cell office:value-type="string">
            <text:p>Mechanics Research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06</text:p>
          </table:table-cell>
          <table:table-cell office:value-type="string">
            <text:p>ENGENHARIAS I <text:s text:c="36"/></text:p>
          </table:table-cell>
          <table:table-cell office:value-type="string">
            <text:p>Medio Ambiente y Urbaniz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ENGENHARIAS I <text:s text:c="36"/></text:p>
          </table:table-cell>
          <table:table-cell office:value-type="string">
            <text:p>Megadiversidad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ENGENHARIAS I <text:s text:c="36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01</text:p>
          </table:table-cell>
          <table:table-cell office:value-type="string">
            <text:p>ENGENHARIAS I <text:s text:c="36"/></text:p>
          </table:table-cell>
          <table:table-cell office:value-type="string">
            <text:p>Mercator (Fortalez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329</text:p>
          </table:table-cell>
          <table:table-cell office:value-type="string">
            <text:p>ENGENHARIAS I <text:s text:c="36"/></text:p>
          </table:table-cell>
          <table:table-cell office:value-type="string">
            <text:p>Mercator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ENGENHARIAS I <text:s text:c="36"/></text:p>
          </table:table-cell>
          <table:table-cell office:value-type="string">
            <text:p>Metals Materials and Proces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ENGENHARIAS I <text:s text:c="36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ENGENHARIAS I <text:s text:c="36"/></text:p>
          </table:table-cell>
          <table:table-cell office:value-type="string">
            <text:p>Microbi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ENGENHARIAS I <text:s text:c="36"/></text:p>
          </table:table-cell>
          <table:table-cell office:value-type="string">
            <text:p>Microbiologia in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ENGENHARIAS I <text:s text:c="36"/></text:p>
          </table:table-cell>
          <table:table-cell office:value-type="string">
            <text:p>Microporous and Mesopor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337</text:p>
          </table:table-cell>
          <table:table-cell office:value-type="string">
            <text:p>ENGENHARIAS I <text:s text:c="36"/></text:p>
          </table:table-cell>
          <table:table-cell office:value-type="string">
            <text:p>Mig: Revista Científica de Desig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ENGENHARIAS I <text:s text:c="36"/></text:p>
          </table:table-cell>
          <table:table-cell office:value-type="string">
            <text:p>Mineral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22</text:p>
          </table:table-cell>
          <table:table-cell office:value-type="string">
            <text:p>ENGENHARIAS I <text:s text:c="36"/></text:p>
          </table:table-cell>
          <table:table-cell office:value-type="string">
            <text:p>Minha C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ENGENHARIAS I <text:s text:c="36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49</text:p>
          </table:table-cell>
          <table:table-cell office:value-type="string">
            <text:p>ENGENHARIAS I <text:s text:c="36"/></text:p>
          </table:table-cell>
          <table:table-cell office:value-type="string">
            <text:p>Momento do Professo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111</text:p>
          </table:table-cell>
          <table:table-cell office:value-type="string">
            <text:p>ENGENHARIAS I <text:s text:c="36"/></text:p>
          </table:table-cell>
          <table:table-cell office:value-type="string">
            <text:p>Motrivivencia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ENGENHARIAS I <text:s text:c="36"/></text:p>
          </table:table-cell>
          <table:table-cell office:value-type="string">
            <text:p>Mundo &amp; Vid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95</text:p>
          </table:table-cell>
          <table:table-cell office:value-type="string">
            <text:p>ENGENHARIAS I <text:s text:c="36"/></text:p>
          </table:table-cell>
          <table:table-cell office:value-type="string">
            <text:p>MundoPM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 <text:s text:c="36"/></text:p>
          </table:table-cell>
          <table:table-cell office:value-type="string">
            <text:p>Municípios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ENGENHARIAS I <text:s text:c="36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30X</text:p>
          </table:table-cell>
          <table:table-cell office:value-type="string">
            <text:p>ENGENHARIAS I <text:s text:c="36"/></text:p>
          </table:table-cell>
          <table:table-cell office:value-type="string">
            <text:p>Natural Hazards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ENGENHARIAS I <text:s text:c="36"/></text:p>
          </table:table-cell>
          <table:table-cell office:value-type="string">
            <text:p>Natural Product Communication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19</text:p>
          </table:table-cell>
          <table:table-cell office:value-type="string">
            <text:p>ENGENHARIAS I <text:s text:c="36"/></text:p>
          </table:table-cell>
          <table:table-cell office:value-type="string">
            <text:p>Natureza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95</text:p>
          </table:table-cell>
          <table:table-cell office:value-type="string">
            <text:p>ENGENHARIAS I <text:s text:c="36"/></text:p>
          </table:table-cell>
          <table:table-cell office:value-type="string">
            <text:p>NDT &amp; 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ENGENHARIAS I <text:s text:c="36"/></text:p>
          </table:table-cell>
          <table:table-cell office:value-type="string">
            <text:p>Neotropical Entom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ENGENHARIAS I <text:s text:c="36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3X</text:p>
          </table:table-cell>
          <table:table-cell office:value-type="string">
            <text:p>ENGENHARIAS I <text:s text:c="36"/></text:p>
          </table:table-cell>
          <table:table-cell office:value-type="string">
            <text:p>Networks and Spati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ENGENHARIAS I <text:s text:c="36"/></text:p>
          </table:table-cell>
          <table:table-cell office:value-type="string">
            <text:p>Neurocomputing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65</text:p>
          </table:table-cell>
          <table:table-cell office:value-type="string">
            <text:p>ENGENHARIAS I <text:s text:c="36"/></text:p>
          </table:table-cell>
          <table:table-cell office:value-type="string">
            <text:p>Noise &amp; Vibration Worldwi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501</text:p>
          </table:table-cell>
          <table:table-cell office:value-type="string">
            <text:p>ENGENHARIAS I <text:s text:c="36"/></text:p>
          </table:table-cell>
          <table:table-cell office:value-type="string">
            <text:p>Noise Control Engineering Journal (Cessou em 200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ENGENHARIAS I <text:s text:c="36"/></text:p>
          </table:table-cell>
          <table:table-cell office:value-type="string">
            <text:p>Nonlinear 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489</text:p>
          </table:table-cell>
          <table:table-cell office:value-type="string">
            <text:p>ENGENHARIAS I <text:s text:c="36"/></text:p>
          </table:table-cell>
          <table:table-cell office:value-type="string">
            <text:p>Noticreto (Bogot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ENGENHARIAS I <text:s text:c="36"/></text:p>
          </table:table-cell>
          <table:table-cell office:value-type="string">
            <text:p>Novos Cadernos NA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493</text:p>
          </table:table-cell>
          <table:table-cell office:value-type="string">
            <text:p>ENGENHARIAS I <text:s text:c="36"/></text:p>
          </table:table-cell>
          <table:table-cell office:value-type="string">
            <text:p>Nuclear Engineering and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ENGENHARIAS I <text:s text:c="36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NGENHARIAS I <text:s text:c="36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ENGENHARIAS I <text:s text:c="36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1398</text:p>
          </table:table-cell>
          <table:table-cell office:value-type="string">
            <text:p>ENGENHARIAS I <text:s text:c="36"/></text:p>
          </table:table-cell>
          <table:table-cell office:value-type="string">
            <text:p>Numerical Algorith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82</text:p>
          </table:table-cell>
          <table:table-cell office:value-type="string">
            <text:p>ENGENHARIAS I <text:s text:c="36"/></text:p>
          </table:table-cell>
          <table:table-cell office:value-type="string">
            <text:p>Numerical Heat Transfer. Part A,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NGENHARIAS I <text:s text:c="36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ENGENHARIAS I <text:s text:c="36"/></text:p>
          </table:table-cell>
          <table:table-cell office:value-type="string">
            <text:p>O Pape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27</text:p>
          </table:table-cell>
          <table:table-cell office:value-type="string">
            <text:p>ENGENHARIAS I <text:s text:c="36"/></text:p>
          </table:table-cell>
          <table:table-cell office:value-type="string">
            <text:p>Oculum Ensaio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ENGENHARIAS I <text:s text:c="36"/></text:p>
          </table:table-cell>
          <table:table-cell office:value-type="string">
            <text:p>Oecologia Brasiliens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ENGENHARIAS I <text:s text:c="36"/></text:p>
          </table:table-cell>
          <table:table-cell office:value-type="string">
            <text:p>Oikos (Viçosa, 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78</text:p>
          </table:table-cell>
          <table:table-cell office:value-type="string">
            <text:p>ENGENHARIAS I <text:s text:c="36"/></text:p>
          </table:table-cell>
          <table:table-cell office:value-type="string">
            <text:p>Okara : Geografia em Debate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ENGENHARIAS I <text:s text:c="36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ENGENHARIAS I <text:s text:c="36"/></text:p>
          </table:table-cell>
          <table:table-cell office:value-type="string">
            <text:p>Org &amp; Demo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ENGENHARIAS I <text:s text:c="36"/></text:p>
          </table:table-cell>
          <table:table-cell office:value-type="string">
            <text:p>Organic Ge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ENGENHARIAS I <text:s text:c="36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9512</text:p>
          </table:table-cell>
          <table:table-cell office:value-type="string">
            <text:p>ENGENHARIAS I <text:s text:c="36"/></text:p>
          </table:table-cell>
          <table:table-cell office:value-type="string">
            <text:p>Ozone: Science &amp;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098</text:p>
          </table:table-cell>
          <table:table-cell office:value-type="string">
            <text:p>ENGENHARIAS I <text:s text:c="36"/></text:p>
          </table:table-cell>
          <table:table-cell office:value-type="string">
            <text:p>Paisagem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95</text:p>
          </table:table-cell>
          <table:table-cell office:value-type="string">
            <text:p>ENGENHARIAS I <text:s text:c="36"/></text:p>
          </table:table-cell>
          <table:table-cell office:value-type="string">
            <text:p>Paranoá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351</text:p>
          </table:table-cell>
          <table:table-cell office:value-type="string">
            <text:p>ENGENHARIAS I <text:s text:c="36"/></text:p>
          </table:table-cell>
          <table:table-cell office:value-type="string">
            <text:p>Particulate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220</text:p>
          </table:table-cell>
          <table:table-cell office:value-type="string">
            <text:p>ENGENHARIAS I <text:s text:c="36"/></text:p>
          </table:table-cell>
          <table:table-cell office:value-type="string">
            <text:p>PCH Notícias &amp; SHP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ENGENHARIAS I <text:s text:c="36"/></text:p>
          </table:table-cell>
          <table:table-cell office:value-type="string">
            <text:p>Perspectiva (Erex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144</text:p>
          </table:table-cell>
          <table:table-cell office:value-type="string">
            <text:p>ENGENHARIAS I <text:s text:c="36"/></text:p>
          </table:table-cell>
          <table:table-cell office:value-type="string">
            <text:p>Perspectivas (Cachoeiro do Itapemir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93</text:p>
          </table:table-cell>
          <table:table-cell office:value-type="string">
            <text:p>ENGENHARIAS I <text:s text:c="36"/></text:p>
          </table:table-cell>
          <table:table-cell office:value-type="string">
            <text:p>Perspectivas Contemporân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830</text:p>
          </table:table-cell>
          <table:table-cell office:value-type="string">
            <text:p>ENGENHARIAS I <text:s text:c="36"/></text:p>
          </table:table-cell>
          <table:table-cell office:value-type="string">
            <text:p>Pesquisa &amp; Desenvolvimento Engenharia de Prod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ENGENHARIAS I <text:s text:c="36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ENGENHARIAS I <text:s text:c="36"/></text:p>
          </table:table-cell>
          <table:table-cell office:value-type="string">
            <text:p>Pesquisa Agropecuária Brasileir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ENGENHARIAS I <text:s text:c="36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NGENHARIAS I <text:s text:c="36"/></text:p>
          </table:table-cell>
          <table:table-cell office:value-type="string">
            <text:p>Pesquisa Operacio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375</text:p>
          </table:table-cell>
          <table:table-cell office:value-type="string">
            <text:p>ENGENHARIAS I <text:s text:c="36"/></text:p>
          </table:table-cell>
          <table:table-cell office:value-type="string">
            <text:p>Pesquisas (Instituto de Geociências, Universidade Federal do Rio Grande do Sul) (Cessou em 1999. Cont. ISSN 1518-2398 Pesquisas em Geociências (UFRGS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ENGENHARIAS I <text:s text:c="36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NGENHARIAS I <text:s text:c="36"/></text:p>
          </table:table-cell>
          <table:table-cell office:value-type="string">
            <text:p>Petro &amp;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8X</text:p>
          </table:table-cell>
          <table:table-cell office:value-type="string">
            <text:p>ENGENHARIAS I <text:s text:c="36"/></text:p>
          </table:table-cell>
          <table:table-cell office:value-type="string">
            <text:p>Photogrammetric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NGENHARIAS I <text:s text:c="36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569</text:p>
          </table:table-cell>
          <table:table-cell office:value-type="string">
            <text:p>ENGENHARIAS I <text:s text:c="36"/></text:p>
          </table:table-cell>
          <table:table-cell office:value-type="string">
            <text:p>Physicae (APG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ENGENHARIAS I <text:s text:c="36"/></text:p>
          </table:table-cell>
          <table:table-cell office:value-type="string">
            <text:p>Physical Review. D. Particles and fields (Cessou em 2003. Cont. 1550-7998 Physical review. D, Particles, Fields, Gravitation, and Cosm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ENGENHARIAS I <text:s text:c="36"/></text:p>
          </table:table-cell>
          <table:table-cell office:value-type="string">
            <text:p>Physics of Fluids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ENGENHARIAS I <text:s text:c="36"/></text:p>
          </table:table-cell>
          <table:table-cell office:value-type="string">
            <text:p>Plant Cell Culture &amp; Micropropag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ENGENHARIAS I <text:s text:c="36"/></text:p>
          </table:table-cell>
          <table:table-cell office:value-type="string">
            <text:p>Plant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5897</text:p>
          </table:table-cell>
          <table:table-cell office:value-type="string">
            <text:p>ENGENHARIAS I <text:s text:c="36"/></text:p>
          </table:table-cell>
          <table:table-cell office:value-type="string">
            <text:p>Plumbing Systems &amp; Desig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ENGENHARIAS I <text:s text:c="36"/></text:p>
          </table:table-cell>
          <table:table-cell office:value-type="string">
            <text:p>Polímeros (São Carlo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169</text:p>
          </table:table-cell>
          <table:table-cell office:value-type="string">
            <text:p>ENGENHARIAS I <text:s text:c="36"/></text:p>
          </table:table-cell>
          <table:table-cell office:value-type="string">
            <text:p>Politécnica (Instituto Politécnico da Bah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ENGENHARIAS I <text:s text:c="36"/></text:p>
          </table:table-cell>
          <table:table-cell office:value-type="string">
            <text:p>Polymer Degradation and St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ENGENHARIAS I <text:s text:c="36"/></text:p>
          </table:table-cell>
          <table:table-cell office:value-type="string">
            <text:p>Polymer Tes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ENGENHARIAS I <text:s text:c="36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ENGENHARIAS I <text:s text:c="36"/></text:p>
          </table:table-cell>
          <table:table-cell office:value-type="string">
            <text:p>Powder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18</text:p>
          </table:table-cell>
          <table:table-cell office:value-type="string">
            <text:p>ENGENHARIAS I <text:s text:c="36"/></text:p>
          </table:table-cell>
          <table:table-cell office:value-type="string">
            <text:p>Prism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ENGENHARIAS I <text:s text:c="36"/></text:p>
          </table:table-cell>
          <table:table-cell office:value-type="string">
            <text:p>Pró-Fo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920</text:p>
          </table:table-cell>
          <table:table-cell office:value-type="string">
            <text:p>ENGENHARIAS I <text:s text:c="36"/></text:p>
          </table:table-cell>
          <table:table-cell office:value-type="string">
            <text:p>Probabilistic Engineering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648</text:p>
          </table:table-cell>
          <table:table-cell office:value-type="string">
            <text:p>ENGENHARIAS I <text:s text:c="36"/></text:p>
          </table:table-cell>
          <table:table-cell office:value-type="string">
            <text:p>Probability in the Engineering and Information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615</text:p>
          </table:table-cell>
          <table:table-cell office:value-type="string">
            <text:p>ENGENHARIAS I <text:s text:c="36"/></text:p>
          </table:table-cell>
          <table:table-cell office:value-type="string">
            <text:p>Proceedings of the British Masonry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2618</text:p>
          </table:table-cell>
          <table:table-cell office:value-type="string">
            <text:p>ENGENHARIAS I <text:s text:c="36"/></text:p>
          </table:table-cell>
          <table:table-cell office:value-type="string">
            <text:p>Proceedings of the Institution of Civil Engineers. Geotechn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903</text:p>
          </table:table-cell>
          <table:table-cell office:value-type="string">
            <text:p>ENGENHARIAS I <text:s text:c="36"/></text:p>
          </table:table-cell>
          <table:table-cell office:value-type="string">
            <text:p>Proceedings of the Institution of Civil Engineers. Municipal Engine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911</text:p>
          </table:table-cell>
          <table:table-cell office:value-type="string">
            <text:p>ENGENHARIAS I <text:s text:c="36"/></text:p>
          </table:table-cell>
          <table:table-cell office:value-type="string">
            <text:p>Proceedings of the Institution of Civil Engineers. Structures and Buil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62</text:p>
          </table:table-cell>
          <table:table-cell office:value-type="string">
            <text:p>ENGENHARIAS I <text:s text:c="36"/></text:p>
          </table:table-cell>
          <table:table-cell office:value-type="string">
            <text:p>Proceedings of the Institution of Mechanical Engineers. Part C, Journal of Mechanical Engineering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ENGENHARIAS I <text:s text:c="36"/></text:p>
          </table:table-cell>
          <table:table-cell office:value-type="string">
            <text:p>Process Biochemistry (199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NGENHARIAS I <text:s text:c="36"/></text:p>
          </table:table-cell>
          <table:table-cell office:value-type="string">
            <text:p>Produção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ENGENHARIAS I <text:s text:c="36"/></text:p>
          </table:table-cell>
          <table:table-cell office:value-type="string">
            <text:p>Product (IGD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1425</text:p>
          </table:table-cell>
          <table:table-cell office:value-type="string">
            <text:p>ENGENHARIAS I <text:s text:c="36"/></text:p>
          </table:table-cell>
          <table:table-cell office:value-type="string">
            <text:p>Professional Survey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ENGENHARIAS I <text:s text:c="36"/></text:p>
          </table:table-cell>
          <table:table-cell office:value-type="string">
            <text:p>Progress in Nuclear Energy (New seri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7472</text:p>
          </table:table-cell>
          <table:table-cell office:value-type="string">
            <text:p>ENGENHARIAS I <text:s text:c="36"/></text:p>
          </table:table-cell>
          <table:table-cell office:value-type="string">
            <text:p>Property Management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923</text:p>
          </table:table-cell>
          <table:table-cell office:value-type="string">
            <text:p>ENGENHARIAS I <text:s text:c="36"/></text:p>
          </table:table-cell>
          <table:table-cell office:value-type="string">
            <text:p>Proteçã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ENGENHARIAS I <text:s text:c="36"/></text:p>
          </table:table-cell>
          <table:table-cell office:value-type="string">
            <text:p>PTR. Phytotherap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ENGENHARIAS I <text:s text:c="36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527</text:p>
          </table:table-cell>
          <table:table-cell office:value-type="string">
            <text:p>ENGENHARIAS I <text:s text:c="36"/></text:p>
          </table:table-cell>
          <table:table-cell office:value-type="string">
            <text:p>Publication 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80</text:p>
          </table:table-cell>
          <table:table-cell office:value-type="string">
            <text:p>ENGENHARIAS I <text:s text:c="36"/></text:p>
          </table:table-cell>
          <table:table-cell office:value-type="string">
            <text:p>Qualit@s (UE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177</text:p>
          </table:table-cell>
          <table:table-cell office:value-type="string">
            <text:p>ENGENHARIAS I <text:s text:c="36"/></text:p>
          </table:table-cell>
          <table:table-cell office:value-type="string">
            <text:p>Quality and Quant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009</text:p>
          </table:table-cell>
          <table:table-cell office:value-type="string">
            <text:p>ENGENHARIAS I <text:s text:c="36"/></text:p>
          </table:table-cell>
          <table:table-cell office:value-type="string">
            <text:p>Quarterly Journal of the Royal Meteorolog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836</text:p>
          </table:table-cell>
          <table:table-cell office:value-type="string">
            <text:p>ENGENHARIAS I <text:s text:c="36"/></text:p>
          </table:table-cell>
          <table:table-cell office:value-type="string">
            <text:p>Química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GENHARIAS I <text:s text:c="36"/></text:p>
          </table:table-cell>
          <table:table-cell office:value-type="string">
            <text:p>Química No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ENGENHARIAS I <text:s text:c="36"/></text:p>
          </table:table-cell>
          <table:table-cell office:value-type="string">
            <text:p>Química Nov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36</text:p>
          </table:table-cell>
          <table:table-cell office:value-type="string">
            <text:p>ENGENHARIAS I <text:s text:c="36"/></text:p>
          </table:table-cell>
          <table:table-cell office:value-type="string">
            <text:p>Ra'e g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83</text:p>
          </table:table-cell>
          <table:table-cell office:value-type="string">
            <text:p>ENGENHARIAS I <text:s text:c="36"/></text:p>
          </table:table-cell>
          <table:table-cell office:value-type="string">
            <text:p>RACE : Revista de Administração, Contabilidade e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NGENHARIAS I <text:s text:c="36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ENGENHARIAS I <text:s text:c="36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GENHARIAS I <text:s text:c="36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NGENHARIAS I <text:s text:c="36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ENGENHARIAS I <text:s text:c="36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858</text:p>
          </table:table-cell>
          <table:table-cell office:value-type="string">
            <text:p>ENGENHARIAS I <text:s text:c="36"/></text:p>
          </table:table-cell>
          <table:table-cell office:value-type="string">
            <text:p>RCA. Revista de Ciências Ambientais (UniLASA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ENGENHARIAS I <text:s text:c="36"/></text:p>
          </table:table-cell>
          <table:table-cell office:value-type="string">
            <text:p>RDE. Revista de Desenvolvimento Econôm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ENGENHARIAS I <text:s text:c="36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03X</text:p>
          </table:table-cell>
          <table:table-cell office:value-type="string">
            <text:p>ENGENHARIAS I <text:s text:c="36"/></text:p>
          </table:table-cell>
          <table:table-cell office:value-type="string">
            <text:p>Real Estat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35</text:p>
          </table:table-cell>
          <table:table-cell office:value-type="string">
            <text:p>ENGENHARIAS I <text:s text:c="36"/></text:p>
          </table:table-cell>
          <table:table-cell office:value-type="string">
            <text:p>Real Estate Marke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ENGENHARIAS I <text:s text:c="36"/></text:p>
          </table:table-cell>
          <table:table-cell office:value-type="string">
            <text:p>RECITEC. Revista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1741</text:p>
          </table:table-cell>
          <table:table-cell office:value-type="string">
            <text:p>ENGENHARIAS I <text:s text:c="36"/></text:p>
          </table:table-cell>
          <table:table-cell office:value-type="string">
            <text:p>Recursos Hídricos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ENGENHARIAS I <text:s text:c="36"/></text:p>
          </table:table-cell>
          <table:table-cell office:value-type="string">
            <text:p>Redes (Santa Cruz do Su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846</text:p>
          </table:table-cell>
          <table:table-cell office:value-type="string">
            <text:p>ENGENHARIAS I <text:s text:c="36"/></text:p>
          </table:table-cell>
          <table:table-cell office:value-type="string">
            <text:p>Refocus (Oxford) (Cessou em 2007. Cont. Renewable Energy Focu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ENGENHARIAS I <text:s text:c="36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925</text:p>
          </table:table-cell>
          <table:table-cell office:value-type="string">
            <text:p>ENGENHARIAS I <text:s text:c="36"/></text:p>
          </table:table-cell>
          <table:table-cell office:value-type="string">
            <text:p>Región y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20</text:p>
          </table:table-cell>
          <table:table-cell office:value-type="string">
            <text:p>ENGENHARIAS I <text:s text:c="36"/></text:p>
          </table:table-cell>
          <table:table-cell office:value-type="string">
            <text:p>Reliability Engineering &amp; Systems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NGENHARIAS I <text:s text:c="36"/></text:p>
          </table:table-cell>
          <table:table-cell office:value-type="string">
            <text:p>REM. Revista Escola de Min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ENGENHARIAS I <text:s text:c="36"/></text:p>
          </table:table-cell>
          <table:table-cell office:value-type="string">
            <text:p>Remote Sensing of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0321</text:p>
          </table:table-cell>
          <table:table-cell office:value-type="string">
            <text:p>ENGENHARIAS I <text:s text:c="36"/></text:p>
          </table:table-cell>
          <table:table-cell office:value-type="string">
            <text:p>Renewable &amp; Sustainable Energ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ENGENHARIAS I <text:s text:c="36"/></text:p>
          </table:table-cell>
          <table:table-cell office:value-type="string">
            <text:p>Renewable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8859</text:p>
          </table:table-cell>
          <table:table-cell office:value-type="string">
            <text:p>ENGENHARIAS I <text:s text:c="36"/></text:p>
          </table:table-cell>
          <table:table-cell office:value-type="string">
            <text:p>Research in Transportation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9526</text:p>
          </table:table-cell>
          <table:table-cell office:value-type="string">
            <text:p>ENGENHARIAS I <text:s text:c="36"/></text:p>
          </table:table-cell>
          <table:table-cell office:value-type="string">
            <text:p>Residuos La Revista Técnica de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ENGENHARIAS I <text:s text:c="36"/></text:p>
          </table:table-cell>
          <table:table-cell office:value-type="string">
            <text:p>Resources, Conservation and Recyc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ENGENHARIAS I <text:s text:c="36"/></text:p>
          </table:table-cell>
          <table:table-cell office:value-type="string">
            <text:p>Retratos de Assenta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705</text:p>
          </table:table-cell>
          <table:table-cell office:value-type="string">
            <text:p>ENGENHARIAS I <text:s text:c="36"/></text:p>
          </table:table-cell>
          <table:table-cell office:value-type="string">
            <text:p>Reviews in Environmental Science and Bio-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599</text:p>
          </table:table-cell>
          <table:table-cell office:value-type="string">
            <text:p>ENGENHARIAS I <text:s text:c="36"/></text:p>
          </table:table-cell>
          <table:table-cell office:value-type="string">
            <text:p>Revista Aben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ENGENHARIAS I <text:s text:c="36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8X</text:p>
          </table:table-cell>
          <table:table-cell office:value-type="string">
            <text:p>ENGENHARIAS I <text:s text:c="36"/></text:p>
          </table:table-cell>
          <table:table-cell office:value-type="string">
            <text:p>Revista AIDIS de Ingeniería y Ciencias Ambient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ENGENHARIAS I <text:s text:c="36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ENGENHARIAS I <text:s text:c="36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ENGENHARIAS I <text:s text:c="36"/></text:p>
          </table:table-cell>
          <table:table-cell office:value-type="string">
            <text:p>Revista Augustu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 <text:s text:c="36"/></text:p>
          </table:table-cell>
          <table:table-cell office:value-type="string">
            <text:p>Revista Batata Sho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Agrometeo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22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Agropecu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174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Arqueometria, Restauração e Conser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Botâ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Ciências Mecân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conom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18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ducação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64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408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ducação Profissional e Tecn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statí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Ge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Geofís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Geomorf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Nutrição Clí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25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Pesquisa em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Recursos Hídric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ENGENHARIAS I <text:s text:c="36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ENGENHARIAS I <text:s text:c="36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653</text:p>
          </table:table-cell>
          <table:table-cell office:value-type="string">
            <text:p>ENGENHARIAS I <text:s text:c="36"/></text:p>
          </table:table-cell>
          <table:table-cell office:value-type="string">
            <text:p>Revista Capixaba de Ciência e Tecn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63</text:p>
          </table:table-cell>
          <table:table-cell office:value-type="string">
            <text:p>ENGENHARIAS I <text:s text:c="36"/></text:p>
          </table:table-cell>
          <table:table-cell office:value-type="string">
            <text:p>Revista Cecil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ENGENHARIAS I <text:s text:c="36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ENGENHARIAS I <text:s text:c="36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GENHARIAS I <text:s text:c="36"/></text:p>
          </table:table-cell>
          <table:table-cell office:value-type="string">
            <text:p>Revista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999-9900</text:p>
          </table:table-cell>
          <table:table-cell office:value-type="string">
            <text:p>ENGENHARIAS I <text:s text:c="36"/></text:p>
          </table:table-cell>
          <table:table-cell office:value-type="string">
            <text:p>Revista Ciências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93</text:p>
          </table:table-cell>
          <table:table-cell office:value-type="string">
            <text:p>ENGENHARIAS I <text:s text:c="36"/></text:p>
          </table:table-cell>
          <table:table-cell office:value-type="string">
            <text:p>Revista Ciências Exa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ENGENHARIAS I <text:s text:c="36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ENGENHARIAS I <text:s text:c="36"/></text:p>
          </table:table-cell>
          <table:table-cell office:value-type="string">
            <text:p>Revista Científica da UF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ENGENHARIAS I <text:s text:c="36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66</text:p>
          </table:table-cell>
          <table:table-cell office:value-type="string">
            <text:p>ENGENHARIAS I <text:s text:c="36"/></text:p>
          </table:table-cell>
          <table:table-cell office:value-type="string">
            <text:p>Revista CPC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21</text:p>
          </table:table-cell>
          <table:table-cell office:value-type="string">
            <text:p>ENGENHARIAS I <text:s text:c="36"/></text:p>
          </table:table-cell>
          <table:table-cell office:value-type="string">
            <text:p>Revista CREA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ENGENHARIAS I <text:s text:c="36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ENGENHARIAS I <text:s text:c="36"/></text:p>
          </table:table-cell>
          <table:table-cell office:value-type="string">
            <text:p>Revista da Mad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ENGENHARIAS I <text:s text:c="36"/></text:p>
          </table:table-cell>
          <table:table-cell office:value-type="string">
            <text:p>Revista da Pesquisa &amp;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56</text:p>
          </table:table-cell>
          <table:table-cell office:value-type="string">
            <text:p>ENGENHARIAS I <text:s text:c="36"/></text:p>
          </table:table-cell>
          <table:table-cell office:value-type="string">
            <text:p>Revista da Saúde (UR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ENGENHARIAS I <text:s text:c="36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NGENHARIAS I <text:s text:c="36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GENHARIAS I <text:s text:c="36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ENGENHARIAS I <text:s text:c="36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40</text:p>
          </table:table-cell>
          <table:table-cell office:value-type="string">
            <text:p>ENGENHARIAS I <text:s text:c="36"/></text:p>
          </table:table-cell>
          <table:table-cell office:value-type="string">
            <text:p>Revista D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28</text:p>
          </table:table-cell>
          <table:table-cell office:value-type="string">
            <text:p>ENGENHARIAS I <text:s text:c="36"/></text:p>
          </table:table-cell>
          <table:table-cell office:value-type="string">
            <text:p>Revista das Faculdades Santa Cru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3680</text:p>
          </table:table-cell>
          <table:table-cell office:value-type="string">
            <text:p>ENGENHARIAS I <text:s text:c="36"/></text:p>
          </table:table-cell>
          <table:table-cell office:value-type="string">
            <text:p>Revista de Acú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85</text:p>
          </table:table-cell>
          <table:table-cell office:value-type="string">
            <text:p>ENGENHARIAS I <text:s text:c="36"/></text:p>
          </table:table-cell>
          <table:table-cell office:value-type="string">
            <text:p>Revista de Administração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ENGENHARIAS I <text:s text:c="36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927</text:p>
          </table:table-cell>
          <table:table-cell office:value-type="string">
            <text:p>ENGENHARIAS I <text:s text:c="36"/></text:p>
          </table:table-cell>
          <table:table-cell office:value-type="string">
            <text:p>Revista de Análisis Económ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ENGENHARIAS I <text:s text:c="36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ENGENHARIAS I <text:s text:c="36"/></text:p>
          </table:table-cell>
          <table:table-cell office:value-type="string">
            <text:p>Revista de Biologia 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ENGENHARIAS I <text:s text:c="36"/></text:p>
          </table:table-cell>
          <table:table-cell office:value-type="string">
            <text:p>Revista de Biologia 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22</text:p>
          </table:table-cell>
          <table:table-cell office:value-type="string">
            <text:p>ENGENHARIAS I <text:s text:c="36"/></text:p>
          </table:table-cell>
          <table:table-cell office:value-type="string">
            <text:p>Revista de Ciência &amp; Tecnologia (UNI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8922</text:p>
          </table:table-cell>
          <table:table-cell office:value-type="string">
            <text:p>ENGENHARIAS I <text:s text:c="36"/></text:p>
          </table:table-cell>
          <table:table-cell office:value-type="string">
            <text:p>Revista de Ciencia y Te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18X</text:p>
          </table:table-cell>
          <table:table-cell office:value-type="string">
            <text:p>ENGENHARIAS I <text:s text:c="36"/></text:p>
          </table:table-cell>
          <table:table-cell office:value-type="string">
            <text:p>Revista de Ciências Agrárias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827</text:p>
          </table:table-cell>
          <table:table-cell office:value-type="string">
            <text:p>ENGENHARIAS I <text:s text:c="36"/></text:p>
          </table:table-cell>
          <table:table-cell office:value-type="string">
            <text:p>Revista de Contabilidade e Finanç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ENGENHARIAS I <text:s text:c="36"/></text:p>
          </table:table-cell>
          <table:table-cell office:value-type="string">
            <text:p>Revista de Direit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ENGENHARIAS I <text:s text:c="36"/></text:p>
          </table:table-cell>
          <table:table-cell office:value-type="string">
            <text:p>Revista de Direito da Concorr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192</text:p>
          </table:table-cell>
          <table:table-cell office:value-type="string">
            <text:p>ENGENHARIAS I <text:s text:c="36"/></text:p>
          </table:table-cell>
          <table:table-cell office:value-type="string">
            <text:p>Revista de Direitos Difus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ENGENHARIAS I <text:s text:c="36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39</text:p>
          </table:table-cell>
          <table:table-cell office:value-type="string">
            <text:p>ENGENHARIAS I <text:s text:c="36"/></text:p>
          </table:table-cell>
          <table:table-cell office:value-type="string">
            <text:p>Revista de Economia Flum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738</text:p>
          </table:table-cell>
          <table:table-cell office:value-type="string">
            <text:p>ENGENHARIAS I <text:s text:c="36"/></text:p>
          </table:table-cell>
          <table:table-cell office:value-type="string">
            <text:p>Revista de Engenharia da Universidade Católica de Petrópol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NGENHARIAS I <text:s text:c="36"/></text:p>
          </table:table-cell>
          <table:table-cell office:value-type="string">
            <text:p>Revista de Ensino de Engenh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ENGENHARIAS I <text:s text:c="36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279</text:p>
          </table:table-cell>
          <table:table-cell office:value-type="string">
            <text:p>ENGENHARIAS I <text:s text:c="36"/></text:p>
          </table:table-cell>
          <table:table-cell office:value-type="string">
            <text:p>Revista de Estudos e Pesquisas (Fundação Nacional do Índ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ENGENHARIAS I <text:s text:c="36"/></text:p>
          </table:table-cell>
          <table:table-cell office:value-type="string">
            <text:p>Revista de Ge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759</text:p>
          </table:table-cell>
          <table:table-cell office:value-type="string">
            <text:p>ENGENHARIAS I <text:s text:c="36"/></text:p>
          </table:table-cell>
          <table:table-cell office:value-type="string">
            <text:p>Revista de Guimarã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0560</text:p>
          </table:table-cell>
          <table:table-cell office:value-type="string">
            <text:p>ENGENHARIAS I <text:s text:c="36"/></text:p>
          </table:table-cell>
          <table:table-cell office:value-type="string">
            <text:p>Revista de Ingeni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073</text:p>
          </table:table-cell>
          <table:table-cell office:value-type="string">
            <text:p>ENGENHARIAS I <text:s text:c="36"/></text:p>
          </table:table-cell>
          <table:table-cell office:value-type="string">
            <text:p>Revista de Ingeniería de Construcción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2952</text:p>
          </table:table-cell>
          <table:table-cell office:value-type="string">
            <text:p>ENGENHARIAS I <text:s text:c="36"/></text:p>
          </table:table-cell>
          <table:table-cell office:value-type="string">
            <text:p>Revista de Ingeniería de Construcción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ENGENHARIAS I <text:s text:c="36"/></text:p>
          </table:table-cell>
          <table:table-cell office:value-type="string">
            <text:p>Revista de Investigaciones Mar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072</text:p>
          </table:table-cell>
          <table:table-cell office:value-type="string">
            <text:p>ENGENHARIAS I <text:s text:c="36"/></text:p>
          </table:table-cell>
          <table:table-cell office:value-type="string">
            <text:p>Revista de la Facultad de Ingeniería - Universidad de Tarapacá (Impresa) (Cessou em 2006. Cont. ISSN 0718-3291 Ingeniare. Revista Chilena de Ingenie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NGENHARIAS I <text:s text:c="36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45</text:p>
          </table:table-cell>
          <table:table-cell office:value-type="string">
            <text:p>ENGENHARIAS I <text:s text:c="36"/></text:p>
          </table:table-cell>
          <table:table-cell office:value-type="string">
            <text:p>Revista de Matemática e Estatística (Online) (Cessou em 2007. Cont. ISSN 1983-0823 Revista Brasileira de Biomet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NGENHARIAS I <text:s text:c="36"/></text:p>
          </table:table-cell>
          <table:table-cell office:value-type="string">
            <text:p>Revista de Nutri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ENGENHARIAS I <text:s text:c="36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136</text:p>
          </table:table-cell>
          <table:table-cell office:value-type="string">
            <text:p>ENGENHARIAS I <text:s text:c="36"/></text:p>
          </table:table-cell>
          <table:table-cell office:value-type="string">
            <text:p>Revista de Pesquisa Aplicada à Engenh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22</text:p>
          </table:table-cell>
          <table:table-cell office:value-type="string">
            <text:p>ENGENHARIAS I <text:s text:c="36"/></text:p>
          </table:table-cell>
          <table:table-cell office:value-type="string">
            <text:p>Revista de Saúde Coletiva da UEF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ENGENHARIAS I <text:s text:c="36"/></text:p>
          </table:table-cell>
          <table:table-cell office:value-type="string">
            <text:p>Revista de Saúde Públ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NGENHARIAS I <text:s text:c="36"/></text:p>
          </table:table-cell>
          <table:table-cell office:value-type="string">
            <text:p>Revista de Saúde Pública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051</text:p>
          </table:table-cell>
          <table:table-cell office:value-type="string">
            <text:p>ENGENHARIAS I <text:s text:c="36"/></text:p>
          </table:table-cell>
          <table:table-cell office:value-type="string">
            <text:p>Revista de Urb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ENGENHARIAS I <text:s text:c="36"/></text:p>
          </table:table-cell>
          <table:table-cell office:value-type="string">
            <text:p>Revista Design em Foco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ENGENHARIAS I <text:s text:c="36"/></text:p>
          </table:table-cell>
          <table:table-cell office:value-type="string">
            <text:p>Revista do Co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74</text:p>
          </table:table-cell>
          <table:table-cell office:value-type="string">
            <text:p>ENGENHARIAS I <text:s text:c="36"/></text:p>
          </table:table-cell>
          <table:table-cell office:value-type="string">
            <text:p>Revista do Instituto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32</text:p>
          </table:table-cell>
          <table:table-cell office:value-type="string">
            <text:p>ENGENHARIAS I <text:s text:c="36"/></text:p>
          </table:table-cell>
          <table:table-cell office:value-type="string">
            <text:p>Revista do IS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ENGENHARIAS I <text:s text:c="36"/></text:p>
          </table:table-cell>
          <table:table-cell office:value-type="string">
            <text:p>Revista dos Transportes Públ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ENGENHARIAS I <text:s text:c="36"/></text:p>
          </table:table-cell>
          <table:table-cell office:value-type="string">
            <text:p>Revista Econômica do Nordes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811</text:p>
          </table:table-cell>
          <table:table-cell office:value-type="string">
            <text:p>ENGENHARIAS I <text:s text:c="36"/></text:p>
          </table:table-cell>
          <table:table-cell office:value-type="string">
            <text:p>Revista Educação e Tecnologia (Aracruz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ENGENHARIAS I <text:s text:c="36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ENGENHARIAS I <text:s text:c="36"/></text:p>
          </table:table-cell>
          <table:table-cell office:value-type="string">
            <text:p>Revista Eletrônica de Materiais e Processo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ENGENHARIAS I <text:s text:c="36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ENGENHARIAS I <text:s text:c="36"/></text:p>
          </table:table-cell>
          <table:table-cell office:value-type="string">
            <text:p>Revista Eletrônica Polidisciplinar Vô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915</text:p>
          </table:table-cell>
          <table:table-cell office:value-type="string">
            <text:p>ENGENHARIAS I <text:s text:c="36"/></text:p>
          </table:table-cell>
          <table:table-cell office:value-type="string">
            <text:p>Revista Emergência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21</text:p>
          </table:table-cell>
          <table:table-cell office:value-type="string">
            <text:p>ENGENHARIAS I <text:s text:c="36"/></text:p>
          </table:table-cell>
          <table:table-cell office:value-type="string">
            <text:p>Revista Engenharia FA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92</text:p>
          </table:table-cell>
          <table:table-cell office:value-type="string">
            <text:p>ENGENHARIAS I <text:s text:c="36"/></text:p>
          </table:table-cell>
          <table:table-cell office:value-type="string">
            <text:p>Revista Engenharia,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ENGENHARIAS I <text:s text:c="36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26X</text:p>
          </table:table-cell>
          <table:table-cell office:value-type="string">
            <text:p>ENGENHARIAS I <text:s text:c="36"/></text:p>
          </table:table-cell>
          <table:table-cell office:value-type="string">
            <text:p>Revista Estrada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230</text:p>
          </table:table-cell>
          <table:table-cell office:value-type="string">
            <text:p>ENGENHARIAS I <text:s text:c="36"/></text:p>
          </table:table-cell>
          <table:table-cell office:value-type="string">
            <text:p>Revista Facultad de Ingeniería Universidad de Antioqu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ENGENHARIAS I <text:s text:c="36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40</text:p>
          </table:table-cell>
          <table:table-cell office:value-type="string">
            <text:p>ENGENHARIAS I <text:s text:c="36"/></text:p>
          </table:table-cell>
          <table:table-cell office:value-type="string">
            <text:p>Revista Fonoaudiologia Bras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13</text:p>
          </table:table-cell>
          <table:table-cell office:value-type="string">
            <text:p>ENGENHARIAS I <text:s text:c="36"/></text:p>
          </table:table-cell>
          <table:table-cell office:value-type="string">
            <text:p>Revista Foren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ENGENHARIAS I <text:s text:c="36"/></text:p>
          </table:table-cell>
          <table:table-cell office:value-type="string">
            <text:p>Revista Geográfica Acadê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GENHARIAS I <text:s text:c="36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ENGENHARIAS I <text:s text:c="36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ENGENHARIAS I <text:s text:c="36"/></text:p>
          </table:table-cell>
          <table:table-cell office:value-type="string">
            <text:p>Revista Iberoamericana de Polimer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24X</text:p>
          </table:table-cell>
          <table:table-cell office:value-type="string">
            <text:p>ENGENHARIAS I <text:s text:c="36"/></text:p>
          </table:table-cell>
          <table:table-cell office:value-type="string">
            <text:p>Revista IBRACON (Cessou em 2003. Cont. ISSN 1806-9673 Concre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121</text:p>
          </table:table-cell>
          <table:table-cell office:value-type="string">
            <text:p>ENGENHARIAS I <text:s text:c="36"/></text:p>
          </table:table-cell>
          <table:table-cell office:value-type="string">
            <text:p>Revista IBRACON de Estruturas (Cessou em 2007. Fundiu-se com ISSN 1809-5046 Revista IBRACON de Materiais e ISSN 1983-4195 Revista IBRACON de Estruturas e Materia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195</text:p>
          </table:table-cell>
          <table:table-cell office:value-type="string">
            <text:p>ENGENHARIAS I <text:s text:c="36"/></text:p>
          </table:table-cell>
          <table:table-cell office:value-type="string">
            <text:p>Revista IBRACON de Estruturas e Materi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046</text:p>
          </table:table-cell>
          <table:table-cell office:value-type="string">
            <text:p>ENGENHARIAS I <text:s text:c="36"/></text:p>
          </table:table-cell>
          <table:table-cell office:value-type="string">
            <text:p>Revista IBRACON de Materiais (Cessou em 2007. Fundiu-se com ISSN 1809-1121 Revista IBRACON de Estruturas e ISSN 1983-4195 Revista IBRACON de Estruturas e Materia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ENGENHARIAS I <text:s text:c="36"/></text:p>
          </table:table-cell>
          <table:table-cell office:value-type="string">
            <text:p>Revista IEE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76</text:p>
          </table:table-cell>
          <table:table-cell office:value-type="string">
            <text:p>ENGENHARIAS I <text:s text:c="36"/></text:p>
          </table:table-cell>
          <table:table-cell office:value-type="string">
            <text:p>Revista Internacional Construlink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0088</text:p>
          </table:table-cell>
          <table:table-cell office:value-type="string">
            <text:p>ENGENHARIAS I <text:s text:c="36"/></text:p>
          </table:table-cell>
          <table:table-cell office:value-type="string">
            <text:p>Revista Internacional de Desastres Naturales, Accidentes e Infraestructura Civ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315</text:p>
          </table:table-cell>
          <table:table-cell office:value-type="string">
            <text:p>ENGENHARIAS I <text:s text:c="36"/></text:p>
          </table:table-cell>
          <table:table-cell office:value-type="string">
            <text:p>Revista Internacional de Métodos Numéricos para Cálculo y Diseño en Ingenier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299</text:p>
          </table:table-cell>
          <table:table-cell office:value-type="string">
            <text:p>ENGENHARIAS I <text:s text:c="36"/></text:p>
          </table:table-cell>
          <table:table-cell office:value-type="string">
            <text:p>Revista INV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603</text:p>
          </table:table-cell>
          <table:table-cell office:value-type="string">
            <text:p>ENGENHARIAS I <text:s text:c="36"/></text:p>
          </table:table-cell>
          <table:table-cell office:value-type="string">
            <text:p>Revista Jurídica Unicoc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ENGENHARIAS I <text:s text:c="36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999</text:p>
          </table:table-cell>
          <table:table-cell office:value-type="string">
            <text:p>ENGENHARIAS I <text:s text:c="36"/></text:p>
          </table:table-cell>
          <table:table-cell office:value-type="string">
            <text:p>Revista Latinoamericana de Hidroge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90</text:p>
          </table:table-cell>
          <table:table-cell office:value-type="string">
            <text:p>ENGENHARIAS I <text:s text:c="36"/></text:p>
          </table:table-cell>
          <table:table-cell office:value-type="string">
            <text:p>Revista Limpeza Pú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97</text:p>
          </table:table-cell>
          <table:table-cell office:value-type="string">
            <text:p>ENGENHARIAS I <text:s text:c="36"/></text:p>
          </table:table-cell>
          <table:table-cell office:value-type="string">
            <text:p>Revista Mad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860</text:p>
          </table:table-cell>
          <table:table-cell office:value-type="string">
            <text:p>ENGENHARIAS I <text:s text:c="36"/></text:p>
          </table:table-cell>
          <table:table-cell office:value-type="string">
            <text:p>Revista Marítim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745</text:p>
          </table:table-cell>
          <table:table-cell office:value-type="string">
            <text:p>ENGENHARIAS I <text:s text:c="36"/></text:p>
          </table:table-cell>
          <table:table-cell office:value-type="string">
            <text:p>Revista Metais &amp; Fundiçã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ENGENHARIAS I <text:s text:c="36"/></text:p>
          </table:table-cell>
          <table:table-cell office:value-type="string">
            <text:p>Revista Miner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65</text:p>
          </table:table-cell>
          <table:table-cell office:value-type="string">
            <text:p>ENGENHARIAS I <text:s text:c="36"/></text:p>
          </table:table-cell>
          <table:table-cell office:value-type="string">
            <text:p>Revista Paviment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NGENHARIAS I <text:s text:c="36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761</text:p>
          </table:table-cell>
          <table:table-cell office:value-type="string">
            <text:p>ENGENHARIAS I <text:s text:c="36"/></text:p>
          </table:table-cell>
          <table:table-cell office:value-type="string">
            <text:p>Revista Politecnica (USP) (Cessou em 197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187</text:p>
          </table:table-cell>
          <table:table-cell office:value-type="string">
            <text:p>ENGENHARIAS I <text:s text:c="36"/></text:p>
          </table:table-cell>
          <table:table-cell office:value-type="string">
            <text:p>Revista Portuguesa d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984X</text:p>
          </table:table-cell>
          <table:table-cell office:value-type="string">
            <text:p>ENGENHARIAS I <text:s text:c="36"/></text:p>
          </table:table-cell>
          <table:table-cell office:value-type="string">
            <text:p>Revista Portuguesa de Engenharia de Estrutu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067</text:p>
          </table:table-cell>
          <table:table-cell office:value-type="string">
            <text:p>ENGENHARIAS I <text:s text:c="36"/></text:p>
          </table:table-cell>
          <table:table-cell office:value-type="string">
            <text:p>Revista Portuguesa e Brasileira de Gestã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ENGENHARIAS I <text:s text:c="36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64</text:p>
          </table:table-cell>
          <table:table-cell office:value-type="string">
            <text:p>ENGENHARIAS I <text:s text:c="36"/></text:p>
          </table:table-cell>
          <table:table-cell office:value-type="string">
            <text:p>Revista Química &amp; Tecnologia (UNIC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ENGENHARIAS I <text:s text:c="36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ENGENHARIAS I <text:s text:c="36"/></text:p>
          </table:table-cell>
          <table:table-cell office:value-type="string">
            <text:p>Revista Saúde e Ambiente (UNI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85</text:p>
          </table:table-cell>
          <table:table-cell office:value-type="string">
            <text:p>ENGENHARIAS I <text:s text:c="36"/></text:p>
          </table:table-cell>
          <table:table-cell office:value-type="string">
            <text:p>Revista Sul-Americana de Engenharia Estrutur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3X</text:p>
          </table:table-cell>
          <table:table-cell office:value-type="string">
            <text:p>ENGENHARIAS I <text:s text:c="36"/></text:p>
          </table:table-cell>
          <table:table-cell office:value-type="string">
            <text:p>Revista Symposium (Lavr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ENGENHARIAS I <text:s text:c="36"/></text:p>
          </table:table-cell>
          <table:table-cell office:value-type="string">
            <text:p>Revista Technologi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37</text:p>
          </table:table-cell>
          <table:table-cell office:value-type="string">
            <text:p>ENGENHARIAS I <text:s text:c="36"/></text:p>
          </table:table-cell>
          <table:table-cell office:value-type="string">
            <text:p>Revista Técnica de Energia Petróleo e Gá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NGENHARIAS I <text:s text:c="36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ENGENHARIAS I <text:s text:c="36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9X</text:p>
          </table:table-cell>
          <table:table-cell office:value-type="string">
            <text:p>ENGENHARIAS I <text:s text:c="36"/></text:p>
          </table:table-cell>
          <table:table-cell office:value-type="string">
            <text:p>Revista Tecnologia e Tend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ENGENHARIAS I <text:s text:c="36"/></text:p>
          </table:table-cell>
          <table:table-cell office:value-type="string">
            <text:p>Revista Tecnológic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71</text:p>
          </table:table-cell>
          <table:table-cell office:value-type="string">
            <text:p>ENGENHARIAS I <text:s text:c="36"/></text:p>
          </table:table-cell>
          <table:table-cell office:value-type="string">
            <text:p>Revista Text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744</text:p>
          </table:table-cell>
          <table:table-cell office:value-type="string">
            <text:p>ENGENHARIAS I <text:s text:c="36"/></text:p>
          </table:table-cell>
          <table:table-cell office:value-type="string">
            <text:p>Revista Turismo &amp;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ENGENHARIAS I <text:s text:c="36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5119</text:p>
          </table:table-cell>
          <table:table-cell office:value-type="string">
            <text:p>ENGENHARIAS I <text:s text:c="36"/></text:p>
          </table:table-cell>
          <table:table-cell office:value-type="string">
            <text:p>Revue Européenne de Génie Civil (Cessou em 2004. Cont. ISSN 1774-7120 Revue Européenne de Génie Civi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4-7120</text:p>
          </table:table-cell>
          <table:table-cell office:value-type="string">
            <text:p>ENGENHARIAS I <text:s text:c="36"/></text:p>
          </table:table-cell>
          <table:table-cell office:value-type="string">
            <text:p>Revue Européenne de Génie Civil (Cessou em 2007. Cont. ISSN 1964-8189 European Journal of Environmental and Civil Engineerin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0529</text:p>
          </table:table-cell>
          <table:table-cell office:value-type="string">
            <text:p>ENGENHARIAS I <text:s text:c="36"/></text:p>
          </table:table-cell>
          <table:table-cell office:value-type="string">
            <text:p>Revue Française de Géotechniqu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256X</text:p>
          </table:table-cell>
          <table:table-cell office:value-type="string">
            <text:p>ENGENHARIAS I <text:s text:c="36"/></text:p>
          </table:table-cell>
          <table:table-cell office:value-type="string">
            <text:p>Revue Générale des Rou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43</text:p>
          </table:table-cell>
          <table:table-cell office:value-type="string">
            <text:p>ENGENHARIAS I <text:s text:c="36"/></text:p>
          </table:table-cell>
          <table:table-cell office:value-type="string">
            <text:p>Rio's International Journal on Sciences of Industrial and Systems Engineering and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ENGENHARIAS I <text:s text:c="36"/></text:p>
          </table:table-cell>
          <table:table-cell office:value-type="string">
            <text:p>Rivers Research and Appl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8-7073</text:p>
          </table:table-cell>
          <table:table-cell office:value-type="string">
            <text:p>ENGENHARIAS I <text:s text:c="36"/></text:p>
          </table:table-cell>
          <table:table-cell office:value-type="string">
            <text:p>RMZ. Materials and Geo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0629</text:p>
          </table:table-cell>
          <table:table-cell office:value-type="string">
            <text:p>ENGENHARIAS I <text:s text:c="36"/></text:p>
          </table:table-cell>
          <table:table-cell office:value-type="string">
            <text:p>Road Materials and Pavement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ENGENHARIAS I <text:s text:c="36"/></text:p>
          </table:table-cell>
          <table:table-cell office:value-type="string">
            <text:p>RUA. Revista de Arquitetura e Urb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ENGENHARIAS I <text:s text:c="36"/></text:p>
          </table:table-cell>
          <table:table-cell office:value-type="string">
            <text:p>S &amp; G. Sistemas &amp; G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7535</text:p>
          </table:table-cell>
          <table:table-cell office:value-type="string">
            <text:p>ENGENHARIAS I <text:s text:c="36"/></text:p>
          </table:table-cell>
          <table:table-cell office:value-type="string">
            <text:p>Safety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ENGENHARIAS I <text:s text:c="36"/></text:p>
          </table:table-cell>
          <table:table-cell office:value-type="string">
            <text:p>Sanare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ENGENHARIAS I <text:s text:c="36"/></text:p>
          </table:table-cell>
          <table:table-cell office:value-type="string">
            <text:p>Saneament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ENGENHARIAS I <text:s text:c="36"/></text:p>
          </table:table-cell>
          <table:table-cell office:value-type="string">
            <text:p>Sa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ENGENHARIAS I <text:s text:c="36"/></text:p>
          </table:table-cell>
          <table:table-cell office:value-type="string">
            <text:p>São Paulo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499</text:p>
          </table:table-cell>
          <table:table-cell office:value-type="string">
            <text:p>ENGENHARIAS I <text:s text:c="36"/></text:p>
          </table:table-cell>
          <table:table-cell office:value-type="string">
            <text:p>Saúde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ENGENHARIAS I <text:s text:c="36"/></text:p>
          </table:table-cell>
          <table:table-cell office:value-type="string">
            <text:p>Saúde e Sociedade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ENGENHARIAS I <text:s text:c="36"/></text:p>
          </table:table-cell>
          <table:table-cell office:value-type="string">
            <text:p>SBP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718</text:p>
          </table:table-cell>
          <table:table-cell office:value-type="string">
            <text:p>ENGENHARIAS I <text:s text:c="36"/></text:p>
          </table:table-cell>
          <table:table-cell office:value-type="string">
            <text:p>Science and Technology of Welding and Join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ENGENHARIAS I <text:s text:c="36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ENGENHARIAS I <text:s text:c="36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ENGENHARIAS I <text:s text:c="36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ENGENHARIAS I <text:s text:c="36"/></text:p>
          </table:table-cell>
          <table:table-cell office:value-type="string">
            <text:p>Scientia Forestalis (IPE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ENGENHARIAS I <text:s text:c="36"/></text:p>
          </table:table-cell>
          <table:table-cell office:value-type="string">
            <text:p>Scripta Nova (Barcelo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ENGENHARIAS I <text:s text:c="36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ENGENHARIAS I <text:s text:c="36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75</text:p>
          </table:table-cell>
          <table:table-cell office:value-type="string">
            <text:p>ENGENHARIAS I <text:s text:c="36"/></text:p>
          </table:table-cell>
          <table:table-cell office:value-type="string">
            <text:p>Semina. Ciências Exatas e Tecnológic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63</text:p>
          </table:table-cell>
          <table:table-cell office:value-type="string">
            <text:p>ENGENHARIAS I <text:s text:c="36"/></text:p>
          </table:table-cell>
          <table:table-cell office:value-type="string">
            <text:p>Série Gestão e Planejamen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ENGENHARIAS I <text:s text:c="36"/></text:p>
          </table:table-cell>
          <table:table-cell office:value-type="string">
            <text:p>Shock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0145</text:p>
          </table:table-cell>
          <table:table-cell office:value-type="string">
            <text:p>ENGENHARIAS I <text:s text:c="36"/></text:p>
          </table:table-cell>
          <table:table-cell office:value-type="string">
            <text:p>SIGKDD Explor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ENGENHARIAS I <text:s text:c="36"/></text:p>
          </table:table-cell>
          <table:table-cell office:value-type="string">
            <text:p>SIICsalud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40</text:p>
          </table:table-cell>
          <table:table-cell office:value-type="string">
            <text:p>ENGENHARIAS I <text:s text:c="36"/></text:p>
          </table:table-cell>
          <table:table-cell office:value-type="string">
            <text:p>Sistemas Pred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ENGENHARIAS I <text:s text:c="36"/></text:p>
          </table:table-cell>
          <table:table-cell office:value-type="string">
            <text:p>Sitientibu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ENGENHARIAS I <text:s text:c="36"/></text:p>
          </table:table-cell>
          <table:table-cell office:value-type="string">
            <text:p>Sitientibus. Série Ciências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ENGENHARIAS I <text:s text:c="36"/></text:p>
          </table:table-cell>
          <table:table-cell office:value-type="string">
            <text:p>Sociedade &amp; Naturez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ENGENHARIAS I <text:s text:c="36"/></text:p>
          </table:table-cell>
          <table:table-cell office:value-type="string">
            <text:p>Soil &amp; Tillag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806</text:p>
          </table:table-cell>
          <table:table-cell office:value-type="string">
            <text:p>ENGENHARIAS I <text:s text:c="36"/></text:p>
          </table:table-cell>
          <table:table-cell office:value-type="string">
            <text:p>Soil and Found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ENGENHARIAS I <text:s text:c="36"/></text:p>
          </table:table-cell>
          <table:table-cell office:value-type="string">
            <text:p>Soil Science Society of America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0032</text:p>
          </table:table-cell>
          <table:table-cell office:value-type="string">
            <text:p>ENGENHARIAS I <text:s text:c="36"/></text:p>
          </table:table-cell>
          <table:table-cell office:value-type="string">
            <text:p>Soil Use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43</text:p>
          </table:table-cell>
          <table:table-cell office:value-type="string">
            <text:p>ENGENHARIAS I <text:s text:c="36"/></text:p>
          </table:table-cell>
          <table:table-cell office:value-type="string">
            <text:p>Soils &amp; Rock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NGENHARIAS I <text:s text:c="36"/></text:p>
          </table:table-cell>
          <table:table-cell office:value-type="string">
            <text:p>Solar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24</text:p>
          </table:table-cell>
          <table:table-cell office:value-type="string">
            <text:p>ENGENHARIAS I <text:s text:c="36"/></text:p>
          </table:table-cell>
          <table:table-cell office:value-type="string">
            <text:p>Soldagem e Inspe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ENGENHARIAS I <text:s text:c="36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11</text:p>
          </table:table-cell>
          <table:table-cell office:value-type="string">
            <text:p>ENGENHARIAS I <text:s text:c="36"/></text:p>
          </table:table-cell>
          <table:table-cell office:value-type="string">
            <text:p>Space Structures (Cessou em 1987. Cont. ISSN 0956-0599 International Journal of Space Structu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ENGENHARIAS I <text:s text:c="36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91</text:p>
          </table:table-cell>
          <table:table-cell office:value-type="string">
            <text:p>ENGENHARIAS I <text:s text:c="36"/></text:p>
          </table:table-cell>
          <table:table-cell office:value-type="string">
            <text:p>Spectrum (Brasília.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9367</text:p>
          </table:table-cell>
          <table:table-cell office:value-type="string">
            <text:p>ENGENHARIAS I <text:s text:c="36"/></text:p>
          </table:table-cell>
          <table:table-cell office:value-type="string">
            <text:p>Steel and Composite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ENGENHARIAS I <text:s text:c="36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147X</text:p>
          </table:table-cell>
          <table:table-cell office:value-type="string">
            <text:p>ENGENHARIAS I <text:s text:c="36"/></text:p>
          </table:table-cell>
          <table:table-cell office:value-type="string">
            <text:p>Structural and Multidisciplinary Optim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177</text:p>
          </table:table-cell>
          <table:table-cell office:value-type="string">
            <text:p>ENGENHARIAS I <text:s text:c="36"/></text:p>
          </table:table-cell>
          <table:table-cell office:value-type="string">
            <text:p>Structural Concrete (London. 199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983</text:p>
          </table:table-cell>
          <table:table-cell office:value-type="string">
            <text:p>ENGENHARIAS I <text:s text:c="36"/></text:p>
          </table:table-cell>
          <table:table-cell office:value-type="string">
            <text:p>Structural Durability &amp; Health Monito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123</text:p>
          </table:table-cell>
          <table:table-cell office:value-type="string">
            <text:p>ENGENHARIAS I <text:s text:c="36"/></text:p>
          </table:table-cell>
          <table:table-cell office:value-type="string">
            <text:p>Structural Engineer (London. 198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4568</text:p>
          </table:table-cell>
          <table:table-cell office:value-type="string">
            <text:p>ENGENHARIAS I <text:s text:c="36"/></text:p>
          </table:table-cell>
          <table:table-cell office:value-type="string">
            <text:p>Structural Engineering and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8664</text:p>
          </table:table-cell>
          <table:table-cell office:value-type="string">
            <text:p>ENGENHARIAS I <text:s text:c="36"/></text:p>
          </table:table-cell>
          <table:table-cell office:value-type="string">
            <text:p>Structural Engineering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750</text:p>
          </table:table-cell>
          <table:table-cell office:value-type="string">
            <text:p>ENGENHARIAS I <text:s text:c="36"/></text:p>
          </table:table-cell>
          <table:table-cell office:value-type="string">
            <text:p>Structural Integrity &amp; Dur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730</text:p>
          </table:table-cell>
          <table:table-cell office:value-type="string">
            <text:p>ENGENHARIAS I <text:s text:c="36"/></text:p>
          </table:table-cell>
          <table:table-cell office:value-type="string">
            <text:p>Structur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4283</text:p>
          </table:table-cell>
          <table:table-cell office:value-type="string">
            <text:p>ENGENHARIAS I <text:s text:c="36"/></text:p>
          </table:table-cell>
          <table:table-cell office:value-type="string">
            <text:p>Structure (Chicago, Ill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6069</text:p>
          </table:table-cell>
          <table:table-cell office:value-type="string">
            <text:p>ENGENHARIAS I <text:s text:c="36"/></text:p>
          </table:table-cell>
          <table:table-cell office:value-type="string">
            <text:p>Studi e Ricerche - Politecnico di Milano. Scuola di Specializzazione in Costruzioni in Cemento Arma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6365</text:p>
          </table:table-cell>
          <table:table-cell office:value-type="string">
            <text:p>ENGENHARIAS I <text:s text:c="36"/></text:p>
          </table:table-cell>
          <table:table-cell office:value-type="string">
            <text:p>Studia Geotechnica et Mecha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1-6967</text:p>
          </table:table-cell>
          <table:table-cell office:value-type="string">
            <text:p>ENGENHARIAS I <text:s text:c="36"/></text:p>
          </table:table-cell>
          <table:table-cell office:value-type="string">
            <text:p>Suisui Hydrological Research Let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865</text:p>
          </table:table-cell>
          <table:table-cell office:value-type="string">
            <text:p>ENGENHARIAS I <text:s text:c="36"/></text:p>
          </table:table-cell>
          <table:table-cell office:value-type="string">
            <text:p>Surface Coatings International. Part B, Coatings Transactions (Cessou em 2006. Fundiu-se com ISSN 1476-4857 Surface Coatings International. Part A, Coatings Journal e ISSN 1754-0925 Surface Coatings International (2007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ENGENHARIAS I <text:s text:c="36"/></text:p>
          </table:table-cell>
          <table:table-cell office:value-type="string">
            <text:p>Surf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695</text:p>
          </table:table-cell>
          <table:table-cell office:value-type="string">
            <text:p>ENGENHARIAS I <text:s text:c="36"/></text:p>
          </table:table-cell>
          <table:table-cell office:value-type="string">
            <text:p>Symposium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ENGENHARIAS I <text:s text:c="36"/></text:p>
          </table:table-cell>
          <table:table-cell office:value-type="string">
            <text:p>Synthetic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ENGENHARIAS I <text:s text:c="36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999</text:p>
          </table:table-cell>
          <table:table-cell office:value-type="string">
            <text:p>ENGENHARIAS I <text:s text:c="36"/></text:p>
          </table:table-cell>
          <table:table-cell office:value-type="string">
            <text:p>T&amp;T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NGENHARIAS I <text:s text:c="36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1415</text:p>
          </table:table-cell>
          <table:table-cell office:value-type="string">
            <text:p>ENGENHARIAS I <text:s text:c="36"/></text:p>
          </table:table-cell>
          <table:table-cell office:value-type="string">
            <text:p>Tappi Journal (Cessou em 2001. Fundiu-se com ISSN 1093-670X PIMA's ... Papermaker e ISSN 1537-0275 Solutions! (Norcross, Ga.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ENGENHARIAS I <text:s text:c="36"/></text:p>
          </table:table-cell>
          <table:table-cell office:value-type="string">
            <text:p>TEC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ENGENHARIAS I <text:s text:c="36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3312</text:p>
          </table:table-cell>
          <table:table-cell office:value-type="string">
            <text:p>ENGENHARIAS I <text:s text:c="36"/></text:p>
          </table:table-cell>
          <table:table-cell office:value-type="string">
            <text:p>Technology, Resource Management and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53</text:p>
          </table:table-cell>
          <table:table-cell office:value-type="string">
            <text:p>ENGENHARIAS I <text:s text:c="36"/></text:p>
          </table:table-cell>
          <table:table-cell office:value-type="string">
            <text:p>Tecno-lógica (Santa Cruz do Sul 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ENGENHARIAS I <text:s text:c="36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74</text:p>
          </table:table-cell>
          <table:table-cell office:value-type="string">
            <text:p>ENGENHARIAS I <text:s text:c="36"/></text:p>
          </table:table-cell>
          <table:table-cell office:value-type="string">
            <text:p>Tecnologia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ENGENHARIAS I <text:s text:c="36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9601</text:p>
          </table:table-cell>
          <table:table-cell office:value-type="string">
            <text:p>ENGENHARIAS I <text:s text:c="36"/></text:p>
          </table:table-cell>
          <table:table-cell office:value-type="string">
            <text:p>Tecnología y Construc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3069</text:p>
          </table:table-cell>
          <table:table-cell office:value-type="string">
            <text:p>ENGENHARIAS I <text:s text:c="36"/></text:p>
          </table:table-cell>
          <table:table-cell office:value-type="string">
            <text:p>Tecnologias do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1749</text:p>
          </table:table-cell>
          <table:table-cell office:value-type="string">
            <text:p>ENGENHARIAS I <text:s text:c="36"/></text:p>
          </table:table-cell>
          <table:table-cell office:value-type="string">
            <text:p>Tecnologica (Guayaqu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338</text:p>
          </table:table-cell>
          <table:table-cell office:value-type="string">
            <text:p>ENGENHARIAS I <text:s text:c="36"/></text:p>
          </table:table-cell>
          <table:table-cell office:value-type="string">
            <text:p>Tema (Sao Paulo. 198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ENGENHARIAS I <text:s text:c="36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ENGENHARIAS I <text:s text:c="36"/></text:p>
          </table:table-cell>
          <table:table-cell office:value-type="string">
            <text:p>Teoria &amp;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93</text:p>
          </table:table-cell>
          <table:table-cell office:value-type="string">
            <text:p>ENGENHARIAS I <text:s text:c="36"/></text:p>
          </table:table-cell>
          <table:table-cell office:value-type="string">
            <text:p>Teoria e Prática na Engenharia Civ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47</text:p>
          </table:table-cell>
          <table:table-cell office:value-type="string">
            <text:p>ENGENHARIAS I <text:s text:c="36"/></text:p>
          </table:table-cell>
          <table:table-cell office:value-type="string">
            <text:p>Teoria e Prática na Engenharia Civ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ENGENHARIAS I <text:s text:c="36"/></text:p>
          </table:table-cell>
          <table:table-cell office:value-type="string">
            <text:p>Tetrahedron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ENGENHARIAS I <text:s text:c="36"/></text:p>
          </table:table-cell>
          <table:table-cell office:value-type="string">
            <text:p>Textos Didát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ENGENHARIAS I <text:s text:c="36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3032</text:p>
          </table:table-cell>
          <table:table-cell office:value-type="string">
            <text:p>ENGENHARIAS I <text:s text:c="36"/></text:p>
          </table:table-cell>
          <table:table-cell office:value-type="string">
            <text:p>The Electronic Journal of Geotechn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ENGENHARIAS I <text:s text:c="36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64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Environment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Essential Oi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2116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Pipelin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1697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Solid Waste Technology and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ENGENHARIAS I <text:s text:c="36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0707</text:p>
          </table:table-cell>
          <table:table-cell office:value-type="string">
            <text:p>ENGENHARIAS I <text:s text:c="36"/></text:p>
          </table:table-cell>
          <table:table-cell office:value-type="string">
            <text:p>The Open Biotechnolog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584</text:p>
          </table:table-cell>
          <table:table-cell office:value-type="string">
            <text:p>ENGENHARIAS I <text:s text:c="36"/></text:p>
          </table:table-cell>
          <table:table-cell office:value-type="string">
            <text:p>The Open Mechanic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7794</text:p>
          </table:table-cell>
          <table:table-cell office:value-type="string">
            <text:p>ENGENHARIAS I <text:s text:c="36"/></text:p>
          </table:table-cell>
          <table:table-cell office:value-type="string">
            <text:p>The Structural Design of Tall and Special Buil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31</text:p>
          </table:table-cell>
          <table:table-cell office:value-type="string">
            <text:p>ENGENHARIAS I <text:s text:c="36"/></text:p>
          </table:table-cell>
          <table:table-cell office:value-type="string">
            <text:p>Thin-Walled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319</text:p>
          </table:table-cell>
          <table:table-cell office:value-type="string">
            <text:p>ENGENHARIAS I <text:s text:c="36"/></text:p>
          </table:table-cell>
          <table:table-cell office:value-type="string">
            <text:p>Tópos (UNESP. Presidente Prud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025</text:p>
          </table:table-cell>
          <table:table-cell office:value-type="string">
            <text:p>ENGENHARIAS I <text:s text:c="36"/></text:p>
          </table:table-cell>
          <table:table-cell office:value-type="string">
            <text:p>Traço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092</text:p>
          </table:table-cell>
          <table:table-cell office:value-type="string">
            <text:p>ENGENHARIAS I <text:s text:c="36"/></text:p>
          </table:table-cell>
          <table:table-cell office:value-type="string">
            <text:p>Traditional Dwellings and Settlements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ENGENHARIAS I <text:s text:c="36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ENGENHARIAS I <text:s text:c="36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ENGENHARIAS I <text:s text:c="36"/></text:p>
          </table:table-cell>
          <table:table-cell office:value-type="string">
            <text:p>Trans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ENGENHARIAS I <text:s text:c="36"/></text:p>
          </table:table-cell>
          <table:table-cell office:value-type="string">
            <text:p>Transport in Porous Med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1647</text:p>
          </table:table-cell>
          <table:table-cell office:value-type="string">
            <text:p>ENGENHARIAS I <text:s text:c="36"/></text:p>
          </table:table-cell>
          <table:table-cell office:value-type="string">
            <text:p>Transport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488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1060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Planning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981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Research Recor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564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Research. Part A, Policy and Practi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615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Research. Part B: Methodologic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9209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Research. Part D, Transport and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5545</text:p>
          </table:table-cell>
          <table:table-cell office:value-type="string">
            <text:p>ENGENHARIAS I <text:s text:c="36"/></text:p>
          </table:table-cell>
          <table:table-cell office:value-type="string">
            <text:p>Transportation Research. Part E, Logistics and Transportatio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ENGENHARIAS I <text:s text:c="36"/></text:p>
          </table:table-cell>
          <table:table-cell office:value-type="string">
            <text:p>Transportes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204</text:p>
          </table:table-cell>
          <table:table-cell office:value-type="string">
            <text:p>ENGENHARIAS I <text:s text:c="36"/></text:p>
          </table:table-cell>
          <table:table-cell office:value-type="string">
            <text:p>Tratamento de Superfíc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753</text:p>
          </table:table-cell>
          <table:table-cell office:value-type="string">
            <text:p>ENGENHARIAS I <text:s text:c="36"/></text:p>
          </table:table-cell>
          <table:table-cell office:value-type="string">
            <text:p>Tree and Forestry Science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ENGENHARIAS I <text:s text:c="36"/></text:p>
          </table:table-cell>
          <table:table-cell office:value-type="string">
            <text:p>Tropical Oceanograph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0214</text:p>
          </table:table-cell>
          <table:table-cell office:value-type="string">
            <text:p>ENGENHARIAS I <text:s text:c="36"/></text:p>
          </table:table-cell>
          <table:table-cell office:value-type="string">
            <text:p>Tsinghua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7798</text:p>
          </table:table-cell>
          <table:table-cell office:value-type="string">
            <text:p>ENGENHARIAS I <text:s text:c="36"/></text:p>
          </table:table-cell>
          <table:table-cell office:value-type="string">
            <text:p>Tunnelling and Underground Space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414X</text:p>
          </table:table-cell>
          <table:table-cell office:value-type="string">
            <text:p>ENGENHARIAS I <text:s text:c="36"/></text:p>
          </table:table-cell>
          <table:table-cell office:value-type="string">
            <text:p>Tunnels &amp; Tunnelling (Cessou em 1997. Cont. ISSN 1369-3999 T&amp;T Internatio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41</text:p>
          </table:table-cell>
          <table:table-cell office:value-type="string">
            <text:p>ENGENHARIAS I <text:s text:c="36"/></text:p>
          </table:table-cell>
          <table:table-cell office:value-type="string">
            <text:p>Turismo em Analise (Cessou em 2007. Cont. ISSN 1984-4867 Revista Turismo em Anális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3-3481</text:p>
          </table:table-cell>
          <table:table-cell office:value-type="string">
            <text:p>ENGENHARIAS I <text:s text:c="36"/></text:p>
          </table:table-cell>
          <table:table-cell office:value-type="string">
            <text:p>UmweltWirtschaftsForum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01</text:p>
          </table:table-cell>
          <table:table-cell office:value-type="string">
            <text:p>ENGENHARIAS I <text:s text:c="36"/></text:p>
          </table:table-cell>
          <table:table-cell office:value-type="string">
            <text:p>UNIPLI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8X</text:p>
          </table:table-cell>
          <table:table-cell office:value-type="string">
            <text:p>ENGENHARIAS I <text:s text:c="36"/></text:p>
          </table:table-cell>
          <table:table-cell office:value-type="string">
            <text:p>UNOPAR Científica. Ciências Exatas e Tecn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68</text:p>
          </table:table-cell>
          <table:table-cell office:value-type="string">
            <text:p>ENGENHARIAS I <text:s text:c="36"/></text:p>
          </table:table-cell>
          <table:table-cell office:value-type="string">
            <text:p>Urban Histo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4278</text:p>
          </table:table-cell>
          <table:table-cell office:value-type="string">
            <text:p>ENGENHARIAS I <text:s text:c="36"/></text:p>
          </table:table-cell>
          <table:table-cell office:value-type="string">
            <text:p>Urban Morp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758</text:p>
          </table:table-cell>
          <table:table-cell office:value-type="string">
            <text:p>ENGENHARIAS I <text:s text:c="36"/></text:p>
          </table:table-cell>
          <table:table-cell office:value-type="string">
            <text:p>Urban Water (Cessou em 2003. Cont. ISSN 1573-062X Urban Water Journ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62X</text:p>
          </table:table-cell>
          <table:table-cell office:value-type="string">
            <text:p>ENGENHARIAS I <text:s text:c="36"/></text:p>
          </table:table-cell>
          <table:table-cell office:value-type="string">
            <text:p>Urban Water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022</text:p>
          </table:table-cell>
          <table:table-cell office:value-type="string">
            <text:p>ENGENHARIAS I <text:s text:c="36"/></text:p>
          </table:table-cell>
          <table:table-cell office:value-type="string">
            <text:p>Urbanistica (Tori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ENGENHARIAS I <text:s text:c="36"/></text:p>
          </table:table-cell>
          <table:table-cell office:value-type="string">
            <text:p>VeraCidade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5X</text:p>
          </table:table-cell>
          <table:table-cell office:value-type="string">
            <text:p>ENGENHARIAS I <text:s text:c="36"/></text:p>
          </table:table-cell>
          <table:table-cell office:value-type="string">
            <text:p>VeraCidade (Salvador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46</text:p>
          </table:table-cell>
          <table:table-cell office:value-type="string">
            <text:p>ENGENHARIAS I <text:s text:c="36"/></text:p>
          </table:table-cell>
          <table:table-cell office:value-type="string">
            <text:p>Veredas FAVIP (Cessou em 2006. Cont. ISSN 1984-8463 Veredas FAVIP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0770</text:p>
          </table:table-cell>
          <table:table-cell office:value-type="string">
            <text:p>ENGENHARIAS I <text:s text:c="36"/></text:p>
          </table:table-cell>
          <table:table-cell office:value-type="string">
            <text:p>Verhandlungen - Internationale Vereinigung fur Theoretische und Angewandte Limnologie / Proceedings of the International Association of Theoretical and Applied Lim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ENGENHARIAS I <text:s text:c="36"/></text:p>
          </table:table-cell>
          <table:table-cell office:value-type="string">
            <text:p>Vértices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52</text:p>
          </table:table-cell>
          <table:table-cell office:value-type="string">
            <text:p>ENGENHARIAS I <text:s text:c="36"/></text:p>
          </table:table-cell>
          <table:table-cell office:value-type="string">
            <text:p>Vetor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14</text:p>
          </table:table-cell>
          <table:table-cell office:value-type="string">
            <text:p>ENGENHARIAS I <text:s text:c="36"/></text:p>
          </table:table-cell>
          <table:table-cell office:value-type="string">
            <text:p>Visõe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196</text:p>
          </table:table-cell>
          <table:table-cell office:value-type="string">
            <text:p>ENGENHARIAS I <text:s text:c="36"/></text:p>
          </table:table-cell>
          <table:table-cell office:value-type="string">
            <text:p>Waste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ENGENHARIAS I <text:s text:c="36"/></text:p>
          </table:table-cell>
          <table:table-cell office:value-type="string">
            <text:p>Waste Management &amp;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242X</text:p>
          </table:table-cell>
          <table:table-cell office:value-type="string">
            <text:p>ENGENHARIAS I <text:s text:c="36"/></text:p>
          </table:table-cell>
          <table:table-cell office:value-type="string">
            <text:p>Waste Management &amp;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ENGENHARIAS I <text:s text:c="36"/></text:p>
          </table:table-cell>
          <table:table-cell office:value-type="string">
            <text:p>Waste Management (Elms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913</text:p>
          </table:table-cell>
          <table:table-cell office:value-type="string">
            <text:p>ENGENHARIAS I <text:s text:c="36"/></text:p>
          </table:table-cell>
          <table:table-cell office:value-type="string">
            <text:p>Waste Manageme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1785</text:p>
          </table:table-cell>
          <table:table-cell office:value-type="string">
            <text:p>ENGENHARIAS I <text:s text:c="36"/></text:p>
          </table:table-cell>
          <table:table-cell office:value-type="string">
            <text:p>Water and Environmental Management Ser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6503</text:p>
          </table:table-cell>
          <table:table-cell office:value-type="string">
            <text:p>ENGENHARIAS I <text:s text:c="36"/></text:p>
          </table:table-cell>
          <table:table-cell office:value-type="string">
            <text:p>Water Engineering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303</text:p>
          </table:table-cell>
          <table:table-cell office:value-type="string">
            <text:p>ENGENHARIAS I <text:s text:c="36"/></text:p>
          </table:table-cell>
          <table:table-cell office:value-type="string">
            <text:p>Water Environmen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60</text:p>
          </table:table-cell>
          <table:table-cell office:value-type="string">
            <text:p>ENGENHARIAS I <text:s text:c="36"/></text:p>
          </table:table-cell>
          <table:table-cell office:value-type="string">
            <text:p>Water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7017</text:p>
          </table:table-cell>
          <table:table-cell office:value-type="string">
            <text:p>ENGENHARIAS I <text:s text:c="36"/></text:p>
          </table:table-cell>
          <table:table-cell office:value-type="string">
            <text:p>Water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NGENHARIAS I <text:s text:c="36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741</text:p>
          </table:table-cell>
          <table:table-cell office:value-type="string">
            <text:p>ENGENHARIAS I <text:s text:c="36"/></text:p>
          </table:table-cell>
          <table:table-cell office:value-type="string">
            <text:p>Water Resources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ENGENHARIAS I <text:s text:c="36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ENGENHARIAS I <text:s text:c="36"/></text:p>
          </table:table-cell>
          <table:table-cell office:value-type="string">
            <text:p>Water S.A. (Cessou em 2005. Cont. ISSN 1816-7950 Water SA (Online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7950</text:p>
          </table:table-cell>
          <table:table-cell office:value-type="string">
            <text:p>ENGENHARIAS I <text:s text:c="36"/></text:p>
          </table:table-cell>
          <table:table-cell office:value-type="string">
            <text:p>Water S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ENGENHARIAS I <text:s text:c="36"/></text:p>
          </table:table-cell>
          <table:table-cell office:value-type="string">
            <text:p>Water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749</text:p>
          </table:table-cell>
          <table:table-cell office:value-type="string">
            <text:p>ENGENHARIAS I <text:s text:c="36"/></text:p>
          </table:table-cell>
          <table:table-cell office:value-type="string">
            <text:p>Water Science and Technology: Water Suppl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ENGENHARIAS I <text:s text:c="36"/></text:p>
          </table:table-cell>
          <table:table-cell office:value-type="string">
            <text:p>Water, Air and Soil Pol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104</text:p>
          </table:table-cell>
          <table:table-cell office:value-type="string">
            <text:p>ENGENHARIAS I <text:s text:c="36"/></text:p>
          </table:table-cell>
          <table:table-cell office:value-type="string">
            <text:p>Waterli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ENGENHARIAS I <text:s text:c="36"/></text:p>
          </table:table-cell>
          <table:table-cell office:value-type="string">
            <text:p>Welding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6116</text:p>
          </table:table-cell>
          <table:table-cell office:value-type="string">
            <text:p>ENGENHARIAS I <text:s text:c="36"/></text:p>
          </table:table-cell>
          <table:table-cell office:value-type="string">
            <text:p>Wind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ENGENHARIAS I <text:s text:c="36"/></text:p>
          </table:table-cell>
          <table:table-cell office:value-type="string">
            <text:p>WIT Transactions on Ecology and the Environmen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17</text:p>
          </table:table-cell>
          <table:table-cell office:value-type="string">
            <text:p>ENGENHARIAS I <text:s text:c="36"/></text:p>
          </table:table-cell>
          <table:table-cell office:value-type="string">
            <text:p>WIT Transactions on Information and Communication Technologi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767</text:p>
          </table:table-cell>
          <table:table-cell office:value-type="string">
            <text:p>ENGENHARIAS I <text:s text:c="36"/></text:p>
          </table:table-cell>
          <table:table-cell office:value-type="string">
            <text:p>WMO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6-4561</text:p>
          </table:table-cell>
          <table:table-cell office:value-type="string">
            <text:p>ENGENHARIAS I <text:s text:c="36"/></text:p>
          </table:table-cell>
          <table:table-cell office:value-type="string">
            <text:p>Wood Research (Bratislav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ENGENHARIAS I <text:s text:c="36"/></text:p>
          </table:table-cell>
          <table:table-cell office:value-type="string">
            <text:p>World Aqua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ENGENHARIAS I <text:s text:c="36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ENGENHARIAS I <text:s text:c="36"/></text:p>
          </table:table-cell>
          <table:table-cell office:value-type="string">
            <text:p>WSEAS Transactions on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67</text:p>
          </table:table-cell>
          <table:table-cell office:value-type="string">
            <text:p>ENGENHARIAS I <text:s text:c="36"/></text:p>
          </table:table-cell>
          <table:table-cell office:value-type="string">
            <text:p>Zeitschrift für Angewandte Mathematik und Mechanik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8950</text:p>
          </table:table-cell>
          <table:table-cell office:value-type="string">
            <text:p>ENGENHARIAS I <text:s text:c="36"/></text:p>
          </table:table-cell>
          <table:table-cell office:value-type="string">
            <text:p>ZFV (Augsbur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7:18</dc:date>
    <dc:creator>Marco Silva</dc:creator>
    <meta:document-statistic meta:table-count="1" meta:cell-count="5781" meta:object-count="0"/>
    <meta:generator>OpenOffice.org/3.2$Unix OpenOffice.org_project/320m12$Build-9483</meta:generator>
  </office:meta>
</office:document-meta>
</file>